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0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row table:style-name="ro1">
          <table:table-cell table:number-columns-repeated="27"/>
          <table:table-cell office:value-type="string" calcext:value-type="string">
            <text:p>RANDOM HEURISTI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IMPLE MCTS</text:p>
          </table:table-cell>
          <table:table-cell/>
          <table:table-cell table:style-name="Default"/>
          <table:table-cell/>
          <table:table-cell office:value-type="string" calcext:value-type="string">
            <text:p>MCTS RAVE1</text:p>
          </table:table-cell>
          <table:table-cell/>
          <table:table-cell table:style-name="Default"/>
          <table:table-cell/>
          <table:table-cell office:value-type="string" calcext:value-type="string">
            <text:p>MCTS policy adaptation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MTCS policy adaptation bugfix</text:p>
          </table:table-cell>
          <table:table-cell/>
          <table:table-cell table:style-name="Default"/>
          <table:table-cell/>
          <table:table-cell office:value-type="string" calcext:value-type="string">
            <text:p>MCTS 10 rollouts</text:p>
          </table:table-cell>
          <table:table-cell/>
          <table:table-cell table:style-name="Default"/>
          <table:table-cell/>
          <table:table-cell office:value-type="string" calcext:value-type="string">
            <text:p>MCTS tweak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../instances_original/InstanceA1.txt</text:p>
          </table:table-cell>
          <table:table-cell table:number-columns-repeated="3"/>
          <table:table-cell office:value-type="string" calcext:value-type="string">
            <text:p>orig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526" calcext:value-type="float">
            <text:p>5526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6771" calcext:value-type="float">
            <text:p>6771</text:p>
          </table:table-cell>
          <table:table-cell office:value-type="float" office:value="1" calcext:value-type="float">
            <text:p>1</text:p>
          </table:table-cell>
          <table:table-cell table:formula="of:=[.M2]/[.H2]-1" office:value-type="percentage" office:value="0.225298588490771" calcext:value-type="percentage">
            <text:p>22,53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37" calcext:value-type="float">
            <text:p>37</text:p>
          </table:table-cell>
          <table:table-cell table:formula="of:=[.Q2]/[.H2]-1" office:value-type="percentage" office:value="0" calcext:value-type="percentage">
            <text:p>0,00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60" calcext:value-type="float">
            <text:p>60</text:p>
          </table:table-cell>
          <table:table-cell table:formula="of:=[.U2]/[.H2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2707" calcext:value-type="float">
            <text:p>12707</text:p>
          </table:table-cell>
          <table:table-cell office:value-type="float" office:value="1" calcext:value-type="float">
            <text:p>1</text:p>
          </table:table-cell>
          <table:table-cell table:formula="of:=[.AB2]/[.H2]-1" office:value-type="percentage" office:value="1.2994933043793" calcext:value-type="percentage">
            <text:p>129,95%</text:p>
          </table:table-cell>
          <table:table-cell table:number-columns-repeated="2"/>
          <table:table-cell office:value-type="float" office:value="5526" calcext:value-type="float">
            <text:p>5526</text:p>
          </table:table-cell>
          <table:table-cell office:value-type="float" office:value="10005" calcext:value-type="float">
            <text:p>10005</text:p>
          </table:table-cell>
          <table:table-cell table:formula="of:=[.AG2]/[.$H2]-1" office:value-type="percentage" office:value="0" calcext:value-type="percentage">
            <text:p>0,00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10005" calcext:value-type="float">
            <text:p>10005</text:p>
          </table:table-cell>
          <table:table-cell table:formula="of:=[.AK2]/[.$H2]-1" office:value-type="percentage" office:value="0" calcext:value-type="percentage">
            <text:p>0,00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10005" calcext:value-type="float">
            <text:p>10005</text:p>
          </table:table-cell>
          <table:table-cell table:formula="of:=[.AO2]/[.$H2]-1" office:value-type="percentage" office:value="0" calcext:value-type="percentage">
            <text:p>0,00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10005" calcext:value-type="float">
            <text:p>10005</text:p>
          </table:table-cell>
          <table:table-cell table:formula="of:=[.AS2]/[.$H2]-1" office:value-type="percentage" office:value="0" calcext:value-type="percentage">
            <text:p>0,00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10005" calcext:value-type="float">
            <text:p>10005</text:p>
          </table:table-cell>
          <table:table-cell table:formula="of:=[.AW2]/[.$H2]-1" office:value-type="percentage" office:value="0" calcext:value-type="percentage">
            <text:p>0,00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10002" calcext:value-type="float">
            <text:p>10002</text:p>
          </table:table-cell>
          <table:table-cell table:formula="of:=[.BA2]/[.$H2]-1" office:value-type="percentage" office:value="0" calcext:value-type="percentage">
            <text:p>0,00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10004" calcext:value-type="float">
            <text:p>10004</text:p>
          </table:table-cell>
          <table:table-cell table:formula="of:=[.BE2]/[.$H2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2.txt</text:p>
          </table:table-cell>
          <table:table-cell table:number-columns-repeated="3"/>
          <table:table-cell office:value-type="string" calcext:value-type="string">
            <text:p>orig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804" calcext:value-type="float">
            <text:p>5804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5882" calcext:value-type="float">
            <text:p>5882</text:p>
          </table:table-cell>
          <table:table-cell office:value-type="float" office:value="1" calcext:value-type="float">
            <text:p>1</text:p>
          </table:table-cell>
          <table:table-cell table:formula="of:=[.M3]/[.H3]-1" office:value-type="percentage" office:value="0.0134390075809787" calcext:value-type="percentage">
            <text:p>1,34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950" calcext:value-type="float">
            <text:p>950</text:p>
          </table:table-cell>
          <table:table-cell table:formula="of:=[.Q3]/[.H3]-1" office:value-type="percentage" office:value="0" calcext:value-type="percentage">
            <text:p>0,00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1724" calcext:value-type="float">
            <text:p>1724</text:p>
          </table:table-cell>
          <table:table-cell table:formula="of:=[.U3]/[.H3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8466" calcext:value-type="float">
            <text:p>8466</text:p>
          </table:table-cell>
          <table:table-cell office:value-type="float" office:value="1" calcext:value-type="float">
            <text:p>1</text:p>
          </table:table-cell>
          <table:table-cell table:formula="of:=[.AB3]/[.H3]-1" office:value-type="percentage" office:value="0.458649207443143" calcext:value-type="percentage">
            <text:p>45,86%</text:p>
          </table:table-cell>
          <table:table-cell table:number-columns-repeated="2"/>
          <table:table-cell office:value-type="float" office:value="5804" calcext:value-type="float">
            <text:p>5804</text:p>
          </table:table-cell>
          <table:table-cell office:value-type="float" office:value="10005" calcext:value-type="float">
            <text:p>10005</text:p>
          </table:table-cell>
          <table:table-cell table:formula="of:=[.AG3]/[.H3]-1" office:value-type="percentage" office:value="0" calcext:value-type="percentage">
            <text:p>0,00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10005" calcext:value-type="float">
            <text:p>10005</text:p>
          </table:table-cell>
          <table:table-cell table:formula="of:=[.AK3]/[.$H3]-1" office:value-type="percentage" office:value="0" calcext:value-type="percentage">
            <text:p>0,00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10006" calcext:value-type="float">
            <text:p>10006</text:p>
          </table:table-cell>
          <table:table-cell table:formula="of:=[.AO3]/[.$H3]-1" office:value-type="percentage" office:value="0" calcext:value-type="percentage">
            <text:p>0,00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10007" calcext:value-type="float">
            <text:p>10007</text:p>
          </table:table-cell>
          <table:table-cell table:formula="of:=[.AS3]/[.$H3]-1" office:value-type="percentage" office:value="0" calcext:value-type="percentage">
            <text:p>0,00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10007" calcext:value-type="float">
            <text:p>10007</text:p>
          </table:table-cell>
          <table:table-cell table:formula="of:=[.AW3]/[.$H3]-1" office:value-type="percentage" office:value="0" calcext:value-type="percentage">
            <text:p>0,00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10002" calcext:value-type="float">
            <text:p>10002</text:p>
          </table:table-cell>
          <table:table-cell table:formula="of:=[.BA3]/[.$H3]-1" office:value-type="percentage" office:value="0" calcext:value-type="percentage">
            <text:p>0,00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10001" calcext:value-type="float">
            <text:p>10001</text:p>
          </table:table-cell>
          <table:table-cell table:formula="of:=[.BE3]/[.$H3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3.txt</text:p>
          </table:table-cell>
          <table:table-cell table:number-columns-repeated="3"/>
          <table:table-cell office:value-type="string" calcext:value-type="string">
            <text:p>orig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329" calcext:value-type="float">
            <text:p>132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table:formula="of:=[.M4]/[.H4]-1" office:value-type="percentage" office:value="0" calcext:value-type="percentage">
            <text:p>0,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4" calcext:value-type="float">
            <text:p>4</text:p>
          </table:table-cell>
          <table:table-cell table:formula="of:=[.Q4]/[.H4]-1" office:value-type="percentage" office:value="0" calcext:value-type="percentage">
            <text:p>0,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3" calcext:value-type="float">
            <text:p>3</text:p>
          </table:table-cell>
          <table:table-cell table:formula="of:=[.U4]/[.H4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306" calcext:value-type="float">
            <text:p>3306</text:p>
          </table:table-cell>
          <table:table-cell office:value-type="float" office:value="1" calcext:value-type="float">
            <text:p>1</text:p>
          </table:table-cell>
          <table:table-cell table:formula="of:=[.AB4]/[.H4]-1" office:value-type="percentage" office:value="1.48758465011287" calcext:value-type="percentage">
            <text:p>148,76%</text:p>
          </table:table-cell>
          <table:table-cell table:number-columns-repeated="2"/>
          <table:table-cell office:value-type="float" office:value="1329" calcext:value-type="float">
            <text:p>1329</text:p>
          </table:table-cell>
          <table:table-cell office:value-type="float" office:value="10004" calcext:value-type="float">
            <text:p>10004</text:p>
          </table:table-cell>
          <table:table-cell table:formula="of:=[.AG4]/[.H4]-1" office:value-type="percentage" office:value="0" calcext:value-type="percentage">
            <text:p>0,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10006" calcext:value-type="float">
            <text:p>10006</text:p>
          </table:table-cell>
          <table:table-cell table:formula="of:=[.AK4]/[.$H4]-1" office:value-type="percentage" office:value="0" calcext:value-type="percentage">
            <text:p>0,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10005" calcext:value-type="float">
            <text:p>10005</text:p>
          </table:table-cell>
          <table:table-cell table:formula="of:=[.AO4]/[.$H4]-1" office:value-type="percentage" office:value="0" calcext:value-type="percentage">
            <text:p>0,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10005" calcext:value-type="float">
            <text:p>10005</text:p>
          </table:table-cell>
          <table:table-cell table:formula="of:=[.AS4]/[.$H4]-1" office:value-type="percentage" office:value="0" calcext:value-type="percentage">
            <text:p>0,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10005" calcext:value-type="float">
            <text:p>10005</text:p>
          </table:table-cell>
          <table:table-cell table:formula="of:=[.AW4]/[.$H4]-1" office:value-type="percentage" office:value="0" calcext:value-type="percentage">
            <text:p>0,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10002" calcext:value-type="float">
            <text:p>10002</text:p>
          </table:table-cell>
          <table:table-cell table:formula="of:=[.BA4]/[.$H4]-1" office:value-type="percentage" office:value="0" calcext:value-type="percentage">
            <text:p>0,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10002" calcext:value-type="float">
            <text:p>10002</text:p>
          </table:table-cell>
          <table:table-cell table:formula="of:=[.BE4]/[.$H4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4.txt</text:p>
          </table:table-cell>
          <table:table-cell table:number-columns-repeated="3"/>
          <table:table-cell office:value-type="string" calcext:value-type="string">
            <text:p>orig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706" calcext:value-type="float">
            <text:p>270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  <table:table-cell table:formula="of:=[.M5]/[.H5]-1" office:value-type="percentage" office:value="0" calcext:value-type="percentage">
            <text:p>0,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" calcext:value-type="float">
            <text:p>3</text:p>
          </table:table-cell>
          <table:table-cell table:formula="of:=[.Q5]/[.H5]-1" office:value-type="percentage" office:value="0" calcext:value-type="percentage">
            <text:p>0,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" calcext:value-type="float">
            <text:p>3</text:p>
          </table:table-cell>
          <table:table-cell table:formula="of:=[.U5]/[.H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4489" calcext:value-type="float">
            <text:p>4489</text:p>
          </table:table-cell>
          <table:table-cell office:value-type="float" office:value="0" calcext:value-type="float">
            <text:p>0</text:p>
          </table:table-cell>
          <table:table-cell table:formula="of:=[.AB5]/[.H5]-1" office:value-type="percentage" office:value="0.658906134515891" calcext:value-type="percentage">
            <text:p>65,89%</text:p>
          </table:table-cell>
          <table:table-cell table:number-columns-repeated="2"/>
          <table:table-cell office:value-type="float" office:value="2706" calcext:value-type="float">
            <text:p>2706</text:p>
          </table:table-cell>
          <table:table-cell office:value-type="float" office:value="316" calcext:value-type="float">
            <text:p>316</text:p>
          </table:table-cell>
          <table:table-cell table:formula="of:=[.AG5]/[.H5]-1" office:value-type="percentage" office:value="0" calcext:value-type="percentage">
            <text:p>0,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35" calcext:value-type="float">
            <text:p>335</text:p>
          </table:table-cell>
          <table:table-cell table:formula="of:=[.AK5]/[.$H5]-1" office:value-type="percentage" office:value="0" calcext:value-type="percentage">
            <text:p>0,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19" calcext:value-type="float">
            <text:p>319</text:p>
          </table:table-cell>
          <table:table-cell table:formula="of:=[.AO5]/[.$H5]-1" office:value-type="percentage" office:value="0" calcext:value-type="percentage">
            <text:p>0,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18" calcext:value-type="float">
            <text:p>318</text:p>
          </table:table-cell>
          <table:table-cell table:formula="of:=[.AS5]/[.$H5]-1" office:value-type="percentage" office:value="0" calcext:value-type="percentage">
            <text:p>0,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22" calcext:value-type="float">
            <text:p>322</text:p>
          </table:table-cell>
          <table:table-cell table:formula="of:=[.AW5]/[.$H5]-1" office:value-type="percentage" office:value="0" calcext:value-type="percentage">
            <text:p>0,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1226" calcext:value-type="float">
            <text:p>1226</text:p>
          </table:table-cell>
          <table:table-cell table:formula="of:=[.BA5]/[.$H5]-1" office:value-type="percentage" office:value="0" calcext:value-type="percentage">
            <text:p>0,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1231" calcext:value-type="float">
            <text:p>1231</text:p>
          </table:table-cell>
          <table:table-cell table:formula="of:=[.BE5]/[.$H5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5.txt</text:p>
          </table:table-cell>
          <table:table-cell table:number-columns-repeated="3"/>
          <table:table-cell office:value-type="string" calcext:value-type="string">
            <text:p>orig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634" calcext:value-type="float">
            <text:p>2634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  <table:table-cell table:formula="of:=[.M6]/[.H6]-1" office:value-type="percentage" office:value="0" calcext:value-type="percentage">
            <text:p>0,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2" calcext:value-type="float">
            <text:p>2</text:p>
          </table:table-cell>
          <table:table-cell table:formula="of:=[.Q6]/[.H6]-1" office:value-type="percentage" office:value="0" calcext:value-type="percentage">
            <text:p>0,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2" calcext:value-type="float">
            <text:p>2</text:p>
          </table:table-cell>
          <table:table-cell table:formula="of:=[.U6]/[.H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697" calcext:value-type="float">
            <text:p>3697</text:p>
          </table:table-cell>
          <table:table-cell office:value-type="float" office:value="0" calcext:value-type="float">
            <text:p>0</text:p>
          </table:table-cell>
          <table:table-cell table:formula="of:=[.AB6]/[.H6]-1" office:value-type="percentage" office:value="0.403568716780562" calcext:value-type="percentage">
            <text:p>40,36%</text:p>
          </table:table-cell>
          <table:table-cell table:number-columns-repeated="2"/>
          <table:table-cell office:value-type="float" office:value="2634" calcext:value-type="float">
            <text:p>2634</text:p>
          </table:table-cell>
          <table:table-cell office:value-type="float" office:value="43" calcext:value-type="float">
            <text:p>43</text:p>
          </table:table-cell>
          <table:table-cell table:formula="of:=[.AG6]/[.H6]-1" office:value-type="percentage" office:value="0" calcext:value-type="percentage">
            <text:p>0,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44" calcext:value-type="float">
            <text:p>44</text:p>
          </table:table-cell>
          <table:table-cell table:formula="of:=[.AK6]/[.$H6]-1" office:value-type="percentage" office:value="0" calcext:value-type="percentage">
            <text:p>0,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40" calcext:value-type="float">
            <text:p>40</text:p>
          </table:table-cell>
          <table:table-cell table:formula="of:=[.AO6]/[.$H6]-1" office:value-type="percentage" office:value="0" calcext:value-type="percentage">
            <text:p>0,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40" calcext:value-type="float">
            <text:p>40</text:p>
          </table:table-cell>
          <table:table-cell table:formula="of:=[.AS6]/[.$H6]-1" office:value-type="percentage" office:value="0" calcext:value-type="percentage">
            <text:p>0,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39" calcext:value-type="float">
            <text:p>39</text:p>
          </table:table-cell>
          <table:table-cell table:formula="of:=[.AW6]/[.$H6]-1" office:value-type="percentage" office:value="0" calcext:value-type="percentage">
            <text:p>0,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152" calcext:value-type="float">
            <text:p>152</text:p>
          </table:table-cell>
          <table:table-cell table:formula="of:=[.BA6]/[.$H6]-1" office:value-type="percentage" office:value="0" calcext:value-type="percentage">
            <text:p>0,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152" calcext:value-type="float">
            <text:p>152</text:p>
          </table:table-cell>
          <table:table-cell table:formula="of:=[.BE6]/[.$H6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6.txt</text:p>
          </table:table-cell>
          <table:table-cell table:number-columns-repeated="3"/>
          <table:table-cell office:value-type="string" calcext:value-type="string">
            <text:p>orig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43" calcext:value-type="float">
            <text:p>204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  <table:table-cell table:formula="of:=[.M7]/[.H7]-1" office:value-type="percentage" office:value="0.0543318649045521" calcext:value-type="percentage">
            <text:p>5,43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  <table:table-cell table:formula="of:=[.Q7]/[.H7]-1" office:value-type="percentage" office:value="0" calcext:value-type="percentage">
            <text:p>0,00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  <table:table-cell table:formula="of:=[.U7]/[.H7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  <table:table-cell table:formula="of:=[.AB7]/[.H7]-1" office:value-type="percentage" office:value="0.440039158100832" calcext:value-type="percentage">
            <text:p>44,00%</text:p>
          </table:table-cell>
          <table:table-cell table:number-columns-repeated="2"/>
          <table:table-cell office:value-type="float" office:value="2043" calcext:value-type="float">
            <text:p>2043</text:p>
          </table:table-cell>
          <table:table-cell office:value-type="float" office:value="5" calcext:value-type="float">
            <text:p>5</text:p>
          </table:table-cell>
          <table:table-cell table:formula="of:=[.AG7]/[.H7]-1" office:value-type="percentage" office:value="0" calcext:value-type="percentage">
            <text:p>0,00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3" calcext:value-type="float">
            <text:p>3</text:p>
          </table:table-cell>
          <table:table-cell table:formula="of:=[.AK7]/[.$H7]-1" office:value-type="percentage" office:value="0" calcext:value-type="percentage">
            <text:p>0,00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3" calcext:value-type="float">
            <text:p>3</text:p>
          </table:table-cell>
          <table:table-cell table:formula="of:=[.AO7]/[.$H7]-1" office:value-type="percentage" office:value="0" calcext:value-type="percentage">
            <text:p>0,00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3" calcext:value-type="float">
            <text:p>3</text:p>
          </table:table-cell>
          <table:table-cell table:formula="of:=[.AS7]/[.$H7]-1" office:value-type="percentage" office:value="0" calcext:value-type="percentage">
            <text:p>0,00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3" calcext:value-type="float">
            <text:p>3</text:p>
          </table:table-cell>
          <table:table-cell table:formula="of:=[.AW7]/[.$H7]-1" office:value-type="percentage" office:value="0" calcext:value-type="percentage">
            <text:p>0,00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8" calcext:value-type="float">
            <text:p>8</text:p>
          </table:table-cell>
          <table:table-cell table:formula="of:=[.BA7]/[.$H7]-1" office:value-type="percentage" office:value="0" calcext:value-type="percentage">
            <text:p>0,00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9" calcext:value-type="float">
            <text:p>9</text:p>
          </table:table-cell>
          <table:table-cell table:formula="of:=[.BE7]/[.$H7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7.txt</text:p>
          </table:table-cell>
          <table:table-cell table:number-columns-repeated="3"/>
          <table:table-cell office:value-type="string" calcext:value-type="string">
            <text:p>orig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918" calcext:value-type="float">
            <text:p>19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  <table:table-cell table:formula="of:=[.M8]/[.H8]-1" office:value-type="percentage" office:value="0" calcext:value-type="percentage">
            <text:p>0,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 table:formula="of:=[.Q8]/[.H8]-1" office:value-type="percentage" office:value="0" calcext:value-type="percentage">
            <text:p>0,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 table:formula="of:=[.U8]/[.H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866" calcext:value-type="float">
            <text:p>2866</text:p>
          </table:table-cell>
          <table:table-cell office:value-type="float" office:value="0" calcext:value-type="float">
            <text:p>0</text:p>
          </table:table-cell>
          <table:table-cell table:formula="of:=[.AB8]/[.H8]-1" office:value-type="percentage" office:value="0.494264859228363" calcext:value-type="percentage">
            <text:p>49,43%</text:p>
          </table:table-cell>
          <table:table-cell table:number-columns-repeated="2"/>
          <table:table-cell office:value-type="float" office:value="1918" calcext:value-type="float">
            <text:p>1918</text:p>
          </table:table-cell>
          <table:table-cell office:value-type="float" office:value="7" calcext:value-type="float">
            <text:p>7</text:p>
          </table:table-cell>
          <table:table-cell table:formula="of:=[.AG8]/[.H8]-1" office:value-type="percentage" office:value="0" calcext:value-type="percentage">
            <text:p>0,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6" calcext:value-type="float">
            <text:p>6</text:p>
          </table:table-cell>
          <table:table-cell table:formula="of:=[.AK8]/[.$H8]-1" office:value-type="percentage" office:value="0" calcext:value-type="percentage">
            <text:p>0,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7" calcext:value-type="float">
            <text:p>7</text:p>
          </table:table-cell>
          <table:table-cell table:formula="of:=[.AO8]/[.$H8]-1" office:value-type="percentage" office:value="0" calcext:value-type="percentage">
            <text:p>0,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5" calcext:value-type="float">
            <text:p>5</text:p>
          </table:table-cell>
          <table:table-cell table:formula="of:=[.AS8]/[.$H8]-1" office:value-type="percentage" office:value="0" calcext:value-type="percentage">
            <text:p>0,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5" calcext:value-type="float">
            <text:p>5</text:p>
          </table:table-cell>
          <table:table-cell table:formula="of:=[.AW8]/[.$H8]-1" office:value-type="percentage" office:value="0" calcext:value-type="percentage">
            <text:p>0,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20" calcext:value-type="float">
            <text:p>20</text:p>
          </table:table-cell>
          <table:table-cell table:formula="of:=[.BA8]/[.$H8]-1" office:value-type="percentage" office:value="0" calcext:value-type="percentage">
            <text:p>0,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23" calcext:value-type="float">
            <text:p>23</text:p>
          </table:table-cell>
          <table:table-cell table:formula="of:=[.BE8]/[.$H8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8.txt</text:p>
          </table:table-cell>
          <table:table-cell table:number-columns-repeated="3"/>
          <table:table-cell office:value-type="string" calcext:value-type="string">
            <text:p>orig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3143" calcext:value-type="float">
            <text:p>23143</text:p>
          </table:table-cell>
          <table:table-cell office:value-type="float" office:value="1296" calcext:value-type="float">
            <text:p>1296</text:p>
          </table:table-cell>
          <table:table-cell table:number-columns-repeated="3"/>
          <table:table-cell office:value-type="float" office:value="23648" calcext:value-type="float">
            <text:p>23648</text:p>
          </table:table-cell>
          <table:table-cell office:value-type="float" office:value="1" calcext:value-type="float">
            <text:p>1</text:p>
          </table:table-cell>
          <table:table-cell table:formula="of:=[.M9]/[.H9]-1" office:value-type="percentage" office:value="0.0218208529576978" calcext:value-type="percentage">
            <text:p>2,18%</text:p>
          </table:table-cell>
          <table:table-cell/>
          <table:table-cell office:value-type="float" office:value="23648" calcext:value-type="float">
            <text:p>23648</text:p>
          </table:table-cell>
          <table:table-cell office:value-type="float" office:value="2000" calcext:value-type="float">
            <text:p>2000</text:p>
          </table:table-cell>
          <table:table-cell table:formula="of:=[.Q9]/[.H9]-1" office:value-type="percentage" office:value="0.0218208529576978" calcext:value-type="percentage">
            <text:p>2,18%</text:p>
          </table:table-cell>
          <table:table-cell/>
          <table:table-cell office:value-type="float" office:value="23143" calcext:value-type="float">
            <text:p>23143</text:p>
          </table:table-cell>
          <table:table-cell office:value-type="float" office:value="2001" calcext:value-type="float">
            <text:p>2001</text:p>
          </table:table-cell>
          <table:table-cell table:formula="of:=[.U9]/[.H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8239" calcext:value-type="float">
            <text:p>28239</text:p>
          </table:table-cell>
          <table:table-cell office:value-type="float" office:value="1" calcext:value-type="float">
            <text:p>1</text:p>
          </table:table-cell>
          <table:table-cell table:formula="of:=[.AB9]/[.H9]-1" office:value-type="percentage" office:value="0.22019617162857" calcext:value-type="percentage">
            <text:p>22,02%</text:p>
          </table:table-cell>
          <table:table-cell table:number-columns-repeated="2"/>
          <table:table-cell office:value-type="float" office:value="23203" calcext:value-type="float">
            <text:p>23203</text:p>
          </table:table-cell>
          <table:table-cell office:value-type="float" office:value="10005" calcext:value-type="float">
            <text:p>10005</text:p>
          </table:table-cell>
          <table:table-cell table:formula="of:=[.AG9]/[.H9]-1" office:value-type="percentage" office:value="0.00259257658903334" calcext:value-type="percentage">
            <text:p>0,26%</text:p>
          </table:table-cell>
          <table:table-cell/>
          <table:table-cell office:value-type="float" office:value="23539" calcext:value-type="float">
            <text:p>23539</text:p>
          </table:table-cell>
          <table:table-cell office:value-type="float" office:value="10005" calcext:value-type="float">
            <text:p>10005</text:p>
          </table:table-cell>
          <table:table-cell table:formula="of:=[.AK9]/[.$H9]-1" office:value-type="percentage" office:value="0.0171110054876205" calcext:value-type="percentage">
            <text:p>1,71%</text:p>
          </table:table-cell>
          <table:table-cell/>
          <table:table-cell office:value-type="float" office:value="23285" calcext:value-type="float">
            <text:p>23285</text:p>
          </table:table-cell>
          <table:table-cell office:value-type="float" office:value="10005" calcext:value-type="float">
            <text:p>10005</text:p>
          </table:table-cell>
          <table:table-cell table:formula="of:=[.AO9]/[.$H9]-1" office:value-type="percentage" office:value="0.00613576459404563" calcext:value-type="percentage">
            <text:p>0,61%</text:p>
          </table:table-cell>
          <table:table-cell/>
          <table:table-cell office:value-type="float" office:value="23369" calcext:value-type="float">
            <text:p>23369</text:p>
          </table:table-cell>
          <table:table-cell office:value-type="float" office:value="10005" calcext:value-type="float">
            <text:p>10005</text:p>
          </table:table-cell>
          <table:table-cell table:formula="of:=[.AS9]/[.$H9]-1" office:value-type="percentage" office:value="0.00976537181869253" calcext:value-type="percentage">
            <text:p>0,98%</text:p>
          </table:table-cell>
          <table:table-cell/>
          <table:table-cell office:value-type="float" office:value="23143" calcext:value-type="float">
            <text:p>23143</text:p>
          </table:table-cell>
          <table:table-cell office:value-type="float" office:value="10006" calcext:value-type="float">
            <text:p>10006</text:p>
          </table:table-cell>
          <table:table-cell table:formula="of:=[.AW9]/[.$H9]-1" office:value-type="percentage" office:value="0" calcext:value-type="percentage">
            <text:p>0,00%</text:p>
          </table:table-cell>
          <table:table-cell/>
          <table:table-cell office:value-type="float" office:value="23533" calcext:value-type="float">
            <text:p>23533</text:p>
          </table:table-cell>
          <table:table-cell office:value-type="float" office:value="10005" calcext:value-type="float">
            <text:p>10005</text:p>
          </table:table-cell>
          <table:table-cell table:formula="of:=[.BA9]/[.$H9]-1" office:value-type="percentage" office:value="0.0168517478287171" calcext:value-type="percentage">
            <text:p>1,69%</text:p>
          </table:table-cell>
          <table:table-cell/>
          <table:table-cell office:value-type="float" office:value="23264" calcext:value-type="float">
            <text:p>23264</text:p>
          </table:table-cell>
          <table:table-cell office:value-type="float" office:value="10005" calcext:value-type="float">
            <text:p>10005</text:p>
          </table:table-cell>
          <table:table-cell table:formula="of:=[.BE9]/[.$H9]-1" office:value-type="percentage" office:value="0.00522836278788397" calcext:value-type="percentage">
            <text:p>0,52%</text:p>
          </table:table-cell>
        </table:table-row>
        <table:table-row table:style-name="ro1">
          <table:table-cell office:value-type="string" calcext:value-type="string">
            <text:p>../instances_original/InstanceA9.txt</text:p>
          </table:table-cell>
          <table:table-cell table:number-columns-repeated="3"/>
          <table:table-cell office:value-type="string" calcext:value-type="string">
            <text:p>orig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178" calcext:value-type="float">
            <text:p>6178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574" calcext:value-type="float">
            <text:p>6574</text:p>
          </table:table-cell>
          <table:table-cell office:value-type="float" office:value="0" calcext:value-type="float">
            <text:p>0</text:p>
          </table:table-cell>
          <table:table-cell table:formula="of:=[.M10]/[.H10]-1" office:value-type="percentage" office:value="0.0640984137261249" calcext:value-type="percentage">
            <text:p>6,41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332" calcext:value-type="float">
            <text:p>332</text:p>
          </table:table-cell>
          <table:table-cell table:formula="of:=[.Q10]/[.H10]-1" office:value-type="percentage" office:value="0" calcext:value-type="percentage">
            <text:p>0,00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371" calcext:value-type="float">
            <text:p>371</text:p>
          </table:table-cell>
          <table:table-cell table:formula="of:=[.U10]/[.H1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8617" calcext:value-type="float">
            <text:p>8617</text:p>
          </table:table-cell>
          <table:table-cell office:value-type="float" office:value="1" calcext:value-type="float">
            <text:p>1</text:p>
          </table:table-cell>
          <table:table-cell table:formula="of:=[.AB10]/[.H10]-1" office:value-type="percentage" office:value="0.394787957267724" calcext:value-type="percentage">
            <text:p>39,48%</text:p>
          </table:table-cell>
          <table:table-cell table:number-columns-repeated="2"/>
          <table:table-cell office:value-type="float" office:value="6178" calcext:value-type="float">
            <text:p>6178</text:p>
          </table:table-cell>
          <table:table-cell office:value-type="float" office:value="10007" calcext:value-type="float">
            <text:p>10007</text:p>
          </table:table-cell>
          <table:table-cell table:formula="of:=[.AG10]/[.H10]-1" office:value-type="percentage" office:value="0" calcext:value-type="percentage">
            <text:p>0,00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10006" calcext:value-type="float">
            <text:p>10006</text:p>
          </table:table-cell>
          <table:table-cell table:formula="of:=[.AK10]/[.$H10]-1" office:value-type="percentage" office:value="0" calcext:value-type="percentage">
            <text:p>0,00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10009" calcext:value-type="float">
            <text:p>10009</text:p>
          </table:table-cell>
          <table:table-cell table:formula="of:=[.AO10]/[.$H10]-1" office:value-type="percentage" office:value="0" calcext:value-type="percentage">
            <text:p>0,00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10007" calcext:value-type="float">
            <text:p>10007</text:p>
          </table:table-cell>
          <table:table-cell table:formula="of:=[.AS10]/[.$H10]-1" office:value-type="percentage" office:value="0" calcext:value-type="percentage">
            <text:p>0,00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10007" calcext:value-type="float">
            <text:p>10007</text:p>
          </table:table-cell>
          <table:table-cell table:formula="of:=[.AW10]/[.$H10]-1" office:value-type="percentage" office:value="0" calcext:value-type="percentage">
            <text:p>0,00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10003" calcext:value-type="float">
            <text:p>10003</text:p>
          </table:table-cell>
          <table:table-cell table:formula="of:=[.BA10]/[.$H10]-1" office:value-type="percentage" office:value="0" calcext:value-type="percentage">
            <text:p>0,00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10003" calcext:value-type="float">
            <text:p>10003</text:p>
          </table:table-cell>
          <table:table-cell table:formula="of:=[.BE10]/[.$H10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10.txt</text:p>
          </table:table-cell>
          <table:table-cell table:number-columns-repeated="3"/>
          <table:table-cell office:value-type="string" calcext:value-type="string">
            <text:p>orig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746" calcext:value-type="float">
            <text:p>4746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4746" calcext:value-type="float">
            <text:p>4746</text:p>
          </table:table-cell>
          <table:table-cell office:value-type="float" office:value="0" calcext:value-type="float">
            <text:p>0</text:p>
          </table:table-cell>
          <table:table-cell table:formula="of:=[.M11]/[.H11]-1" office:value-type="percentage" office:value="0" calcext:value-type="percentage">
            <text:p>0,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88" calcext:value-type="float">
            <text:p>88</text:p>
          </table:table-cell>
          <table:table-cell table:formula="of:=[.Q11]/[.H11]-1" office:value-type="percentage" office:value="0" calcext:value-type="percentage">
            <text:p>0,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2000" calcext:value-type="float">
            <text:p>2000</text:p>
          </table:table-cell>
          <table:table-cell table:formula="of:=[.U11]/[.H11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989" calcext:value-type="float">
            <text:p>6989</text:p>
          </table:table-cell>
          <table:table-cell office:value-type="float" office:value="0" calcext:value-type="float">
            <text:p>0</text:p>
          </table:table-cell>
          <table:table-cell table:formula="of:=[.AB11]/[.H11]-1" office:value-type="percentage" office:value="0.472608512431521" calcext:value-type="percentage">
            <text:p>47,26%</text:p>
          </table:table-cell>
          <table:table-cell table:number-columns-repeated="2"/>
          <table:table-cell office:value-type="float" office:value="4746" calcext:value-type="float">
            <text:p>4746</text:p>
          </table:table-cell>
          <table:table-cell office:value-type="float" office:value="10007" calcext:value-type="float">
            <text:p>10007</text:p>
          </table:table-cell>
          <table:table-cell table:formula="of:=[.AG11]/[.H11]-1" office:value-type="percentage" office:value="0" calcext:value-type="percentage">
            <text:p>0,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10007" calcext:value-type="float">
            <text:p>10007</text:p>
          </table:table-cell>
          <table:table-cell table:formula="of:=[.AK11]/[.$H11]-1" office:value-type="percentage" office:value="0" calcext:value-type="percentage">
            <text:p>0,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10007" calcext:value-type="float">
            <text:p>10007</text:p>
          </table:table-cell>
          <table:table-cell table:formula="of:=[.AO11]/[.$H11]-1" office:value-type="percentage" office:value="0" calcext:value-type="percentage">
            <text:p>0,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10007" calcext:value-type="float">
            <text:p>10007</text:p>
          </table:table-cell>
          <table:table-cell table:formula="of:=[.AS11]/[.$H11]-1" office:value-type="percentage" office:value="0" calcext:value-type="percentage">
            <text:p>0,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10007" calcext:value-type="float">
            <text:p>10007</text:p>
          </table:table-cell>
          <table:table-cell table:formula="of:=[.AW11]/[.$H11]-1" office:value-type="percentage" office:value="0" calcext:value-type="percentage">
            <text:p>0,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10002" calcext:value-type="float">
            <text:p>10002</text:p>
          </table:table-cell>
          <table:table-cell table:formula="of:=[.BA11]/[.$H11]-1" office:value-type="percentage" office:value="0" calcext:value-type="percentage">
            <text:p>0,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10002" calcext:value-type="float">
            <text:p>10002</text:p>
          </table:table-cell>
          <table:table-cell table:formula="of:=[.BE11]/[.$H11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11.txt</text:p>
          </table:table-cell>
          <table:table-cell table:number-columns-repeated="3"/>
          <table:table-cell office:value-type="string" calcext:value-type="string">
            <text:p>orig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331" calcext:value-type="float">
            <text:p>3331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5090" calcext:value-type="float">
            <text:p>5090</text:p>
          </table:table-cell>
          <table:table-cell office:value-type="float" office:value="1" calcext:value-type="float">
            <text:p>1</text:p>
          </table:table-cell>
          <table:table-cell table:formula="of:=[.M12]/[.H12]-1" office:value-type="percentage" office:value="0.528069648754128" calcext:value-type="percentage">
            <text:p>52,81%</text:p>
          </table:table-cell>
          <table:table-cell/>
          <table:table-cell office:value-type="float" office:value="4847" calcext:value-type="float">
            <text:p>4847</text:p>
          </table:table-cell>
          <table:table-cell office:value-type="float" office:value="2000" calcext:value-type="float">
            <text:p>2000</text:p>
          </table:table-cell>
          <table:table-cell table:formula="of:=[.Q12]/[.H12]-1" office:value-type="percentage" office:value="0.455118583008106" calcext:value-type="percentage">
            <text:p>45,51%</text:p>
          </table:table-cell>
          <table:table-cell/>
          <table:table-cell office:value-type="float" office:value="4302" calcext:value-type="float">
            <text:p>4302</text:p>
          </table:table-cell>
          <table:table-cell office:value-type="float" office:value="2001" calcext:value-type="float">
            <text:p>2001</text:p>
          </table:table-cell>
          <table:table-cell table:formula="of:=[.U12]/[.H12]-1" office:value-type="percentage" office:value="0.291504052836986" calcext:value-type="percentage">
            <text:p>29,15%</text:p>
          </table:table-cell>
          <table:table-cell table:number-columns-repeated="4"/>
          <table:table-cell office:value-type="float" office:value="13697" calcext:value-type="float">
            <text:p>13697</text:p>
          </table:table-cell>
          <table:table-cell office:value-type="float" office:value="1" calcext:value-type="float">
            <text:p>1</text:p>
          </table:table-cell>
          <table:table-cell table:formula="of:=[.AB12]/[.H12]-1" office:value-type="percentage" office:value="3.11197838486941" calcext:value-type="percentage">
            <text:p>311,20%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10006" calcext:value-type="float">
            <text:p>10006</text:p>
          </table:table-cell>
          <table:table-cell table:formula="of:=[.AG12]/[.H12]-1" office:value-type="percentage" office:value="0.0987691383968778" calcext:value-type="percentage">
            <text:p>9,88%</text:p>
          </table:table-cell>
          <table:table-cell/>
          <table:table-cell office:value-type="float" office:value="3436" calcext:value-type="float">
            <text:p>3436</text:p>
          </table:table-cell>
          <table:table-cell office:value-type="float" office:value="10005" calcext:value-type="float">
            <text:p>10005</text:p>
          </table:table-cell>
          <table:table-cell table:formula="of:=[.AK12]/[.$H12]-1" office:value-type="percentage" office:value="0.0315220654458122" calcext:value-type="percentage">
            <text:p>3,15%</text:p>
          </table:table-cell>
          <table:table-cell/>
          <table:table-cell office:value-type="float" office:value="3331" calcext:value-type="float">
            <text:p>3331</text:p>
          </table:table-cell>
          <table:table-cell office:value-type="float" office:value="10006" calcext:value-type="float">
            <text:p>10006</text:p>
          </table:table-cell>
          <table:table-cell table:formula="of:=[.AO12]/[.$H12]-1" office:value-type="percentage" office:value="0" calcext:value-type="percentage">
            <text:p>0,00%</text:p>
          </table:table-cell>
          <table:table-cell/>
          <table:table-cell office:value-type="float" office:value="3331" calcext:value-type="float">
            <text:p>3331</text:p>
          </table:table-cell>
          <table:table-cell office:value-type="float" office:value="10006" calcext:value-type="float">
            <text:p>10006</text:p>
          </table:table-cell>
          <table:table-cell table:formula="of:=[.AS12]/[.$H12]-1" office:value-type="percentage" office:value="0" calcext:value-type="percentage">
            <text:p>0,00%</text:p>
          </table:table-cell>
          <table:table-cell/>
          <table:table-cell office:value-type="float" office:value="3436" calcext:value-type="float">
            <text:p>3436</text:p>
          </table:table-cell>
          <table:table-cell office:value-type="float" office:value="10005" calcext:value-type="float">
            <text:p>10005</text:p>
          </table:table-cell>
          <table:table-cell table:formula="of:=[.AW12]/[.$H12]-1" office:value-type="percentage" office:value="0.0315220654458122" calcext:value-type="percentage">
            <text:p>3,15%</text:p>
          </table:table-cell>
          <table:table-cell/>
          <table:table-cell office:value-type="float" office:value="3331" calcext:value-type="float">
            <text:p>3331</text:p>
          </table:table-cell>
          <table:table-cell office:value-type="float" office:value="10001" calcext:value-type="float">
            <text:p>10001</text:p>
          </table:table-cell>
          <table:table-cell table:formula="of:=[.BA12]/[.$H12]-1" office:value-type="percentage" office:value="0" calcext:value-type="percentage">
            <text:p>0,00%</text:p>
          </table:table-cell>
          <table:table-cell/>
          <table:table-cell office:value-type="float" office:value="3331" calcext:value-type="float">
            <text:p>3331</text:p>
          </table:table-cell>
          <table:table-cell office:value-type="float" office:value="10006" calcext:value-type="float">
            <text:p>10006</text:p>
          </table:table-cell>
          <table:table-cell table:formula="of:=[.BE12]/[.$H12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12.txt</text:p>
          </table:table-cell>
          <table:table-cell table:number-columns-repeated="3"/>
          <table:table-cell office:value-type="string" calcext:value-type="string">
            <text:p>orig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247" calcext:value-type="float">
            <text:p>4247</text:p>
          </table:table-cell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4950" calcext:value-type="float">
            <text:p>4950</text:p>
          </table:table-cell>
          <table:table-cell office:value-type="float" office:value="1" calcext:value-type="float">
            <text:p>1</text:p>
          </table:table-cell>
          <table:table-cell table:formula="of:=[.M13]/[.H13]-1" office:value-type="percentage" office:value="0.16552860842948" calcext:value-type="percentage">
            <text:p>16,55%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2000" calcext:value-type="float">
            <text:p>2000</text:p>
          </table:table-cell>
          <table:table-cell table:formula="of:=[.Q13]/[.H13]-1" office:value-type="percentage" office:value="0.15658111608194" calcext:value-type="percentage">
            <text:p>15,66%</text:p>
          </table:table-cell>
          <table:table-cell/>
          <table:table-cell office:value-type="float" office:value="4950" calcext:value-type="float">
            <text:p>4950</text:p>
          </table:table-cell>
          <table:table-cell office:value-type="float" office:value="2001" calcext:value-type="float">
            <text:p>2001</text:p>
          </table:table-cell>
          <table:table-cell table:formula="of:=[.U13]/[.H13]-1" office:value-type="percentage" office:value="0.16552860842948" calcext:value-type="percentage">
            <text:p>16,55%</text:p>
          </table:table-cell>
          <table:table-cell table:number-columns-repeated="4"/>
          <table:table-cell office:value-type="float" office:value="9664" calcext:value-type="float">
            <text:p>9664</text:p>
          </table:table-cell>
          <table:table-cell office:value-type="float" office:value="1" calcext:value-type="float">
            <text:p>1</text:p>
          </table:table-cell>
          <table:table-cell table:formula="of:=[.AB13]/[.H13]-1" office:value-type="percentage" office:value="1.27548858017424" calcext:value-type="percentage">
            <text:p>127,55%</text:p>
          </table:table-cell>
          <table:table-cell table:number-columns-repeated="2"/>
          <table:table-cell office:value-type="float" office:value="4934" calcext:value-type="float">
            <text:p>4934</text:p>
          </table:table-cell>
          <table:table-cell office:value-type="float" office:value="10005" calcext:value-type="float">
            <text:p>10005</text:p>
          </table:table-cell>
          <table:table-cell table:formula="of:=[.AG13]/[.H13]-1" office:value-type="percentage" office:value="0.161761243230516" calcext:value-type="percentage">
            <text:p>16,18%</text:p>
          </table:table-cell>
          <table:table-cell/>
          <table:table-cell office:value-type="float" office:value="4478" calcext:value-type="float">
            <text:p>4478</text:p>
          </table:table-cell>
          <table:table-cell office:value-type="float" office:value="10005" calcext:value-type="float">
            <text:p>10005</text:p>
          </table:table-cell>
          <table:table-cell table:formula="of:=[.AK13]/[.$H13]-1" office:value-type="percentage" office:value="0.0543913350600425" calcext:value-type="percentage">
            <text:p>5,44%</text:p>
          </table:table-cell>
          <table:table-cell/>
          <table:table-cell office:value-type="float" office:value="4267" calcext:value-type="float">
            <text:p>4267</text:p>
          </table:table-cell>
          <table:table-cell office:value-type="float" office:value="10006" calcext:value-type="float">
            <text:p>10006</text:p>
          </table:table-cell>
          <table:table-cell table:formula="of:=[.AO13]/[.$H13]-1" office:value-type="percentage" office:value="0.00470920649870488" calcext:value-type="percentage">
            <text:p>0,47%</text:p>
          </table:table-cell>
          <table:table-cell/>
          <table:table-cell office:value-type="float" office:value="4478" calcext:value-type="float">
            <text:p>4478</text:p>
          </table:table-cell>
          <table:table-cell office:value-type="float" office:value="10005" calcext:value-type="float">
            <text:p>10005</text:p>
          </table:table-cell>
          <table:table-cell table:formula="of:=[.AS13]/[.$H13]-1" office:value-type="percentage" office:value="0.0543913350600425" calcext:value-type="percentage">
            <text:p>5,44%</text:p>
          </table:table-cell>
          <table:table-cell/>
          <table:table-cell office:value-type="float" office:value="4524" calcext:value-type="float">
            <text:p>4524</text:p>
          </table:table-cell>
          <table:table-cell office:value-type="float" office:value="10005" calcext:value-type="float">
            <text:p>10005</text:p>
          </table:table-cell>
          <table:table-cell table:formula="of:=[.AW13]/[.$H13]-1" office:value-type="percentage" office:value="0.0652225100070638" calcext:value-type="percentage">
            <text:p>6,52%</text:p>
          </table:table-cell>
          <table:table-cell/>
          <table:table-cell office:value-type="float" office:value="4277" calcext:value-type="float">
            <text:p>4277</text:p>
          </table:table-cell>
          <table:table-cell office:value-type="float" office:value="10005" calcext:value-type="float">
            <text:p>10005</text:p>
          </table:table-cell>
          <table:table-cell table:formula="of:=[.BA13]/[.$H13]-1" office:value-type="percentage" office:value="0.00706380974805754" calcext:value-type="percentage">
            <text:p>0,71%</text:p>
          </table:table-cell>
          <table:table-cell/>
          <table:table-cell office:value-type="float" office:value="4247" calcext:value-type="float">
            <text:p>4247</text:p>
          </table:table-cell>
          <table:table-cell office:value-type="float" office:value="10006" calcext:value-type="float">
            <text:p>10006</text:p>
          </table:table-cell>
          <table:table-cell table:formula="of:=[.BE13]/[.$H13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1.txt</text:p>
          </table:table-cell>
          <table:table-cell table:number-columns-repeated="3"/>
          <table:table-cell office:value-type="string" calcext:value-type="string">
            <text:p>orig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69" calcext:value-type="float">
            <text:p>96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M14]/[.H14]-1" office:value-type="percentage" office:value="0" calcext:value-type="percentage">
            <text:p>0,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Q14]/[.H14]-1" office:value-type="percentage" office:value="0" calcext:value-type="percentage">
            <text:p>0,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U14]/[.H14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formula="of:=[.AB14]/[.H14]-1" office:value-type="percentage" office:value="0.453044375644995" calcext:value-type="percentage">
            <text:p>45,30%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6" calcext:value-type="float">
            <text:p>6</text:p>
          </table:table-cell>
          <table:table-cell table:formula="of:=[.AG14]/[.H14]-1" office:value-type="percentage" office:value="0" calcext:value-type="percentage">
            <text:p>0,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3" calcext:value-type="float">
            <text:p>3</text:p>
          </table:table-cell>
          <table:table-cell table:formula="of:=[.AK14]/[.$H14]-1" office:value-type="percentage" office:value="0" calcext:value-type="percentage">
            <text:p>0,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3" calcext:value-type="float">
            <text:p>3</text:p>
          </table:table-cell>
          <table:table-cell table:formula="of:=[.AO14]/[.$H14]-1" office:value-type="percentage" office:value="0" calcext:value-type="percentage">
            <text:p>0,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3" calcext:value-type="float">
            <text:p>3</text:p>
          </table:table-cell>
          <table:table-cell table:formula="of:=[.AS14]/[.$H14]-1" office:value-type="percentage" office:value="0" calcext:value-type="percentage">
            <text:p>0,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  <table:table-cell table:formula="of:=[.AW14]/[.$H14]-1" office:value-type="percentage" office:value="0" calcext:value-type="percentage">
            <text:p>0,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6" calcext:value-type="float">
            <text:p>6</text:p>
          </table:table-cell>
          <table:table-cell table:formula="of:=[.BA14]/[.$H14]-1" office:value-type="percentage" office:value="0" calcext:value-type="percentage">
            <text:p>0,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6" calcext:value-type="float">
            <text:p>6</text:p>
          </table:table-cell>
          <table:table-cell table:formula="of:=[.BE14]/[.$H14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2.txt</text:p>
          </table:table-cell>
          <table:table-cell table:number-columns-repeated="3"/>
          <table:table-cell office:value-type="string" calcext:value-type="string">
            <text:p>orig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M15]/[.H15]-1" office:value-type="percentage" office:value="0" calcext:value-type="percentage">
            <text:p>0,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Q15]/[.H15]-1" office:value-type="percentage" office:value="0" calcext:value-type="percentage">
            <text:p>0,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U15]/[.H1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AB15]/[.H15]-1" office:value-type="percentage" office:value="0" calcext:value-type="percentage">
            <text:p>0,00%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table:formula="of:=[.AG15]/[.H15]-1" office:value-type="percentage" office:value="0" calcext:value-type="percentage">
            <text:p>0,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formula="of:=[.AK15]/[.$H15]-1" office:value-type="percentage" office:value="0" calcext:value-type="percentage">
            <text:p>0,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formula="of:=[.AO15]/[.$H15]-1" office:value-type="percentage" office:value="0" calcext:value-type="percentage">
            <text:p>0,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formula="of:=[.AS15]/[.$H15]-1" office:value-type="percentage" office:value="0" calcext:value-type="percentage">
            <text:p>0,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formula="of:=[.AW15]/[.$H15]-1" office:value-type="percentage" office:value="0" calcext:value-type="percentage">
            <text:p>0,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formula="of:=[.BA15]/[.$H15]-1" office:value-type="percentage" office:value="0" calcext:value-type="percentage">
            <text:p>0,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formula="of:=[.BE15]/[.$H15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3.txt</text:p>
          </table:table-cell>
          <table:table-cell table:number-columns-repeated="3"/>
          <table:table-cell office:value-type="string" calcext:value-type="string">
            <text:p>orig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29" calcext:value-type="float">
            <text:p>62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M16]/[.H16]-1" office:value-type="percentage" office:value="0" calcext:value-type="percentage">
            <text:p>0,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Q16]/[.H16]-1" office:value-type="percentage" office:value="0" calcext:value-type="percentage">
            <text:p>0,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U16]/[.H1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table:formula="of:=[.AB16]/[.H16]-1" office:value-type="percentage" office:value="1.3275039745628" calcext:value-type="percentage">
            <text:p>132,75%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3" calcext:value-type="float">
            <text:p>3</text:p>
          </table:table-cell>
          <table:table-cell table:formula="of:=[.AG16]/[.H16]-1" office:value-type="percentage" office:value="0" calcext:value-type="percentage">
            <text:p>0,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table:formula="of:=[.AK16]/[.$H16]-1" office:value-type="percentage" office:value="0" calcext:value-type="percentage">
            <text:p>0,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table:formula="of:=[.AO16]/[.$H16]-1" office:value-type="percentage" office:value="0" calcext:value-type="percentage">
            <text:p>0,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table:formula="of:=[.AS16]/[.$H16]-1" office:value-type="percentage" office:value="0" calcext:value-type="percentage">
            <text:p>0,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table:formula="of:=[.AW16]/[.$H16]-1" office:value-type="percentage" office:value="0" calcext:value-type="percentage">
            <text:p>0,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6" calcext:value-type="float">
            <text:p>6</text:p>
          </table:table-cell>
          <table:table-cell table:formula="of:=[.BA16]/[.$H16]-1" office:value-type="percentage" office:value="0" calcext:value-type="percentage">
            <text:p>0,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 table:formula="of:=[.BE16]/[.$H16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4.txt</text:p>
          </table:table-cell>
          <table:table-cell table:number-columns-repeated="3"/>
          <table:table-cell office:value-type="string" calcext:value-type="string">
            <text:p>orig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3607" calcext:value-type="float">
            <text:p>53607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53651" calcext:value-type="float">
            <text:p>53651</text:p>
          </table:table-cell>
          <table:table-cell office:value-type="float" office:value="0" calcext:value-type="float">
            <text:p>0</text:p>
          </table:table-cell>
          <table:table-cell table:formula="of:=[.M17]/[.H17]-1" office:value-type="percentage" office:value="0.000820788329882305" calcext:value-type="percentage">
            <text:p>0,08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78" calcext:value-type="float">
            <text:p>78</text:p>
          </table:table-cell>
          <table:table-cell table:formula="of:=[.Q17]/[.H17]-1" office:value-type="percentage" office:value="0" calcext:value-type="percentage">
            <text:p>0,00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2000" calcext:value-type="float">
            <text:p>2000</text:p>
          </table:table-cell>
          <table:table-cell table:formula="of:=[.U17]/[.H17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56947" calcext:value-type="float">
            <text:p>56947</text:p>
          </table:table-cell>
          <table:table-cell office:value-type="float" office:value="1" calcext:value-type="float">
            <text:p>1</text:p>
          </table:table-cell>
          <table:table-cell table:formula="of:=[.AB17]/[.H17]-1" office:value-type="percentage" office:value="0.0623052959501558" calcext:value-type="percentage">
            <text:p>6,23%</text:p>
          </table:table-cell>
          <table:table-cell table:number-columns-repeated="2"/>
          <table:table-cell office:value-type="float" office:value="53607" calcext:value-type="float">
            <text:p>53607</text:p>
          </table:table-cell>
          <table:table-cell office:value-type="float" office:value="10008" calcext:value-type="float">
            <text:p>10008</text:p>
          </table:table-cell>
          <table:table-cell table:formula="of:=[.AG17]/[.H17]-1" office:value-type="percentage" office:value="0" calcext:value-type="percentage">
            <text:p>0,00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10011" calcext:value-type="float">
            <text:p>10011</text:p>
          </table:table-cell>
          <table:table-cell table:formula="of:=[.AK17]/[.$H17]-1" office:value-type="percentage" office:value="0" calcext:value-type="percentage">
            <text:p>0,00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10012" calcext:value-type="float">
            <text:p>10012</text:p>
          </table:table-cell>
          <table:table-cell table:formula="of:=[.AO17]/[.$H17]-1" office:value-type="percentage" office:value="0" calcext:value-type="percentage">
            <text:p>0,00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10010" calcext:value-type="float">
            <text:p>10010</text:p>
          </table:table-cell>
          <table:table-cell table:formula="of:=[.AS17]/[.$H17]-1" office:value-type="percentage" office:value="0" calcext:value-type="percentage">
            <text:p>0,00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10011" calcext:value-type="float">
            <text:p>10011</text:p>
          </table:table-cell>
          <table:table-cell table:formula="of:=[.AW17]/[.$H17]-1" office:value-type="percentage" office:value="0" calcext:value-type="percentage">
            <text:p>0,00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10002" calcext:value-type="float">
            <text:p>10002</text:p>
          </table:table-cell>
          <table:table-cell table:formula="of:=[.BA17]/[.$H17]-1" office:value-type="percentage" office:value="0" calcext:value-type="percentage">
            <text:p>0,00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10002" calcext:value-type="float">
            <text:p>10002</text:p>
          </table:table-cell>
          <table:table-cell table:formula="of:=[.BE17]/[.$H17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5.txt</text:p>
          </table:table-cell>
          <table:table-cell table:number-columns-repeated="3"/>
          <table:table-cell office:value-type="string" calcext:value-type="string">
            <text:p>orig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formula="of:=[.M18]/[.H18]-1" office:value-type="percentage" office:value="0" calcext:value-type="percentage">
            <text:p>0,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Q18]/[.H18]-1" office:value-type="percentage" office:value="0" calcext:value-type="percentage">
            <text:p>0,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U18]/[.H1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formula="of:=[.AB18]/[.H18]-1" office:value-type="percentage" office:value="2.40277777777778" calcext:value-type="percentage">
            <text:p>240,28%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formula="of:=[.AG18]/[.H18]-1" office:value-type="percentage" office:value="0" calcext:value-type="percentage">
            <text:p>0,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formula="of:=[.AK18]/[.$H18]-1" office:value-type="percentage" office:value="0" calcext:value-type="percentage">
            <text:p>0,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formula="of:=[.AO18]/[.$H18]-1" office:value-type="percentage" office:value="0" calcext:value-type="percentage">
            <text:p>0,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formula="of:=[.AS18]/[.$H18]-1" office:value-type="percentage" office:value="0" calcext:value-type="percentage">
            <text:p>0,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formula="of:=[.AW18]/[.$H18]-1" office:value-type="percentage" office:value="0" calcext:value-type="percentage">
            <text:p>0,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table:formula="of:=[.BA18]/[.$H18]-1" office:value-type="percentage" office:value="0" calcext:value-type="percentage">
            <text:p>0,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table:formula="of:=[.BE18]/[.$H18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6.txt</text:p>
          </table:table-cell>
          <table:table-cell table:number-columns-repeated="3"/>
          <table:table-cell office:value-type="string" calcext:value-type="string">
            <text:p>orig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M19]/[.H19]-1" office:value-type="percentage" office:value="0" calcext:value-type="percentage">
            <text:p>0,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Q19]/[.H19]-1" office:value-type="percentage" office:value="0" calcext:value-type="percentage">
            <text:p>0,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U19]/[.H1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B19]/[.H19]-1" office:value-type="percentage" office:value="0" calcext:value-type="percentage">
            <text:p>0,00%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formula="of:=[.AG19]/[.H19]-1" office:value-type="percentage" office:value="0" calcext:value-type="percentage">
            <text:p>0,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K19]/[.$H19]-1" office:value-type="percentage" office:value="0" calcext:value-type="percentage">
            <text:p>0,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O19]/[.$H19]-1" office:value-type="percentage" office:value="0" calcext:value-type="percentage">
            <text:p>0,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S19]/[.$H19]-1" office:value-type="percentage" office:value="0" calcext:value-type="percentage">
            <text:p>0,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W19]/[.$H19]-1" office:value-type="percentage" office:value="0" calcext:value-type="percentage">
            <text:p>0,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formula="of:=[.BA19]/[.$H19]-1" office:value-type="percentage" office:value="0" calcext:value-type="percentage">
            <text:p>0,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formula="of:=[.BE19]/[.$H19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7.txt</text:p>
          </table:table-cell>
          <table:table-cell table:number-columns-repeated="3"/>
          <table:table-cell office:value-type="string" calcext:value-type="string">
            <text:p>orig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5828" calcext:value-type="float">
            <text:p>65828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66037" calcext:value-type="float">
            <text:p>66037</text:p>
          </table:table-cell>
          <table:table-cell office:value-type="float" office:value="0" calcext:value-type="float">
            <text:p>0</text:p>
          </table:table-cell>
          <table:table-cell table:formula="of:=[.M20]/[.H20]-1" office:value-type="percentage" office:value="0.00317494075469416" calcext:value-type="percentage">
            <text:p>0,32%</text:p>
          </table:table-cell>
          <table:table-cell/>
          <table:table-cell office:value-type="float" office:value="66037" calcext:value-type="float">
            <text:p>66037</text:p>
          </table:table-cell>
          <table:table-cell office:value-type="float" office:value="2000" calcext:value-type="float">
            <text:p>2000</text:p>
          </table:table-cell>
          <table:table-cell table:formula="of:=[.Q20]/[.H20]-1" office:value-type="percentage" office:value="0.00317494075469416" calcext:value-type="percentage">
            <text:p>0,32%</text:p>
          </table:table-cell>
          <table:table-cell/>
          <table:table-cell office:value-type="float" office:value="65828" calcext:value-type="float">
            <text:p>65828</text:p>
          </table:table-cell>
          <table:table-cell office:value-type="float" office:value="2001" calcext:value-type="float">
            <text:p>2001</text:p>
          </table:table-cell>
          <table:table-cell table:formula="of:=[.U20]/[.H2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0192" calcext:value-type="float">
            <text:p>70192</text:p>
          </table:table-cell>
          <table:table-cell office:value-type="float" office:value="1" calcext:value-type="float">
            <text:p>1</text:p>
          </table:table-cell>
          <table:table-cell table:formula="of:=[.AB20]/[.H20]-1" office:value-type="percentage" office:value="0.066293978246339" calcext:value-type="percentage">
            <text:p>6,63%</text:p>
          </table:table-cell>
          <table:table-cell table:number-columns-repeated="2"/>
          <table:table-cell office:value-type="float" office:value="65828" calcext:value-type="float">
            <text:p>65828</text:p>
          </table:table-cell>
          <table:table-cell office:value-type="float" office:value="10006" calcext:value-type="float">
            <text:p>10006</text:p>
          </table:table-cell>
          <table:table-cell table:formula="of:=[.AG20]/[.H20]-1" office:value-type="percentage" office:value="0" calcext:value-type="percentage">
            <text:p>0,00%</text:p>
          </table:table-cell>
          <table:table-cell/>
          <table:table-cell office:value-type="float" office:value="65828" calcext:value-type="float">
            <text:p>65828</text:p>
          </table:table-cell>
          <table:table-cell office:value-type="float" office:value="10006" calcext:value-type="float">
            <text:p>10006</text:p>
          </table:table-cell>
          <table:table-cell table:formula="of:=[.AK20]/[.$H20]-1" office:value-type="percentage" office:value="0" calcext:value-type="percentage">
            <text:p>0,00%</text:p>
          </table:table-cell>
          <table:table-cell/>
          <table:table-cell office:value-type="float" office:value="65828" calcext:value-type="float">
            <text:p>65828</text:p>
          </table:table-cell>
          <table:table-cell office:value-type="float" office:value="10011" calcext:value-type="float">
            <text:p>10011</text:p>
          </table:table-cell>
          <table:table-cell table:formula="of:=[.AO20]/[.$H20]-1" office:value-type="percentage" office:value="0" calcext:value-type="percentage">
            <text:p>0,00%</text:p>
          </table:table-cell>
          <table:table-cell/>
          <table:table-cell office:value-type="float" office:value="65828" calcext:value-type="float">
            <text:p>65828</text:p>
          </table:table-cell>
          <table:table-cell office:value-type="float" office:value="10009" calcext:value-type="float">
            <text:p>10009</text:p>
          </table:table-cell>
          <table:table-cell table:formula="of:=[.AS20]/[.$H20]-1" office:value-type="percentage" office:value="0" calcext:value-type="percentage">
            <text:p>0,00%</text:p>
          </table:table-cell>
          <table:table-cell/>
          <table:table-cell office:value-type="float" office:value="65828" calcext:value-type="float">
            <text:p>65828</text:p>
          </table:table-cell>
          <table:table-cell office:value-type="float" office:value="10010" calcext:value-type="float">
            <text:p>10010</text:p>
          </table:table-cell>
          <table:table-cell table:formula="of:=[.AW20]/[.$H20]-1" office:value-type="percentage" office:value="0" calcext:value-type="percentage">
            <text:p>0,00%</text:p>
          </table:table-cell>
          <table:table-cell/>
          <table:table-cell office:value-type="float" office:value="65828" calcext:value-type="float">
            <text:p>65828</text:p>
          </table:table-cell>
          <table:table-cell office:value-type="float" office:value="10004" calcext:value-type="float">
            <text:p>10004</text:p>
          </table:table-cell>
          <table:table-cell table:formula="of:=[.BA20]/[.$H20]-1" office:value-type="percentage" office:value="0" calcext:value-type="percentage">
            <text:p>0,00%</text:p>
          </table:table-cell>
          <table:table-cell/>
          <table:table-cell office:value-type="float" office:value="65828" calcext:value-type="float">
            <text:p>65828</text:p>
          </table:table-cell>
          <table:table-cell office:value-type="float" office:value="10002" calcext:value-type="float">
            <text:p>10002</text:p>
          </table:table-cell>
          <table:table-cell table:formula="of:=[.BE20]/[.$H20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8.txt</text:p>
          </table:table-cell>
          <table:table-cell table:number-columns-repeated="3"/>
          <table:table-cell office:value-type="string" calcext:value-type="string">
            <text:p>orig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M21]/[.H21]-1" office:value-type="percentage" office:value="0" calcext:value-type="percentage">
            <text:p>0,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Q21]/[.H21]-1" office:value-type="percentage" office:value="0" calcext:value-type="percentage">
            <text:p>0,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U21]/[.H21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formula="of:=[.AB21]/[.H21]-1" office:value-type="percentage" office:value="0.298816568047337" calcext:value-type="percentage">
            <text:p>29,88%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  <table:table-cell table:formula="of:=[.AG21]/[.H21]-1" office:value-type="percentage" office:value="0" calcext:value-type="percentage">
            <text:p>0,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AK21]/[.$H21]-1" office:value-type="percentage" office:value="0" calcext:value-type="percentage">
            <text:p>0,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AO21]/[.$H21]-1" office:value-type="percentage" office:value="0" calcext:value-type="percentage">
            <text:p>0,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AS21]/[.$H21]-1" office:value-type="percentage" office:value="0" calcext:value-type="percentage">
            <text:p>0,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AW21]/[.$H21]-1" office:value-type="percentage" office:value="0" calcext:value-type="percentage">
            <text:p>0,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formula="of:=[.BA21]/[.$H21]-1" office:value-type="percentage" office:value="0" calcext:value-type="percentage">
            <text:p>0,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formula="of:=[.BE21]/[.$H21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9.txt</text:p>
          </table:table-cell>
          <table:table-cell table:number-columns-repeated="3"/>
          <table:table-cell office:value-type="string" calcext:value-type="string">
            <text:p>orig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67" calcext:value-type="float">
            <text:p>596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5969" calcext:value-type="float">
            <text:p>5969</text:p>
          </table:table-cell>
          <table:table-cell office:value-type="float" office:value="0" calcext:value-type="float">
            <text:p>0</text:p>
          </table:table-cell>
          <table:table-cell table:formula="of:=[.M22]/[.H22]-1" office:value-type="percentage" office:value="0.000335176805765114" calcext:value-type="percentage">
            <text:p>0,03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3" calcext:value-type="float">
            <text:p>3</text:p>
          </table:table-cell>
          <table:table-cell table:formula="of:=[.Q22]/[.H22]-1" office:value-type="percentage" office:value="0" calcext:value-type="percentage">
            <text:p>0,00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3" calcext:value-type="float">
            <text:p>3</text:p>
          </table:table-cell>
          <table:table-cell table:formula="of:=[.U22]/[.H22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186" calcext:value-type="float">
            <text:p>6186</text:p>
          </table:table-cell>
          <table:table-cell office:value-type="float" office:value="0" calcext:value-type="float">
            <text:p>0</text:p>
          </table:table-cell>
          <table:table-cell table:formula="of:=[.AB22]/[.H22]-1" office:value-type="percentage" office:value="0.0367018602312721" calcext:value-type="percentage">
            <text:p>3,67%</text:p>
          </table:table-cell>
          <table:table-cell table:number-columns-repeated="2"/>
          <table:table-cell office:value-type="float" office:value="5967" calcext:value-type="float">
            <text:p>5967</text:p>
          </table:table-cell>
          <table:table-cell office:value-type="float" office:value="50" calcext:value-type="float">
            <text:p>50</text:p>
          </table:table-cell>
          <table:table-cell table:formula="of:=[.AG22]/[.H22]-1" office:value-type="percentage" office:value="0" calcext:value-type="percentage">
            <text:p>0,00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46" calcext:value-type="float">
            <text:p>46</text:p>
          </table:table-cell>
          <table:table-cell table:formula="of:=[.AK22]/[.$H22]-1" office:value-type="percentage" office:value="0" calcext:value-type="percentage">
            <text:p>0,00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48" calcext:value-type="float">
            <text:p>48</text:p>
          </table:table-cell>
          <table:table-cell table:formula="of:=[.AO22]/[.$H22]-1" office:value-type="percentage" office:value="0" calcext:value-type="percentage">
            <text:p>0,00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42" calcext:value-type="float">
            <text:p>42</text:p>
          </table:table-cell>
          <table:table-cell table:formula="of:=[.AS22]/[.$H22]-1" office:value-type="percentage" office:value="0" calcext:value-type="percentage">
            <text:p>0,00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46" calcext:value-type="float">
            <text:p>46</text:p>
          </table:table-cell>
          <table:table-cell table:formula="of:=[.AW22]/[.$H22]-1" office:value-type="percentage" office:value="0" calcext:value-type="percentage">
            <text:p>0,00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151" calcext:value-type="float">
            <text:p>151</text:p>
          </table:table-cell>
          <table:table-cell table:formula="of:=[.BA22]/[.$H22]-1" office:value-type="percentage" office:value="0" calcext:value-type="percentage">
            <text:p>0,00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141" calcext:value-type="float">
            <text:p>141</text:p>
          </table:table-cell>
          <table:table-cell table:formula="of:=[.BE22]/[.$H22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10.txt</text:p>
          </table:table-cell>
          <table:table-cell table:number-columns-repeated="3"/>
          <table:table-cell office:value-type="string" calcext:value-type="string">
            <text:p>orig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747" calcext:value-type="float">
            <text:p>574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747" calcext:value-type="float">
            <text:p>5747</text:p>
          </table:table-cell>
          <table:table-cell office:value-type="float" office:value="0" calcext:value-type="float">
            <text:p>0</text:p>
          </table:table-cell>
          <table:table-cell table:formula="of:=[.M23]/[.H23]-1" office:value-type="percentage" office:value="0" calcext:value-type="percentage">
            <text:p>0,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2" calcext:value-type="float">
            <text:p>2</text:p>
          </table:table-cell>
          <table:table-cell table:formula="of:=[.Q23]/[.H23]-1" office:value-type="percentage" office:value="0" calcext:value-type="percentage">
            <text:p>0,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3" calcext:value-type="float">
            <text:p>3</text:p>
          </table:table-cell>
          <table:table-cell table:formula="of:=[.U23]/[.H23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5747" calcext:value-type="float">
            <text:p>5747</text:p>
          </table:table-cell>
          <table:table-cell office:value-type="float" office:value="0" calcext:value-type="float">
            <text:p>0</text:p>
          </table:table-cell>
          <table:table-cell table:formula="of:=[.AB23]/[.H23]-1" office:value-type="percentage" office:value="0" calcext:value-type="percentage">
            <text:p>0,00%</text:p>
          </table:table-cell>
          <table:table-cell table:number-columns-repeated="2"/>
          <table:table-cell office:value-type="float" office:value="5747" calcext:value-type="float">
            <text:p>5747</text:p>
          </table:table-cell>
          <table:table-cell office:value-type="float" office:value="287" calcext:value-type="float">
            <text:p>287</text:p>
          </table:table-cell>
          <table:table-cell table:formula="of:=[.AG23]/[.H23]-1" office:value-type="percentage" office:value="0" calcext:value-type="percentage">
            <text:p>0,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319" calcext:value-type="float">
            <text:p>319</text:p>
          </table:table-cell>
          <table:table-cell table:formula="of:=[.AK23]/[.$H23]-1" office:value-type="percentage" office:value="0" calcext:value-type="percentage">
            <text:p>0,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304" calcext:value-type="float">
            <text:p>304</text:p>
          </table:table-cell>
          <table:table-cell table:formula="of:=[.AO23]/[.$H23]-1" office:value-type="percentage" office:value="0" calcext:value-type="percentage">
            <text:p>0,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279" calcext:value-type="float">
            <text:p>279</text:p>
          </table:table-cell>
          <table:table-cell table:formula="of:=[.AS23]/[.$H23]-1" office:value-type="percentage" office:value="0" calcext:value-type="percentage">
            <text:p>0,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277" calcext:value-type="float">
            <text:p>277</text:p>
          </table:table-cell>
          <table:table-cell table:formula="of:=[.AW23]/[.$H23]-1" office:value-type="percentage" office:value="0" calcext:value-type="percentage">
            <text:p>0,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926" calcext:value-type="float">
            <text:p>926</text:p>
          </table:table-cell>
          <table:table-cell table:formula="of:=[.BA23]/[.$H23]-1" office:value-type="percentage" office:value="0" calcext:value-type="percentage">
            <text:p>0,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959" calcext:value-type="float">
            <text:p>959</text:p>
          </table:table-cell>
          <table:table-cell table:formula="of:=[.BE23]/[.$H23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11.txt</text:p>
          </table:table-cell>
          <table:table-cell table:number-columns-repeated="3"/>
          <table:table-cell office:value-type="string" calcext:value-type="string">
            <text:p>orig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5494" calcext:value-type="float">
            <text:p>75494</text:p>
          </table:table-cell>
          <table:table-cell office:value-type="float" office:value="1703" calcext:value-type="float">
            <text:p>1703</text:p>
          </table:table-cell>
          <table:table-cell table:number-columns-repeated="3"/>
          <table:table-cell office:value-type="float" office:value="76331" calcext:value-type="float">
            <text:p>76331</text:p>
          </table:table-cell>
          <table:table-cell office:value-type="float" office:value="0" calcext:value-type="float">
            <text:p>0</text:p>
          </table:table-cell>
          <table:table-cell table:formula="of:=[.M24]/[.H24]-1" office:value-type="percentage" office:value="0.0110869737992423" calcext:value-type="percentage">
            <text:p>1,11%</text:p>
          </table:table-cell>
          <table:table-cell/>
          <table:table-cell office:value-type="float" office:value="75836" calcext:value-type="float">
            <text:p>75836</text:p>
          </table:table-cell>
          <table:table-cell office:value-type="float" office:value="2000" calcext:value-type="float">
            <text:p>2000</text:p>
          </table:table-cell>
          <table:table-cell table:formula="of:=[.Q24]/[.H24]-1" office:value-type="percentage" office:value="0.00453016133732476" calcext:value-type="percentage">
            <text:p>0,45%</text:p>
          </table:table-cell>
          <table:table-cell/>
          <table:table-cell office:value-type="float" office:value="75761" calcext:value-type="float">
            <text:p>75761</text:p>
          </table:table-cell>
          <table:table-cell office:value-type="float" office:value="2000" calcext:value-type="float">
            <text:p>2000</text:p>
          </table:table-cell>
          <table:table-cell table:formula="of:=[.U24]/[.H24]-1" office:value-type="percentage" office:value="0.00353670490370095" calcext:value-type="percentage">
            <text:p>0,35%</text:p>
          </table:table-cell>
          <table:table-cell table:number-columns-repeated="4"/>
          <table:table-cell office:value-type="float" office:value="84250" calcext:value-type="float">
            <text:p>84250</text:p>
          </table:table-cell>
          <table:table-cell office:value-type="float" office:value="1" calcext:value-type="float">
            <text:p>1</text:p>
          </table:table-cell>
          <table:table-cell table:formula="of:=[.AB24]/[.H24]-1" office:value-type="percentage" office:value="0.115982727104141" calcext:value-type="percentage">
            <text:p>11,60%</text:p>
          </table:table-cell>
          <table:table-cell table:number-columns-repeated="2"/>
          <table:table-cell office:value-type="float" office:value="75494" calcext:value-type="float">
            <text:p>75494</text:p>
          </table:table-cell>
          <table:table-cell office:value-type="float" office:value="10007" calcext:value-type="float">
            <text:p>10007</text:p>
          </table:table-cell>
          <table:table-cell table:formula="of:=[.AG24]/[.H24]-1" office:value-type="percentage" office:value="0" calcext:value-type="percentage">
            <text:p>0,00%</text:p>
          </table:table-cell>
          <table:table-cell/>
          <table:table-cell office:value-type="float" office:value="75494" calcext:value-type="float">
            <text:p>75494</text:p>
          </table:table-cell>
          <table:table-cell office:value-type="float" office:value="10006" calcext:value-type="float">
            <text:p>10006</text:p>
          </table:table-cell>
          <table:table-cell table:formula="of:=[.AK24]/[.$H24]-1" office:value-type="percentage" office:value="0" calcext:value-type="percentage">
            <text:p>0,00%</text:p>
          </table:table-cell>
          <table:table-cell/>
          <table:table-cell office:value-type="float" office:value="75494" calcext:value-type="float">
            <text:p>75494</text:p>
          </table:table-cell>
          <table:table-cell office:value-type="float" office:value="10009" calcext:value-type="float">
            <text:p>10009</text:p>
          </table:table-cell>
          <table:table-cell table:formula="of:=[.AO24]/[.$H24]-1" office:value-type="percentage" office:value="0" calcext:value-type="percentage">
            <text:p>0,00%</text:p>
          </table:table-cell>
          <table:table-cell/>
          <table:table-cell office:value-type="float" office:value="75494" calcext:value-type="float">
            <text:p>75494</text:p>
          </table:table-cell>
          <table:table-cell office:value-type="float" office:value="10007" calcext:value-type="float">
            <text:p>10007</text:p>
          </table:table-cell>
          <table:table-cell table:formula="of:=[.AS24]/[.$H24]-1" office:value-type="percentage" office:value="0" calcext:value-type="percentage">
            <text:p>0,00%</text:p>
          </table:table-cell>
          <table:table-cell/>
          <table:table-cell office:value-type="float" office:value="75494" calcext:value-type="float">
            <text:p>75494</text:p>
          </table:table-cell>
          <table:table-cell office:value-type="float" office:value="10007" calcext:value-type="float">
            <text:p>10007</text:p>
          </table:table-cell>
          <table:table-cell table:formula="of:=[.AW24]/[.$H24]-1" office:value-type="percentage" office:value="0" calcext:value-type="percentage">
            <text:p>0,00%</text:p>
          </table:table-cell>
          <table:table-cell/>
          <table:table-cell office:value-type="float" office:value="75494" calcext:value-type="float">
            <text:p>75494</text:p>
          </table:table-cell>
          <table:table-cell office:value-type="float" office:value="10003" calcext:value-type="float">
            <text:p>10003</text:p>
          </table:table-cell>
          <table:table-cell table:formula="of:=[.BA24]/[.$H24]-1" office:value-type="percentage" office:value="0" calcext:value-type="percentage">
            <text:p>0,00%</text:p>
          </table:table-cell>
          <table:table-cell/>
          <table:table-cell office:value-type="float" office:value="75494" calcext:value-type="float">
            <text:p>75494</text:p>
          </table:table-cell>
          <table:table-cell office:value-type="float" office:value="10001" calcext:value-type="float">
            <text:p>10001</text:p>
          </table:table-cell>
          <table:table-cell table:formula="of:=[.BE24]/[.$H24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12.txt</text:p>
          </table:table-cell>
          <table:table-cell table:number-columns-repeated="3"/>
          <table:table-cell office:value-type="string" calcext:value-type="string">
            <text:p>orig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18" calcext:value-type="float">
            <text:p>91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formula="of:=[.M25]/[.H25]-1" office:value-type="percentage" office:value="0" calcext:value-type="percentage">
            <text:p>0,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6" calcext:value-type="float">
            <text:p>6</text:p>
          </table:table-cell>
          <table:table-cell table:formula="of:=[.Q25]/[.H25]-1" office:value-type="percentage" office:value="0" calcext:value-type="percentage">
            <text:p>0,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6" calcext:value-type="float">
            <text:p>6</text:p>
          </table:table-cell>
          <table:table-cell table:formula="of:=[.U25]/[.H2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5293" calcext:value-type="float">
            <text:p>5293</text:p>
          </table:table-cell>
          <table:table-cell office:value-type="float" office:value="0" calcext:value-type="float">
            <text:p>0</text:p>
          </table:table-cell>
          <table:table-cell table:formula="of:=[.AB25]/[.H25]-1" office:value-type="percentage" office:value="4.76579520697168" calcext:value-type="percentage">
            <text:p>476,58%</text:p>
          </table:table-cell>
          <table:table-cell table:number-columns-repeated="2"/>
          <table:table-cell office:value-type="float" office:value="918" calcext:value-type="float">
            <text:p>918</text:p>
          </table:table-cell>
          <table:table-cell office:value-type="float" office:value="511" calcext:value-type="float">
            <text:p>511</text:p>
          </table:table-cell>
          <table:table-cell table:formula="of:=[.AG25]/[.H25]-1" office:value-type="percentage" office:value="0" calcext:value-type="percentage">
            <text:p>0,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512" calcext:value-type="float">
            <text:p>512</text:p>
          </table:table-cell>
          <table:table-cell table:formula="of:=[.AK25]/[.$H25]-1" office:value-type="percentage" office:value="0" calcext:value-type="percentage">
            <text:p>0,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510" calcext:value-type="float">
            <text:p>510</text:p>
          </table:table-cell>
          <table:table-cell table:formula="of:=[.AO25]/[.$H25]-1" office:value-type="percentage" office:value="0" calcext:value-type="percentage">
            <text:p>0,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570" calcext:value-type="float">
            <text:p>570</text:p>
          </table:table-cell>
          <table:table-cell table:formula="of:=[.AS25]/[.$H25]-1" office:value-type="percentage" office:value="0" calcext:value-type="percentage">
            <text:p>0,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522" calcext:value-type="float">
            <text:p>522</text:p>
          </table:table-cell>
          <table:table-cell table:formula="of:=[.AW25]/[.$H25]-1" office:value-type="percentage" office:value="0" calcext:value-type="percentage">
            <text:p>0,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2283" calcext:value-type="float">
            <text:p>2283</text:p>
          </table:table-cell>
          <table:table-cell table:formula="of:=[.BA25]/[.$H25]-1" office:value-type="percentage" office:value="0" calcext:value-type="percentage">
            <text:p>0,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2261" calcext:value-type="float">
            <text:p>2261</text:p>
          </table:table-cell>
          <table:table-cell table:formula="of:=[.BE25]/[.$H25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A1.txt</text:p>
          </table:table-cell>
          <table:table-cell table:number-columns-repeated="3"/>
          <table:table-cell office:value-type="string" calcext:value-type="string">
            <text:p>track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621" calcext:value-type="float">
            <text:p>9621</text:p>
          </table:table-cell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11491" calcext:value-type="float">
            <text:p>11491</text:p>
          </table:table-cell>
          <table:table-cell office:value-type="float" office:value="1" calcext:value-type="float">
            <text:p>1</text:p>
          </table:table-cell>
          <table:table-cell table:formula="of:=[.M26]/[.H26]-1" office:value-type="percentage" office:value="0.194366489969858" calcext:value-type="percentage">
            <text:p>19,44%</text:p>
          </table:table-cell>
          <table:table-cell/>
          <table:table-cell office:value-type="float" office:value="11471" calcext:value-type="float">
            <text:p>11471</text:p>
          </table:table-cell>
          <table:table-cell office:value-type="float" office:value="2000" calcext:value-type="float">
            <text:p>2000</text:p>
          </table:table-cell>
          <table:table-cell table:formula="of:=[.Q26]/[.H26]-1" office:value-type="percentage" office:value="0.192287703980875" calcext:value-type="percentage">
            <text:p>19,23%</text:p>
          </table:table-cell>
          <table:table-cell/>
          <table:table-cell office:value-type="float" office:value="9621" calcext:value-type="float">
            <text:p>9621</text:p>
          </table:table-cell>
          <table:table-cell office:value-type="float" office:value="2004" calcext:value-type="float">
            <text:p>2004</text:p>
          </table:table-cell>
          <table:table-cell table:formula="of:=[.U26]/[.H2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1087" calcext:value-type="float">
            <text:p>21087</text:p>
          </table:table-cell>
          <table:table-cell office:value-type="float" office:value="1" calcext:value-type="float">
            <text:p>1</text:p>
          </table:table-cell>
          <table:table-cell table:formula="of:=[.AB26]/[.H26]-1" office:value-type="percentage" office:value="1.19176800748363" calcext:value-type="percentage">
            <text:p>119,18%</text:p>
          </table:table-cell>
          <table:table-cell table:number-columns-repeated="2"/>
          <table:table-cell office:value-type="float" office:value="10146" calcext:value-type="float">
            <text:p>10146</text:p>
          </table:table-cell>
          <table:table-cell office:value-type="float" office:value="10005" calcext:value-type="float">
            <text:p>10005</text:p>
          </table:table-cell>
          <table:table-cell table:formula="of:=[.AG26]/[.H26]-1" office:value-type="percentage" office:value="0.0545681322107889" calcext:value-type="percentage">
            <text:p>5,46%</text:p>
          </table:table-cell>
          <table:table-cell/>
          <table:table-cell office:value-type="float" office:value="10051" calcext:value-type="float">
            <text:p>10051</text:p>
          </table:table-cell>
          <table:table-cell office:value-type="float" office:value="10004" calcext:value-type="float">
            <text:p>10004</text:p>
          </table:table-cell>
          <table:table-cell table:formula="of:=[.AK26]/[.$H26]-1" office:value-type="percentage" office:value="0.0446938987631222" calcext:value-type="percentage">
            <text:p>4,47%</text:p>
          </table:table-cell>
          <table:table-cell/>
          <table:table-cell office:value-type="float" office:value="10101" calcext:value-type="float">
            <text:p>10101</text:p>
          </table:table-cell>
          <table:table-cell office:value-type="float" office:value="10003" calcext:value-type="float">
            <text:p>10003</text:p>
          </table:table-cell>
          <table:table-cell table:formula="of:=[.AO26]/[.$H26]-1" office:value-type="percentage" office:value="0.0498908637355784" calcext:value-type="percentage">
            <text:p>4,99%</text:p>
          </table:table-cell>
          <table:table-cell/>
          <table:table-cell office:value-type="float" office:value="9906" calcext:value-type="float">
            <text:p>9906</text:p>
          </table:table-cell>
          <table:table-cell office:value-type="float" office:value="10004" calcext:value-type="float">
            <text:p>10004</text:p>
          </table:table-cell>
          <table:table-cell table:formula="of:=[.AS26]/[.$H26]-1" office:value-type="percentage" office:value="0.0296227003429996" calcext:value-type="percentage">
            <text:p>2,96%</text:p>
          </table:table-cell>
          <table:table-cell/>
          <table:table-cell office:value-type="float" office:value="9621" calcext:value-type="float">
            <text:p>9621</text:p>
          </table:table-cell>
          <table:table-cell office:value-type="float" office:value="10004" calcext:value-type="float">
            <text:p>10004</text:p>
          </table:table-cell>
          <table:table-cell table:formula="of:=[.AW26]/[.$H26]-1" office:value-type="percentage" office:value="0" calcext:value-type="percentage">
            <text:p>0,00%</text:p>
          </table:table-cell>
          <table:table-cell/>
          <table:table-cell office:value-type="float" office:value="10638" calcext:value-type="float">
            <text:p>10638</text:p>
          </table:table-cell>
          <table:table-cell office:value-type="float" office:value="10005" calcext:value-type="float">
            <text:p>10005</text:p>
          </table:table-cell>
          <table:table-cell table:formula="of:=[.BA26]/[.$H26]-1" office:value-type="percentage" office:value="0.105706267539757" calcext:value-type="percentage">
            <text:p>10,57%</text:p>
          </table:table-cell>
          <table:table-cell/>
          <table:table-cell office:value-type="float" office:value="10228" calcext:value-type="float">
            <text:p>10228</text:p>
          </table:table-cell>
          <table:table-cell office:value-type="float" office:value="10014" calcext:value-type="float">
            <text:p>10014</text:p>
          </table:table-cell>
          <table:table-cell table:formula="of:=[.BE26]/[.$H26]-1" office:value-type="percentage" office:value="0.0630911547656168" calcext:value-type="percentage">
            <text:p>6,31%</text:p>
          </table:table-cell>
        </table:table-row>
        <table:table-row table:style-name="ro1">
          <table:table-cell office:value-type="string" calcext:value-type="string">
            <text:p>../instances_addtracktime/InstanceA2.txt</text:p>
          </table:table-cell>
          <table:table-cell table:number-columns-repeated="3"/>
          <table:table-cell office:value-type="string" calcext:value-type="string">
            <text:p>track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859" calcext:value-type="float">
            <text:p>6859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8286" calcext:value-type="float">
            <text:p>8286</text:p>
          </table:table-cell>
          <table:table-cell office:value-type="float" office:value="1" calcext:value-type="float">
            <text:p>1</text:p>
          </table:table-cell>
          <table:table-cell table:formula="of:=[.M27]/[.H27]-1" office:value-type="percentage" office:value="0.20804782038198" calcext:value-type="percentage">
            <text:p>20,80%</text:p>
          </table:table-cell>
          <table:table-cell/>
          <table:table-cell office:value-type="float" office:value="7631" calcext:value-type="float">
            <text:p>7631</text:p>
          </table:table-cell>
          <table:table-cell office:value-type="float" office:value="2000" calcext:value-type="float">
            <text:p>2000</text:p>
          </table:table-cell>
          <table:table-cell table:formula="of:=[.Q27]/[.H27]-1" office:value-type="percentage" office:value="0.112552850269719" calcext:value-type="percentage">
            <text:p>11,26%</text:p>
          </table:table-cell>
          <table:table-cell/>
          <table:table-cell office:value-type="float" office:value="6875" calcext:value-type="float">
            <text:p>6875</text:p>
          </table:table-cell>
          <table:table-cell office:value-type="float" office:value="2001" calcext:value-type="float">
            <text:p>2001</text:p>
          </table:table-cell>
          <table:table-cell table:formula="of:=[.U27]/[.H27]-1" office:value-type="percentage" office:value="0.0023327015599941" calcext:value-type="percentage">
            <text:p>0,23%</text:p>
          </table:table-cell>
          <table:table-cell table:number-columns-repeated="4"/>
          <table:table-cell office:value-type="float" office:value="13947" calcext:value-type="float">
            <text:p>13947</text:p>
          </table:table-cell>
          <table:table-cell office:value-type="float" office:value="5" calcext:value-type="float">
            <text:p>5</text:p>
          </table:table-cell>
          <table:table-cell table:formula="of:=[.AB27]/[.H27]-1" office:value-type="percentage" office:value="1.03338679107742" calcext:value-type="percentage">
            <text:p>103,34%</text:p>
          </table:table-cell>
          <table:table-cell table:number-columns-repeated="2"/>
          <table:table-cell office:value-type="float" office:value="7156" calcext:value-type="float">
            <text:p>7156</text:p>
          </table:table-cell>
          <table:table-cell office:value-type="float" office:value="10005" calcext:value-type="float">
            <text:p>10005</text:p>
          </table:table-cell>
          <table:table-cell table:formula="of:=[.AG27]/[.H27]-1" office:value-type="percentage" office:value="0.0433007727073917" calcext:value-type="percentage">
            <text:p>4,33%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0005" calcext:value-type="float">
            <text:p>10005</text:p>
          </table:table-cell>
          <table:table-cell table:formula="of:=[.AK27]/[.$H27]-1" office:value-type="percentage" office:value="0" calcext:value-type="percentage">
            <text:p>0,00%</text:p>
          </table:table-cell>
          <table:table-cell/>
          <table:table-cell office:value-type="float" office:value="6875" calcext:value-type="float">
            <text:p>6875</text:p>
          </table:table-cell>
          <table:table-cell office:value-type="float" office:value="10005" calcext:value-type="float">
            <text:p>10005</text:p>
          </table:table-cell>
          <table:table-cell table:formula="of:=[.AO27]/[.$H27]-1" office:value-type="percentage" office:value="0.0023327015599941" calcext:value-type="percentage">
            <text:p>0,23%</text:p>
          </table:table-cell>
          <table:table-cell/>
          <table:table-cell office:value-type="float" office:value="6875" calcext:value-type="float">
            <text:p>6875</text:p>
          </table:table-cell>
          <table:table-cell office:value-type="float" office:value="10006" calcext:value-type="float">
            <text:p>10006</text:p>
          </table:table-cell>
          <table:table-cell table:formula="of:=[.AS27]/[.$H27]-1" office:value-type="percentage" office:value="0.0023327015599941" calcext:value-type="percentage">
            <text:p>0,23%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0005" calcext:value-type="float">
            <text:p>10005</text:p>
          </table:table-cell>
          <table:table-cell table:formula="of:=[.AW27]/[.$H27]-1" office:value-type="percentage" office:value="0" calcext:value-type="percentage">
            <text:p>0,00%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0004" calcext:value-type="float">
            <text:p>10004</text:p>
          </table:table-cell>
          <table:table-cell table:formula="of:=[.BA27]/[.$H27]-1" office:value-type="percentage" office:value="0.0473830004373816" calcext:value-type="percentage">
            <text:p>4,74%</text:p>
          </table:table-cell>
          <table:table-cell/>
          <table:table-cell office:value-type="float" office:value="7175" calcext:value-type="float">
            <text:p>7175</text:p>
          </table:table-cell>
          <table:table-cell office:value-type="float" office:value="10003" calcext:value-type="float">
            <text:p>10003</text:p>
          </table:table-cell>
          <table:table-cell table:formula="of:=[.BE27]/[.$H27]-1" office:value-type="percentage" office:value="0.0460708558098848" calcext:value-type="percentage">
            <text:p>4,61%</text:p>
          </table:table-cell>
        </table:table-row>
        <table:table-row table:style-name="ro1">
          <table:table-cell office:value-type="string" calcext:value-type="string">
            <text:p>../instances_addtracktime/InstanceA3.txt</text:p>
          </table:table-cell>
          <table:table-cell table:number-columns-repeated="3"/>
          <table:table-cell office:value-type="string" calcext:value-type="string">
            <text:p>track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77" calcext:value-type="float">
            <text:p>2077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table:formula="of:=[.M28]/[.H28]-1" office:value-type="percentage" office:value="0.336061627347135" calcext:value-type="percentage">
            <text:p>33,61%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2000" calcext:value-type="float">
            <text:p>2000</text:p>
          </table:table-cell>
          <table:table-cell table:formula="of:=[.Q28]/[.H28]-1" office:value-type="percentage" office:value="0" calcext:value-type="percentage">
            <text:p>0,00%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2000" calcext:value-type="float">
            <text:p>2000</text:p>
          </table:table-cell>
          <table:table-cell table:formula="of:=[.U28]/[.H2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770" calcext:value-type="float">
            <text:p>6770</text:p>
          </table:table-cell>
          <table:table-cell office:value-type="float" office:value="1" calcext:value-type="float">
            <text:p>1</text:p>
          </table:table-cell>
          <table:table-cell table:formula="of:=[.AB28]/[.H28]-1" office:value-type="percentage" office:value="2.25950890707752" calcext:value-type="percentage">
            <text:p>225,95%</text:p>
          </table:table-cell>
          <table:table-cell table:number-columns-repeated="2"/>
          <table:table-cell office:value-type="float" office:value="2196" calcext:value-type="float">
            <text:p>2196</text:p>
          </table:table-cell>
          <table:table-cell office:value-type="float" office:value="10006" calcext:value-type="float">
            <text:p>10006</text:p>
          </table:table-cell>
          <table:table-cell table:formula="of:=[.AG28]/[.H28]-1" office:value-type="percentage" office:value="0.0572941742898412" calcext:value-type="percentage">
            <text:p>5,73%</text:p>
          </table:table-cell>
          <table:table-cell/>
          <table:table-cell office:value-type="float" office:value="2159" calcext:value-type="float">
            <text:p>2159</text:p>
          </table:table-cell>
          <table:table-cell office:value-type="float" office:value="10006" calcext:value-type="float">
            <text:p>10006</text:p>
          </table:table-cell>
          <table:table-cell table:formula="of:=[.AK28]/[.$H28]-1" office:value-type="percentage" office:value="0.0394800192585461" calcext:value-type="percentage">
            <text:p>3,95%</text:p>
          </table:table-cell>
          <table:table-cell/>
          <table:table-cell office:value-type="float" office:value="2097" calcext:value-type="float">
            <text:p>2097</text:p>
          </table:table-cell>
          <table:table-cell office:value-type="float" office:value="10005" calcext:value-type="float">
            <text:p>10005</text:p>
          </table:table-cell>
          <table:table-cell table:formula="of:=[.AO28]/[.$H28]-1" office:value-type="percentage" office:value="0.00962927298988925" calcext:value-type="percentage">
            <text:p>0,96%</text:p>
          </table:table-cell>
          <table:table-cell/>
          <table:table-cell office:value-type="float" office:value="2097" calcext:value-type="float">
            <text:p>2097</text:p>
          </table:table-cell>
          <table:table-cell office:value-type="float" office:value="10005" calcext:value-type="float">
            <text:p>10005</text:p>
          </table:table-cell>
          <table:table-cell table:formula="of:=[.AS28]/[.$H28]-1" office:value-type="percentage" office:value="0.00962927298988925" calcext:value-type="percentage">
            <text:p>0,96%</text:p>
          </table:table-cell>
          <table:table-cell/>
          <table:table-cell office:value-type="float" office:value="2159" calcext:value-type="float">
            <text:p>2159</text:p>
          </table:table-cell>
          <table:table-cell office:value-type="float" office:value="10005" calcext:value-type="float">
            <text:p>10005</text:p>
          </table:table-cell>
          <table:table-cell table:formula="of:=[.AW28]/[.$H28]-1" office:value-type="percentage" office:value="0.0394800192585461" calcext:value-type="percentage">
            <text:p>3,95%</text:p>
          </table:table-cell>
          <table:table-cell/>
          <table:table-cell office:value-type="float" office:value="2219" calcext:value-type="float">
            <text:p>2219</text:p>
          </table:table-cell>
          <table:table-cell office:value-type="float" office:value="10001" calcext:value-type="float">
            <text:p>10001</text:p>
          </table:table-cell>
          <table:table-cell table:formula="of:=[.BA28]/[.$H28]-1" office:value-type="percentage" office:value="0.0683678382282138" calcext:value-type="percentage">
            <text:p>6,84%</text:p>
          </table:table-cell>
          <table:table-cell/>
          <table:table-cell office:value-type="float" office:value="2199" calcext:value-type="float">
            <text:p>2199</text:p>
          </table:table-cell>
          <table:table-cell office:value-type="float" office:value="10005" calcext:value-type="float">
            <text:p>10005</text:p>
          </table:table-cell>
          <table:table-cell table:formula="of:=[.BE28]/[.$H28]-1" office:value-type="percentage" office:value="0.0587385652383246" calcext:value-type="percentage">
            <text:p>5,87%</text:p>
          </table:table-cell>
        </table:table-row>
        <table:table-row table:style-name="ro1">
          <table:table-cell office:value-type="string" calcext:value-type="string">
            <text:p>../instances_addtracktime/InstanceA4.txt</text:p>
          </table:table-cell>
          <table:table-cell table:number-columns-repeated="3"/>
          <table:table-cell office:value-type="string" calcext:value-type="string">
            <text:p>track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69" calcext:value-type="float">
            <text:p>206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table:formula="of:=[.M29]/[.H29]-1" office:value-type="percentage" office:value="0.160463992266796" calcext:value-type="percentage">
            <text:p>16,05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77" calcext:value-type="float">
            <text:p>177</text:p>
          </table:table-cell>
          <table:table-cell table:formula="of:=[.Q29]/[.H29]-1" office:value-type="percentage" office:value="0" calcext:value-type="percentage">
            <text:p>0,00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2000" calcext:value-type="float">
            <text:p>2000</text:p>
          </table:table-cell>
          <table:table-cell table:formula="of:=[.U29]/[.H2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630" calcext:value-type="float">
            <text:p>3630</text:p>
          </table:table-cell>
          <table:table-cell office:value-type="float" office:value="0" calcext:value-type="float">
            <text:p>0</text:p>
          </table:table-cell>
          <table:table-cell table:formula="of:=[.AB29]/[.H29]-1" office:value-type="percentage" office:value="0.754470758820686" calcext:value-type="percentage">
            <text:p>75,45%</text:p>
          </table:table-cell>
          <table:table-cell table:number-columns-repeated="2"/>
          <table:table-cell office:value-type="float" office:value="2069" calcext:value-type="float">
            <text:p>2069</text:p>
          </table:table-cell>
          <table:table-cell office:value-type="float" office:value="10005" calcext:value-type="float">
            <text:p>10005</text:p>
          </table:table-cell>
          <table:table-cell table:formula="of:=[.AG29]/[.H29]-1" office:value-type="percentage" office:value="0" calcext:value-type="percentage">
            <text:p>0,00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0007" calcext:value-type="float">
            <text:p>10007</text:p>
          </table:table-cell>
          <table:table-cell table:formula="of:=[.AK29]/[.$H29]-1" office:value-type="percentage" office:value="0" calcext:value-type="percentage">
            <text:p>0,00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0007" calcext:value-type="float">
            <text:p>10007</text:p>
          </table:table-cell>
          <table:table-cell table:formula="of:=[.AO29]/[.$H29]-1" office:value-type="percentage" office:value="0" calcext:value-type="percentage">
            <text:p>0,00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0006" calcext:value-type="float">
            <text:p>10006</text:p>
          </table:table-cell>
          <table:table-cell table:formula="of:=[.AS29]/[.$H29]-1" office:value-type="percentage" office:value="0" calcext:value-type="percentage">
            <text:p>0,00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0006" calcext:value-type="float">
            <text:p>10006</text:p>
          </table:table-cell>
          <table:table-cell table:formula="of:=[.AW29]/[.$H29]-1" office:value-type="percentage" office:value="0" calcext:value-type="percentage">
            <text:p>0,00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0001" calcext:value-type="float">
            <text:p>10001</text:p>
          </table:table-cell>
          <table:table-cell table:formula="of:=[.BA29]/[.$H29]-1" office:value-type="percentage" office:value="0" calcext:value-type="percentage">
            <text:p>0,00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0001" calcext:value-type="float">
            <text:p>10001</text:p>
          </table:table-cell>
          <table:table-cell table:formula="of:=[.BE29]/[.$H29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A5.txt</text:p>
          </table:table-cell>
          <table:table-cell table:number-columns-repeated="3"/>
          <table:table-cell office:value-type="string" calcext:value-type="string">
            <text:p>track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773" calcext:value-type="float">
            <text:p>277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  <table:table-cell table:formula="of:=[.M30]/[.H30]-1" office:value-type="percentage" office:value="0.0468806346916697" calcext:value-type="percentage">
            <text:p>4,69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42" calcext:value-type="float">
            <text:p>42</text:p>
          </table:table-cell>
          <table:table-cell table:formula="of:=[.Q30]/[.H30]-1" office:value-type="percentage" office:value="0" calcext:value-type="percentage">
            <text:p>0,00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44" calcext:value-type="float">
            <text:p>44</text:p>
          </table:table-cell>
          <table:table-cell table:formula="of:=[.U30]/[.H3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602" calcext:value-type="float">
            <text:p>3602</text:p>
          </table:table-cell>
          <table:table-cell office:value-type="float" office:value="0" calcext:value-type="float">
            <text:p>0</text:p>
          </table:table-cell>
          <table:table-cell table:formula="of:=[.AB30]/[.H30]-1" office:value-type="percentage" office:value="0.298954201226109" calcext:value-type="percentage">
            <text:p>29,90%</text:p>
          </table:table-cell>
          <table:table-cell table:number-columns-repeated="2"/>
          <table:table-cell office:value-type="float" office:value="2773" calcext:value-type="float">
            <text:p>2773</text:p>
          </table:table-cell>
          <table:table-cell office:value-type="float" office:value="2100" calcext:value-type="float">
            <text:p>2100</text:p>
          </table:table-cell>
          <table:table-cell table:formula="of:=[.AG30]/[.H30]-1" office:value-type="percentage" office:value="0" calcext:value-type="percentage">
            <text:p>0,00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2311" calcext:value-type="float">
            <text:p>2311</text:p>
          </table:table-cell>
          <table:table-cell table:formula="of:=[.AK30]/[.$H30]-1" office:value-type="percentage" office:value="0" calcext:value-type="percentage">
            <text:p>0,00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2175" calcext:value-type="float">
            <text:p>2175</text:p>
          </table:table-cell>
          <table:table-cell table:formula="of:=[.AO30]/[.$H30]-1" office:value-type="percentage" office:value="0" calcext:value-type="percentage">
            <text:p>0,00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2165" calcext:value-type="float">
            <text:p>2165</text:p>
          </table:table-cell>
          <table:table-cell table:formula="of:=[.AS30]/[.$H30]-1" office:value-type="percentage" office:value="0" calcext:value-type="percentage">
            <text:p>0,00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2203" calcext:value-type="float">
            <text:p>2203</text:p>
          </table:table-cell>
          <table:table-cell table:formula="of:=[.AW30]/[.$H30]-1" office:value-type="percentage" office:value="0" calcext:value-type="percentage">
            <text:p>0,00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8892" calcext:value-type="float">
            <text:p>8892</text:p>
          </table:table-cell>
          <table:table-cell table:formula="of:=[.BA30]/[.$H30]-1" office:value-type="percentage" office:value="0" calcext:value-type="percentage">
            <text:p>0,00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9406" calcext:value-type="float">
            <text:p>9406</text:p>
          </table:table-cell>
          <table:table-cell table:formula="of:=[.BE30]/[.$H30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A6.txt</text:p>
          </table:table-cell>
          <table:table-cell table:number-columns-repeated="3"/>
          <table:table-cell office:value-type="string" calcext:value-type="string">
            <text:p>track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79" calcext:value-type="float">
            <text:p>167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table:formula="of:=[.M31]/[.H31]-1" office:value-type="percentage" office:value="0" calcext:value-type="percentage">
            <text:p>0,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table:formula="of:=[.Q31]/[.H31]-1" office:value-type="percentage" office:value="0" calcext:value-type="percentage">
            <text:p>0,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table:formula="of:=[.U31]/[.H31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  <table:table-cell table:formula="of:=[.AB31]/[.H31]-1" office:value-type="percentage" office:value="0.75104228707564" calcext:value-type="percentage">
            <text:p>75,10%</text:p>
          </table:table-cell>
          <table:table-cell table:number-columns-repeated="2"/>
          <table:table-cell office:value-type="float" office:value="1679" calcext:value-type="float">
            <text:p>1679</text:p>
          </table:table-cell>
          <table:table-cell office:value-type="float" office:value="9" calcext:value-type="float">
            <text:p>9</text:p>
          </table:table-cell>
          <table:table-cell table:formula="of:=[.AG31]/[.H31]-1" office:value-type="percentage" office:value="0" calcext:value-type="percentage">
            <text:p>0,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table:formula="of:=[.AK31]/[.$H31]-1" office:value-type="percentage" office:value="0" calcext:value-type="percentage">
            <text:p>0,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7" calcext:value-type="float">
            <text:p>7</text:p>
          </table:table-cell>
          <table:table-cell table:formula="of:=[.AO31]/[.$H31]-1" office:value-type="percentage" office:value="0" calcext:value-type="percentage">
            <text:p>0,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table:formula="of:=[.AS31]/[.$H31]-1" office:value-type="percentage" office:value="0" calcext:value-type="percentage">
            <text:p>0,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table:formula="of:=[.AW31]/[.$H31]-1" office:value-type="percentage" office:value="0" calcext:value-type="percentage">
            <text:p>0,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24" calcext:value-type="float">
            <text:p>24</text:p>
          </table:table-cell>
          <table:table-cell table:formula="of:=[.BA31]/[.$H31]-1" office:value-type="percentage" office:value="0" calcext:value-type="percentage">
            <text:p>0,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25" calcext:value-type="float">
            <text:p>25</text:p>
          </table:table-cell>
          <table:table-cell table:formula="of:=[.BE31]/[.$H31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A7.txt</text:p>
          </table:table-cell>
          <table:table-cell table:number-columns-repeated="3"/>
          <table:table-cell office:value-type="string" calcext:value-type="string">
            <text:p>track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393" calcext:value-type="float">
            <text:p>139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table:formula="of:=[.M32]/[.H32]-1" office:value-type="percentage" office:value="0.123474515434314" calcext:value-type="percentage">
            <text:p>12,35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table:formula="of:=[.Q32]/[.H32]-1" office:value-type="percentage" office:value="0" calcext:value-type="percentage">
            <text:p>0,00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table:formula="of:=[.U32]/[.H32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  <table:table-cell table:formula="of:=[.AB32]/[.H32]-1" office:value-type="percentage" office:value="0.700646087580761" calcext:value-type="percentage">
            <text:p>70,06%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8" calcext:value-type="float">
            <text:p>8</text:p>
          </table:table-cell>
          <table:table-cell table:formula="of:=[.AG32]/[.H32]-1" office:value-type="percentage" office:value="0" calcext:value-type="percentage">
            <text:p>0,00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6" calcext:value-type="float">
            <text:p>6</text:p>
          </table:table-cell>
          <table:table-cell table:formula="of:=[.AK32]/[.$H32]-1" office:value-type="percentage" office:value="0" calcext:value-type="percentage">
            <text:p>0,00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5" calcext:value-type="float">
            <text:p>5</text:p>
          </table:table-cell>
          <table:table-cell table:formula="of:=[.AO32]/[.$H32]-1" office:value-type="percentage" office:value="0" calcext:value-type="percentage">
            <text:p>0,00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5" calcext:value-type="float">
            <text:p>5</text:p>
          </table:table-cell>
          <table:table-cell table:formula="of:=[.AS32]/[.$H32]-1" office:value-type="percentage" office:value="0" calcext:value-type="percentage">
            <text:p>0,00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5" calcext:value-type="float">
            <text:p>5</text:p>
          </table:table-cell>
          <table:table-cell table:formula="of:=[.AW32]/[.$H32]-1" office:value-type="percentage" office:value="0" calcext:value-type="percentage">
            <text:p>0,00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23" calcext:value-type="float">
            <text:p>23</text:p>
          </table:table-cell>
          <table:table-cell table:formula="of:=[.BA32]/[.$H32]-1" office:value-type="percentage" office:value="0" calcext:value-type="percentage">
            <text:p>0,00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24" calcext:value-type="float">
            <text:p>24</text:p>
          </table:table-cell>
          <table:table-cell table:formula="of:=[.BE32]/[.$H32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A8.txt</text:p>
          </table:table-cell>
          <table:table-cell table:number-columns-repeated="3"/>
          <table:table-cell office:value-type="string" calcext:value-type="string">
            <text:p>track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4441" calcext:value-type="float">
            <text:p>24441</text:p>
          </table:table-cell>
          <table:table-cell office:value-type="float" office:value="63995" calcext:value-type="float">
            <text:p>63995</text:p>
          </table:table-cell>
          <table:table-cell table:number-columns-repeated="3"/>
          <table:table-cell office:value-type="float" office:value="33168" calcext:value-type="float">
            <text:p>33168</text:p>
          </table:table-cell>
          <table:table-cell office:value-type="float" office:value="1" calcext:value-type="float">
            <text:p>1</text:p>
          </table:table-cell>
          <table:table-cell table:formula="of:=[.M33]/[.H33]-1" office:value-type="percentage" office:value="0.357063949920216" calcext:value-type="percentage">
            <text:p>35,71%</text:p>
          </table:table-cell>
          <table:table-cell/>
          <table:table-cell office:value-type="float" office:value="27794" calcext:value-type="float">
            <text:p>27794</text:p>
          </table:table-cell>
          <table:table-cell office:value-type="float" office:value="2000" calcext:value-type="float">
            <text:p>2000</text:p>
          </table:table-cell>
          <table:table-cell table:formula="of:=[.Q33]/[.H33]-1" office:value-type="percentage" office:value="0.137187512785893" calcext:value-type="percentage">
            <text:p>13,72%</text:p>
          </table:table-cell>
          <table:table-cell/>
          <table:table-cell office:value-type="float" office:value="26616" calcext:value-type="float">
            <text:p>26616</text:p>
          </table:table-cell>
          <table:table-cell office:value-type="float" office:value="2010" calcext:value-type="float">
            <text:p>2010</text:p>
          </table:table-cell>
          <table:table-cell table:formula="of:=[.U33]/[.H33]-1" office:value-type="percentage" office:value="0.0889898122008101" calcext:value-type="percentage">
            <text:p>8,90%</text:p>
          </table:table-cell>
          <table:table-cell table:number-columns-repeated="4"/>
          <table:table-cell office:value-type="float" office:value="74461" calcext:value-type="float">
            <text:p>74461</text:p>
          </table:table-cell>
          <table:table-cell office:value-type="float" office:value="2" calcext:value-type="float">
            <text:p>2</text:p>
          </table:table-cell>
          <table:table-cell table:formula="of:=[.AB33]/[.H33]-1" office:value-type="percentage" office:value="2.04656110633771" calcext:value-type="percentage">
            <text:p>204,66%</text:p>
          </table:table-cell>
          <table:table-cell table:number-columns-repeated="2"/>
          <table:table-cell office:value-type="float" office:value="27545" calcext:value-type="float">
            <text:p>27545</text:p>
          </table:table-cell>
          <table:table-cell office:value-type="float" office:value="10006" calcext:value-type="float">
            <text:p>10006</text:p>
          </table:table-cell>
          <table:table-cell table:formula="of:=[.AG33]/[.H33]-1" office:value-type="percentage" office:value="0.126999713596007" calcext:value-type="percentage">
            <text:p>12,70%</text:p>
          </table:table-cell>
          <table:table-cell/>
          <table:table-cell office:value-type="float" office:value="29179" calcext:value-type="float">
            <text:p>29179</text:p>
          </table:table-cell>
          <table:table-cell office:value-type="float" office:value="10004" calcext:value-type="float">
            <text:p>10004</text:p>
          </table:table-cell>
          <table:table-cell table:formula="of:=[.AK33]/[.$H33]-1" office:value-type="percentage" office:value="0.193854588601121" calcext:value-type="percentage">
            <text:p>19,39%</text:p>
          </table:table-cell>
          <table:table-cell/>
          <table:table-cell office:value-type="float" office:value="25926" calcext:value-type="float">
            <text:p>25926</text:p>
          </table:table-cell>
          <table:table-cell office:value-type="float" office:value="10003" calcext:value-type="float">
            <text:p>10003</text:p>
          </table:table-cell>
          <table:table-cell table:formula="of:=[.AO33]/[.$H33]-1" office:value-type="percentage" office:value="0.0607585614336565" calcext:value-type="percentage">
            <text:p>6,08%</text:p>
          </table:table-cell>
          <table:table-cell/>
          <table:table-cell office:value-type="float" office:value="32492" calcext:value-type="float">
            <text:p>32492</text:p>
          </table:table-cell>
          <table:table-cell office:value-type="float" office:value="10005" calcext:value-type="float">
            <text:p>10005</text:p>
          </table:table-cell>
          <table:table-cell table:formula="of:=[.AS33]/[.$H33]-1" office:value-type="percentage" office:value="0.329405507139642" calcext:value-type="percentage">
            <text:p>32,94%</text:p>
          </table:table-cell>
          <table:table-cell/>
          <table:table-cell office:value-type="float" office:value="31555" calcext:value-type="float">
            <text:p>31555</text:p>
          </table:table-cell>
          <table:table-cell office:value-type="float" office:value="10005" calcext:value-type="float">
            <text:p>10005</text:p>
          </table:table-cell>
          <table:table-cell table:formula="of:=[.AW33]/[.$H33]-1" office:value-type="percentage" office:value="0.291068286894972" calcext:value-type="percentage">
            <text:p>29,11%</text:p>
          </table:table-cell>
          <table:table-cell/>
          <table:table-cell office:value-type="float" office:value="28369" calcext:value-type="float">
            <text:p>28369</text:p>
          </table:table-cell>
          <table:table-cell office:value-type="float" office:value="10005" calcext:value-type="float">
            <text:p>10005</text:p>
          </table:table-cell>
          <table:table-cell table:formula="of:=[.BA33]/[.$H33]-1" office:value-type="percentage" office:value="0.160713555091854" calcext:value-type="percentage">
            <text:p>16,07%</text:p>
          </table:table-cell>
          <table:table-cell/>
          <table:table-cell office:value-type="float" office:value="30771" calcext:value-type="float">
            <text:p>30771</text:p>
          </table:table-cell>
          <table:table-cell office:value-type="float" office:value="10007" calcext:value-type="float">
            <text:p>10007</text:p>
          </table:table-cell>
          <table:table-cell table:formula="of:=[.BE33]/[.$H33]-1" office:value-type="percentage" office:value="0.258991039646496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../instances_addtracktime/InstanceA9.txt</text:p>
          </table:table-cell>
          <table:table-cell table:number-columns-repeated="3"/>
          <table:table-cell office:value-type="string" calcext:value-type="string">
            <text:p>track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305" calcext:value-type="float">
            <text:p>6305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7080" calcext:value-type="float">
            <text:p>7080</text:p>
          </table:table-cell>
          <table:table-cell office:value-type="float" office:value="1" calcext:value-type="float">
            <text:p>1</text:p>
          </table:table-cell>
          <table:table-cell table:formula="of:=[.M34]/[.H34]-1" office:value-type="percentage" office:value="0.122918318794607" calcext:value-type="percentage">
            <text:p>12,29%</text:p>
          </table:table-cell>
          <table:table-cell/>
          <table:table-cell office:value-type="float" office:value="6818" calcext:value-type="float">
            <text:p>6818</text:p>
          </table:table-cell>
          <table:table-cell office:value-type="float" office:value="2000" calcext:value-type="float">
            <text:p>2000</text:p>
          </table:table-cell>
          <table:table-cell table:formula="of:=[.Q34]/[.H34]-1" office:value-type="percentage" office:value="0.0813639968279143" calcext:value-type="percentage">
            <text:p>8,14%</text:p>
          </table:table-cell>
          <table:table-cell/>
          <table:table-cell office:value-type="float" office:value="6760" calcext:value-type="float">
            <text:p>6760</text:p>
          </table:table-cell>
          <table:table-cell office:value-type="float" office:value="2001" calcext:value-type="float">
            <text:p>2001</text:p>
          </table:table-cell>
          <table:table-cell table:formula="of:=[.U34]/[.H34]-1" office:value-type="percentage" office:value="0.0721649484536082" calcext:value-type="percentage">
            <text:p>7,22%</text:p>
          </table:table-cell>
          <table:table-cell table:number-columns-repeated="4"/>
          <table:table-cell office:value-type="float" office:value="10837" calcext:value-type="float">
            <text:p>10837</text:p>
          </table:table-cell>
          <table:table-cell office:value-type="float" office:value="1" calcext:value-type="float">
            <text:p>1</text:p>
          </table:table-cell>
          <table:table-cell table:formula="of:=[.AB34]/[.H34]-1" office:value-type="percentage" office:value="0.718794607454401" calcext:value-type="percentage">
            <text:p>71,88%</text:p>
          </table:table-cell>
          <table:table-cell table:number-columns-repeated="2"/>
          <table:table-cell office:value-type="float" office:value="6575" calcext:value-type="float">
            <text:p>6575</text:p>
          </table:table-cell>
          <table:table-cell office:value-type="float" office:value="10007" calcext:value-type="float">
            <text:p>10007</text:p>
          </table:table-cell>
          <table:table-cell table:formula="of:=[.AG34]/[.H34]-1" office:value-type="percentage" office:value="0.0428231562252182" calcext:value-type="percentage">
            <text:p>4,28%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10006" calcext:value-type="float">
            <text:p>10006</text:p>
          </table:table-cell>
          <table:table-cell table:formula="of:=[.AK34]/[.$H34]-1" office:value-type="percentage" office:value="0.0298176050753369" calcext:value-type="percentage">
            <text:p>2,98%</text:p>
          </table:table-cell>
          <table:table-cell/>
          <table:table-cell office:value-type="float" office:value="6377" calcext:value-type="float">
            <text:p>6377</text:p>
          </table:table-cell>
          <table:table-cell office:value-type="float" office:value="10004" calcext:value-type="float">
            <text:p>10004</text:p>
          </table:table-cell>
          <table:table-cell table:formula="of:=[.AO34]/[.$H34]-1" office:value-type="percentage" office:value="0.0114195083267248" calcext:value-type="percentage">
            <text:p>1,14%</text:p>
          </table:table-cell>
          <table:table-cell/>
          <table:table-cell office:value-type="float" office:value="6376" calcext:value-type="float">
            <text:p>6376</text:p>
          </table:table-cell>
          <table:table-cell office:value-type="float" office:value="10005" calcext:value-type="float">
            <text:p>10005</text:p>
          </table:table-cell>
          <table:table-cell table:formula="of:=[.AS34]/[.$H34]-1" office:value-type="percentage" office:value="0.0112609040444092" calcext:value-type="percentage">
            <text:p>1,13%</text:p>
          </table:table-cell>
          <table:table-cell/>
          <table:table-cell office:value-type="float" office:value="6377" calcext:value-type="float">
            <text:p>6377</text:p>
          </table:table-cell>
          <table:table-cell office:value-type="float" office:value="10004" calcext:value-type="float">
            <text:p>10004</text:p>
          </table:table-cell>
          <table:table-cell table:formula="of:=[.AW34]/[.$H34]-1" office:value-type="percentage" office:value="0.0114195083267248" calcext:value-type="percentage">
            <text:p>1,14%</text:p>
          </table:table-cell>
          <table:table-cell/>
          <table:table-cell office:value-type="float" office:value="6538" calcext:value-type="float">
            <text:p>6538</text:p>
          </table:table-cell>
          <table:table-cell office:value-type="float" office:value="10007" calcext:value-type="float">
            <text:p>10007</text:p>
          </table:table-cell>
          <table:table-cell table:formula="of:=[.BA34]/[.$H34]-1" office:value-type="percentage" office:value="0.0369547977795401" calcext:value-type="percentage">
            <text:p>3,70%</text:p>
          </table:table-cell>
          <table:table-cell/>
          <table:table-cell office:value-type="float" office:value="6668" calcext:value-type="float">
            <text:p>6668</text:p>
          </table:table-cell>
          <table:table-cell office:value-type="float" office:value="10006" calcext:value-type="float">
            <text:p>10006</text:p>
          </table:table-cell>
          <table:table-cell table:formula="of:=[.BE34]/[.$H34]-1" office:value-type="percentage" office:value="0.057573354480571" calcext:value-type="percentage">
            <text:p>5,76%</text:p>
          </table:table-cell>
        </table:table-row>
        <table:table-row table:style-name="ro1">
          <table:table-cell office:value-type="string" calcext:value-type="string">
            <text:p>../instances_addtracktime/InstanceA10.txt</text:p>
          </table:table-cell>
          <table:table-cell table:number-columns-repeated="3"/>
          <table:table-cell office:value-type="string" calcext:value-type="string">
            <text:p>track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812" calcext:value-type="float">
            <text:p>481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6073" calcext:value-type="float">
            <text:p>6073</text:p>
          </table:table-cell>
          <table:table-cell office:value-type="float" office:value="0" calcext:value-type="float">
            <text:p>0</text:p>
          </table:table-cell>
          <table:table-cell table:formula="of:=[.M35]/[.H35]-1" office:value-type="percentage" office:value="0.262053200332502" calcext:value-type="percentage">
            <text:p>26,21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1347" calcext:value-type="float">
            <text:p>1347</text:p>
          </table:table-cell>
          <table:table-cell table:formula="of:=[.Q35]/[.H35]-1" office:value-type="percentage" office:value="0" calcext:value-type="percentage">
            <text:p>0,00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515" calcext:value-type="float">
            <text:p>515</text:p>
          </table:table-cell>
          <table:table-cell table:formula="of:=[.U35]/[.H3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812" calcext:value-type="float">
            <text:p>7812</text:p>
          </table:table-cell>
          <table:table-cell office:value-type="float" office:value="1" calcext:value-type="float">
            <text:p>1</text:p>
          </table:table-cell>
          <table:table-cell table:formula="of:=[.AB35]/[.H35]-1" office:value-type="percentage" office:value="0.623441396508728" calcext:value-type="percentage">
            <text:p>62,34%</text:p>
          </table:table-cell>
          <table:table-cell table:number-columns-repeated="2"/>
          <table:table-cell office:value-type="float" office:value="4812" calcext:value-type="float">
            <text:p>4812</text:p>
          </table:table-cell>
          <table:table-cell office:value-type="float" office:value="10007" calcext:value-type="float">
            <text:p>10007</text:p>
          </table:table-cell>
          <table:table-cell table:formula="of:=[.AG35]/[.H35]-1" office:value-type="percentage" office:value="0" calcext:value-type="percentage">
            <text:p>0,00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10006" calcext:value-type="float">
            <text:p>10006</text:p>
          </table:table-cell>
          <table:table-cell table:formula="of:=[.AK35]/[.$H35]-1" office:value-type="percentage" office:value="0" calcext:value-type="percentage">
            <text:p>0,00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10009" calcext:value-type="float">
            <text:p>10009</text:p>
          </table:table-cell>
          <table:table-cell table:formula="of:=[.AO35]/[.$H35]-1" office:value-type="percentage" office:value="0" calcext:value-type="percentage">
            <text:p>0,00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10009" calcext:value-type="float">
            <text:p>10009</text:p>
          </table:table-cell>
          <table:table-cell table:formula="of:=[.AS35]/[.$H35]-1" office:value-type="percentage" office:value="0" calcext:value-type="percentage">
            <text:p>0,00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10008" calcext:value-type="float">
            <text:p>10008</text:p>
          </table:table-cell>
          <table:table-cell table:formula="of:=[.AW35]/[.$H35]-1" office:value-type="percentage" office:value="0" calcext:value-type="percentage">
            <text:p>0,00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10002" calcext:value-type="float">
            <text:p>10002</text:p>
          </table:table-cell>
          <table:table-cell table:formula="of:=[.BA35]/[.$H35]-1" office:value-type="percentage" office:value="0" calcext:value-type="percentage">
            <text:p>0,00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10002" calcext:value-type="float">
            <text:p>10002</text:p>
          </table:table-cell>
          <table:table-cell table:formula="of:=[.BE35]/[.$H35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A11.txt</text:p>
          </table:table-cell>
          <table:table-cell table:number-columns-repeated="3"/>
          <table:table-cell office:value-type="string" calcext:value-type="string">
            <text:p>track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4078" calcext:value-type="float">
            <text:p>240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200" calcext:value-type="float">
            <text:p>232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1318" calcext:value-type="float">
            <text:p>21318</text:p>
          </table:table-cell>
          <table:table-cell office:value-type="float" office:value="2020" calcext:value-type="float">
            <text:p>2020</text:p>
          </table:table-cell>
          <table:table-cell table:number-columns-repeated="5"/>
          <table:table-cell office:value-type="float" office:value="105880" calcext:value-type="float">
            <text:p>10588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6724" calcext:value-type="float">
            <text:p>26724</text:p>
          </table:table-cell>
          <table:table-cell office:value-type="float" office:value="10006" calcext:value-type="float">
            <text:p>10006</text:p>
          </table:table-cell>
          <table:table-cell table:formula="of:=[.AG36]/[.H36]-1" office:value-type="percentage" office:value="1.67266726672667" calcext:value-type="percentage">
            <text:p>167,27%</text:p>
          </table:table-cell>
          <table:table-cell/>
          <table:table-cell office:value-type="float" office:value="29921" calcext:value-type="float">
            <text:p>29921</text:p>
          </table:table-cell>
          <table:table-cell office:value-type="float" office:value="10004" calcext:value-type="float">
            <text:p>10004</text:p>
          </table:table-cell>
          <table:table-cell table:formula="of:=[.AK36]/[.$H36]-1" office:value-type="percentage" office:value="1.99239923992399" calcext:value-type="percentage">
            <text:p>199,24%</text:p>
          </table:table-cell>
          <table:table-cell/>
          <table:table-cell office:value-type="float" office:value="28619" calcext:value-type="float">
            <text:p>28619</text:p>
          </table:table-cell>
          <table:table-cell office:value-type="float" office:value="10003" calcext:value-type="float">
            <text:p>10003</text:p>
          </table:table-cell>
          <table:table-cell table:formula="of:=[.AO36]/[.$H36]-1" office:value-type="percentage" office:value="1.86218621862186" calcext:value-type="percentage">
            <text:p>186,22%</text:p>
          </table:table-cell>
          <table:table-cell/>
          <table:table-cell office:value-type="float" office:value="35816" calcext:value-type="float">
            <text:p>35816</text:p>
          </table:table-cell>
          <table:table-cell office:value-type="float" office:value="10006" calcext:value-type="float">
            <text:p>10006</text:p>
          </table:table-cell>
          <table:table-cell table:formula="of:=[.AS36]/[.$H36]-1" office:value-type="percentage" office:value="2.58195819581958" calcext:value-type="percentage">
            <text:p>258,20%</text:p>
          </table:table-cell>
          <table:table-cell/>
          <table:table-cell office:value-type="float" office:value="38892" calcext:value-type="float">
            <text:p>38892</text:p>
          </table:table-cell>
          <table:table-cell office:value-type="float" office:value="10004" calcext:value-type="float">
            <text:p>10004</text:p>
          </table:table-cell>
          <table:table-cell table:formula="of:=[.AW36]/[.$H36]-1" office:value-type="percentage" office:value="2.88958895889589" calcext:value-type="percentage">
            <text:p>288,96%</text:p>
          </table:table-cell>
          <table:table-cell/>
          <table:table-cell office:value-type="float" office:value="29069" calcext:value-type="float">
            <text:p>29069</text:p>
          </table:table-cell>
          <table:table-cell office:value-type="float" office:value="10023" calcext:value-type="float">
            <text:p>10023</text:p>
          </table:table-cell>
          <table:table-cell table:formula="of:=[.BA36]/[.$H36]-1" office:value-type="percentage" office:value="1.90719071907191" calcext:value-type="percentage">
            <text:p>190,72%</text:p>
          </table:table-cell>
          <table:table-cell/>
          <table:table-cell office:value-type="float" office:value="25388" calcext:value-type="float">
            <text:p>25388</text:p>
          </table:table-cell>
          <table:table-cell office:value-type="float" office:value="10014" calcext:value-type="float">
            <text:p>10014</text:p>
          </table:table-cell>
          <table:table-cell table:formula="of:=[.BE36]/[.$H36]-1" office:value-type="percentage" office:value="1.53905390539054" calcext:value-type="percentage">
            <text:p>153,91%</text:p>
          </table:table-cell>
        </table:table-row>
        <table:table-row table:style-name="ro1">
          <table:table-cell office:value-type="string" calcext:value-type="string">
            <text:p>../instances_addtracktime/InstanceA12.txt</text:p>
          </table:table-cell>
          <table:table-cell table:number-columns-repeated="3"/>
          <table:table-cell office:value-type="string" calcext:value-type="string">
            <text:p>track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8755" calcext:value-type="float">
            <text:p>287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153" calcext:value-type="float">
            <text:p>27153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2352" calcext:value-type="float">
            <text:p>22352</text:p>
          </table:table-cell>
          <table:table-cell office:value-type="float" office:value="2025" calcext:value-type="float">
            <text:p>2025</text:p>
          </table:table-cell>
          <table:table-cell table:number-columns-repeated="5"/>
          <table:table-cell office:value-type="float" office:value="108443" calcext:value-type="float">
            <text:p>10844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9804" calcext:value-type="float">
            <text:p>39804</text:p>
          </table:table-cell>
          <table:table-cell office:value-type="float" office:value="10005" calcext:value-type="float">
            <text:p>10005</text:p>
          </table:table-cell>
          <table:table-cell table:formula="of:=[.AG37]/[.H37]-1" office:value-type="percentage" office:value="2.98079807980798" calcext:value-type="percentage">
            <text:p>298,08%</text:p>
          </table:table-cell>
          <table:table-cell/>
          <table:table-cell office:value-type="float" office:value="30612" calcext:value-type="float">
            <text:p>30612</text:p>
          </table:table-cell>
          <table:table-cell office:value-type="float" office:value="10002" calcext:value-type="float">
            <text:p>10002</text:p>
          </table:table-cell>
          <table:table-cell table:formula="of:=[.AK37]/[.$H37]-1" office:value-type="percentage" office:value="2.06150615061506" calcext:value-type="percentage">
            <text:p>206,15%</text:p>
          </table:table-cell>
          <table:table-cell/>
          <table:table-cell office:value-type="float" office:value="30198" calcext:value-type="float">
            <text:p>30198</text:p>
          </table:table-cell>
          <table:table-cell office:value-type="float" office:value="10002" calcext:value-type="float">
            <text:p>10002</text:p>
          </table:table-cell>
          <table:table-cell table:formula="of:=[.AO37]/[.$H37]-1" office:value-type="percentage" office:value="2.02010201020102" calcext:value-type="percentage">
            <text:p>202,01%</text:p>
          </table:table-cell>
          <table:table-cell/>
          <table:table-cell office:value-type="float" office:value="39960" calcext:value-type="float">
            <text:p>39960</text:p>
          </table:table-cell>
          <table:table-cell office:value-type="float" office:value="10004" calcext:value-type="float">
            <text:p>10004</text:p>
          </table:table-cell>
          <table:table-cell table:formula="of:=[.AS37]/[.$H37]-1" office:value-type="percentage" office:value="2.996399639964" calcext:value-type="percentage">
            <text:p>299,64%</text:p>
          </table:table-cell>
          <table:table-cell/>
          <table:table-cell office:value-type="float" office:value="33142" calcext:value-type="float">
            <text:p>33142</text:p>
          </table:table-cell>
          <table:table-cell office:value-type="float" office:value="10004" calcext:value-type="float">
            <text:p>10004</text:p>
          </table:table-cell>
          <table:table-cell table:formula="of:=[.AW37]/[.$H37]-1" office:value-type="percentage" office:value="2.31453145314531" calcext:value-type="percentage">
            <text:p>231,45%</text:p>
          </table:table-cell>
          <table:table-cell/>
          <table:table-cell office:value-type="float" office:value="35656" calcext:value-type="float">
            <text:p>35656</text:p>
          </table:table-cell>
          <table:table-cell office:value-type="float" office:value="10026" calcext:value-type="float">
            <text:p>10026</text:p>
          </table:table-cell>
          <table:table-cell table:formula="of:=[.BA37]/[.$H37]-1" office:value-type="percentage" office:value="2.56595659565957" calcext:value-type="percentage">
            <text:p>256,60%</text:p>
          </table:table-cell>
          <table:table-cell/>
          <table:table-cell office:value-type="float" office:value="35287" calcext:value-type="float">
            <text:p>35287</text:p>
          </table:table-cell>
          <table:table-cell office:value-type="float" office:value="10006" calcext:value-type="float">
            <text:p>10006</text:p>
          </table:table-cell>
          <table:table-cell table:formula="of:=[.BE37]/[.$H37]-1" office:value-type="percentage" office:value="2.52905290529053" calcext:value-type="percentage">
            <text:p>252,91%</text:p>
          </table:table-cell>
        </table:table-row>
        <table:table-row table:style-name="ro1">
          <table:table-cell office:value-type="string" calcext:value-type="string">
            <text:p>../instances_addtracktime/InstanceB1.txt</text:p>
          </table:table-cell>
          <table:table-cell table:number-columns-repeated="3"/>
          <table:table-cell office:value-type="string" calcext:value-type="string">
            <text:p>track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507" calcext:value-type="float">
            <text:p>150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formula="of:=[.M38]/[.H38]-1" office:value-type="percentage" office:value="0.0371599203715991" calcext:value-type="percentage">
            <text:p>3,72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33" calcext:value-type="float">
            <text:p>133</text:p>
          </table:table-cell>
          <table:table-cell table:formula="of:=[.Q38]/[.H38]-1" office:value-type="percentage" office:value="0" calcext:value-type="percentage">
            <text:p>0,00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2013" calcext:value-type="float">
            <text:p>2013</text:p>
          </table:table-cell>
          <table:table-cell table:formula="of:=[.U38]/[.H3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5184" calcext:value-type="float">
            <text:p>5184</text:p>
          </table:table-cell>
          <table:table-cell office:value-type="float" office:value="1" calcext:value-type="float">
            <text:p>1</text:p>
          </table:table-cell>
          <table:table-cell table:formula="of:=[.AB38]/[.H38]-1" office:value-type="percentage" office:value="2.43994691439947" calcext:value-type="percentage">
            <text:p>243,99%</text:p>
          </table:table-cell>
          <table:table-cell table:number-columns-repeated="2"/>
          <table:table-cell office:value-type="float" office:value="1507" calcext:value-type="float">
            <text:p>1507</text:p>
          </table:table-cell>
          <table:table-cell office:value-type="float" office:value="10006" calcext:value-type="float">
            <text:p>10006</text:p>
          </table:table-cell>
          <table:table-cell table:formula="of:=[.AG38]/[.H38]-1" office:value-type="percentage" office:value="0" calcext:value-type="percentage">
            <text:p>0,00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0008" calcext:value-type="float">
            <text:p>10008</text:p>
          </table:table-cell>
          <table:table-cell table:formula="of:=[.AK38]/[.$H38]-1" office:value-type="percentage" office:value="0" calcext:value-type="percentage">
            <text:p>0,00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0008" calcext:value-type="float">
            <text:p>10008</text:p>
          </table:table-cell>
          <table:table-cell table:formula="of:=[.AO38]/[.$H38]-1" office:value-type="percentage" office:value="0" calcext:value-type="percentage">
            <text:p>0,00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0007" calcext:value-type="float">
            <text:p>10007</text:p>
          </table:table-cell>
          <table:table-cell table:formula="of:=[.AS38]/[.$H38]-1" office:value-type="percentage" office:value="0" calcext:value-type="percentage">
            <text:p>0,00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0007" calcext:value-type="float">
            <text:p>10007</text:p>
          </table:table-cell>
          <table:table-cell table:formula="of:=[.AW38]/[.$H38]-1" office:value-type="percentage" office:value="0" calcext:value-type="percentage">
            <text:p>0,00%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float" office:value="10002" calcext:value-type="float">
            <text:p>10002</text:p>
          </table:table-cell>
          <table:table-cell table:formula="of:=[.BA38]/[.$H38]-1" office:value-type="percentage" office:value="0.0371599203715991" calcext:value-type="percentage">
            <text:p>3,72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0002" calcext:value-type="float">
            <text:p>10002</text:p>
          </table:table-cell>
          <table:table-cell table:formula="of:=[.BE38]/[.$H38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2.txt</text:p>
          </table:table-cell>
          <table:table-cell table:number-columns-repeated="3"/>
          <table:table-cell office:value-type="string" calcext:value-type="string">
            <text:p>track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404" calcext:value-type="float">
            <text:p>440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605" calcext:value-type="float">
            <text:p>4605</text:p>
          </table:table-cell>
          <table:table-cell office:value-type="float" office:value="0" calcext:value-type="float">
            <text:p>0</text:p>
          </table:table-cell>
          <table:table-cell table:formula="of:=[.M39]/[.H39]-1" office:value-type="percentage" office:value="0.0456403269754768" calcext:value-type="percentage">
            <text:p>4,56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1" calcext:value-type="float">
            <text:p>1</text:p>
          </table:table-cell>
          <table:table-cell table:formula="of:=[.Q39]/[.H39]-1" office:value-type="percentage" office:value="0" calcext:value-type="percentage">
            <text:p>0,00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1" calcext:value-type="float">
            <text:p>1</text:p>
          </table:table-cell>
          <table:table-cell table:formula="of:=[.U39]/[.H3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4730" calcext:value-type="float">
            <text:p>14730</text:p>
          </table:table-cell>
          <table:table-cell office:value-type="float" office:value="0" calcext:value-type="float">
            <text:p>0</text:p>
          </table:table-cell>
          <table:table-cell table:formula="of:=[.AB39]/[.H39]-1" office:value-type="percentage" office:value="2.34468664850136" calcext:value-type="percentage">
            <text:p>234,47%</text:p>
          </table:table-cell>
          <table:table-cell table:number-columns-repeated="2"/>
          <table:table-cell office:value-type="float" office:value="4404" calcext:value-type="float">
            <text:p>4404</text:p>
          </table:table-cell>
          <table:table-cell office:value-type="float" office:value="10" calcext:value-type="float">
            <text:p>10</text:p>
          </table:table-cell>
          <table:table-cell table:formula="of:=[.AG39]/[.H39]-1" office:value-type="percentage" office:value="0" calcext:value-type="percentage">
            <text:p>0,00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9" calcext:value-type="float">
            <text:p>9</text:p>
          </table:table-cell>
          <table:table-cell table:formula="of:=[.AK39]/[.$H39]-1" office:value-type="percentage" office:value="0" calcext:value-type="percentage">
            <text:p>0,00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9" calcext:value-type="float">
            <text:p>9</text:p>
          </table:table-cell>
          <table:table-cell table:formula="of:=[.AO39]/[.$H39]-1" office:value-type="percentage" office:value="0" calcext:value-type="percentage">
            <text:p>0,00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9" calcext:value-type="float">
            <text:p>9</text:p>
          </table:table-cell>
          <table:table-cell table:formula="of:=[.AS39]/[.$H39]-1" office:value-type="percentage" office:value="0" calcext:value-type="percentage">
            <text:p>0,00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" calcext:value-type="float">
            <text:p>8</text:p>
          </table:table-cell>
          <table:table-cell table:formula="of:=[.AW39]/[.$H39]-1" office:value-type="percentage" office:value="0" calcext:value-type="percentage">
            <text:p>0,00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36" calcext:value-type="float">
            <text:p>36</text:p>
          </table:table-cell>
          <table:table-cell table:formula="of:=[.BA39]/[.$H39]-1" office:value-type="percentage" office:value="0" calcext:value-type="percentage">
            <text:p>0,00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37" calcext:value-type="float">
            <text:p>37</text:p>
          </table:table-cell>
          <table:table-cell table:formula="of:=[.BE39]/[.$H39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3.txt</text:p>
          </table:table-cell>
          <table:table-cell table:number-columns-repeated="3"/>
          <table:table-cell office:value-type="string" calcext:value-type="string">
            <text:p>track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6" calcext:value-type="float">
            <text:p>59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[.M40]/[.H40]-1" office:value-type="percentage" office:value="0.0671140939597315" calcext:value-type="percentage">
            <text:p>6,71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  <table:table-cell table:formula="of:=[.Q40]/[.H40]-1" office:value-type="percentage" office:value="0" calcext:value-type="percentage">
            <text:p>0,00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  <table:table-cell table:formula="of:=[.U40]/[.H4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  <table:table-cell table:formula="of:=[.AB40]/[.H40]-1" office:value-type="percentage" office:value="1.14261744966443" calcext:value-type="percentage">
            <text:p>114,26%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72" calcext:value-type="float">
            <text:p>72</text:p>
          </table:table-cell>
          <table:table-cell table:formula="of:=[.AG40]/[.H40]-1" office:value-type="percentage" office:value="0" calcext:value-type="percentage">
            <text:p>0,00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68" calcext:value-type="float">
            <text:p>68</text:p>
          </table:table-cell>
          <table:table-cell table:formula="of:=[.AK40]/[.$H40]-1" office:value-type="percentage" office:value="0" calcext:value-type="percentage">
            <text:p>0,00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77" calcext:value-type="float">
            <text:p>77</text:p>
          </table:table-cell>
          <table:table-cell table:formula="of:=[.AO40]/[.$H40]-1" office:value-type="percentage" office:value="0" calcext:value-type="percentage">
            <text:p>0,00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75" calcext:value-type="float">
            <text:p>75</text:p>
          </table:table-cell>
          <table:table-cell table:formula="of:=[.AS40]/[.$H40]-1" office:value-type="percentage" office:value="0" calcext:value-type="percentage">
            <text:p>0,00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78" calcext:value-type="float">
            <text:p>78</text:p>
          </table:table-cell>
          <table:table-cell table:formula="of:=[.AW40]/[.$H40]-1" office:value-type="percentage" office:value="0" calcext:value-type="percentage">
            <text:p>0,00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303" calcext:value-type="float">
            <text:p>303</text:p>
          </table:table-cell>
          <table:table-cell table:formula="of:=[.BA40]/[.$H40]-1" office:value-type="percentage" office:value="0" calcext:value-type="percentage">
            <text:p>0,00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314" calcext:value-type="float">
            <text:p>314</text:p>
          </table:table-cell>
          <table:table-cell table:formula="of:=[.BE40]/[.$H40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4.txt</text:p>
          </table:table-cell>
          <table:table-cell table:number-columns-repeated="3"/>
          <table:table-cell office:value-type="string" calcext:value-type="string">
            <text:p>track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0558" calcext:value-type="float">
            <text:p>60558</text:p>
          </table:table-cell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62382" calcext:value-type="float">
            <text:p>62382</text:p>
          </table:table-cell>
          <table:table-cell office:value-type="float" office:value="0" calcext:value-type="float">
            <text:p>0</text:p>
          </table:table-cell>
          <table:table-cell table:formula="of:=[.M41]/[.H41]-1" office:value-type="percentage" office:value="0.0301198850688595" calcext:value-type="percentage">
            <text:p>3,01%</text:p>
          </table:table-cell>
          <table:table-cell/>
          <table:table-cell office:value-type="float" office:value="61032" calcext:value-type="float">
            <text:p>61032</text:p>
          </table:table-cell>
          <table:table-cell office:value-type="float" office:value="2000" calcext:value-type="float">
            <text:p>2000</text:p>
          </table:table-cell>
          <table:table-cell table:formula="of:=[.Q41]/[.H41]-1" office:value-type="percentage" office:value="0.00782720697513128" calcext:value-type="percentage">
            <text:p>0,78%</text:p>
          </table:table-cell>
          <table:table-cell/>
          <table:table-cell office:value-type="float" office:value="60781" calcext:value-type="float">
            <text:p>60781</text:p>
          </table:table-cell>
          <table:table-cell office:value-type="float" office:value="2000" calcext:value-type="float">
            <text:p>2000</text:p>
          </table:table-cell>
          <table:table-cell table:formula="of:=[.U41]/[.H41]-1" office:value-type="percentage" office:value="0.00368242015918629" calcext:value-type="percentage">
            <text:p>0,37%</text:p>
          </table:table-cell>
          <table:table-cell table:number-columns-repeated="4"/>
          <table:table-cell office:value-type="float" office:value="67220" calcext:value-type="float">
            <text:p>67220</text:p>
          </table:table-cell>
          <table:table-cell office:value-type="float" office:value="1" calcext:value-type="float">
            <text:p>1</text:p>
          </table:table-cell>
          <table:table-cell table:formula="of:=[.AB41]/[.H41]-1" office:value-type="percentage" office:value="0.110010238118828" calcext:value-type="percentage">
            <text:p>11,00%</text:p>
          </table:table-cell>
          <table:table-cell table:number-columns-repeated="2"/>
          <table:table-cell office:value-type="float" office:value="60559" calcext:value-type="float">
            <text:p>60559</text:p>
          </table:table-cell>
          <table:table-cell office:value-type="float" office:value="10008" calcext:value-type="float">
            <text:p>10008</text:p>
          </table:table-cell>
          <table:table-cell table:formula="of:=[.AG41]/[.H41]-1" office:value-type="percentage" office:value="0.0000165130948841519" calcext:value-type="percentage">
            <text:p>0,00%</text:p>
          </table:table-cell>
          <table:table-cell/>
          <table:table-cell office:value-type="float" office:value="60933" calcext:value-type="float">
            <text:p>60933</text:p>
          </table:table-cell>
          <table:table-cell office:value-type="float" office:value="10008" calcext:value-type="float">
            <text:p>10008</text:p>
          </table:table-cell>
          <table:table-cell table:formula="of:=[.AK41]/[.$H41]-1" office:value-type="percentage" office:value="0.00619241058159115" calcext:value-type="percentage">
            <text:p>0,62%</text:p>
          </table:table-cell>
          <table:table-cell/>
          <table:table-cell office:value-type="float" office:value="60559" calcext:value-type="float">
            <text:p>60559</text:p>
          </table:table-cell>
          <table:table-cell office:value-type="float" office:value="10009" calcext:value-type="float">
            <text:p>10009</text:p>
          </table:table-cell>
          <table:table-cell table:formula="of:=[.AO41]/[.$H41]-1" office:value-type="percentage" office:value="0.0000165130948841519" calcext:value-type="percentage">
            <text:p>0,00%</text:p>
          </table:table-cell>
          <table:table-cell/>
          <table:table-cell office:value-type="float" office:value="60559" calcext:value-type="float">
            <text:p>60559</text:p>
          </table:table-cell>
          <table:table-cell office:value-type="float" office:value="10009" calcext:value-type="float">
            <text:p>10009</text:p>
          </table:table-cell>
          <table:table-cell table:formula="of:=[.AS41]/[.$H41]-1" office:value-type="percentage" office:value="0.0000165130948841519" calcext:value-type="percentage">
            <text:p>0,00%</text:p>
          </table:table-cell>
          <table:table-cell/>
          <table:table-cell office:value-type="float" office:value="60679" calcext:value-type="float">
            <text:p>60679</text:p>
          </table:table-cell>
          <table:table-cell office:value-type="float" office:value="10008" calcext:value-type="float">
            <text:p>10008</text:p>
          </table:table-cell>
          <table:table-cell table:formula="of:=[.AW41]/[.$H41]-1" office:value-type="percentage" office:value="0.00199808448099348" calcext:value-type="percentage">
            <text:p>0,20%</text:p>
          </table:table-cell>
          <table:table-cell/>
          <table:table-cell office:value-type="float" office:value="60766" calcext:value-type="float">
            <text:p>60766</text:p>
          </table:table-cell>
          <table:table-cell office:value-type="float" office:value="10004" calcext:value-type="float">
            <text:p>10004</text:p>
          </table:table-cell>
          <table:table-cell table:formula="of:=[.BA41]/[.$H41]-1" office:value-type="percentage" office:value="0.00343472373592268" calcext:value-type="percentage">
            <text:p>0,34%</text:p>
          </table:table-cell>
          <table:table-cell/>
          <table:table-cell office:value-type="float" office:value="60655" calcext:value-type="float">
            <text:p>60655</text:p>
          </table:table-cell>
          <table:table-cell office:value-type="float" office:value="10002" calcext:value-type="float">
            <text:p>10002</text:p>
          </table:table-cell>
          <table:table-cell table:formula="of:=[.BE41]/[.$H41]-1" office:value-type="percentage" office:value="0.00160177020377161" calcext:value-type="percentage">
            <text:p>0,16%</text:p>
          </table:table-cell>
        </table:table-row>
        <table:table-row table:style-name="ro1">
          <table:table-cell office:value-type="string" calcext:value-type="string">
            <text:p>../instances_addtracktime/InstanceB5.txt</text:p>
          </table:table-cell>
          <table:table-cell table:number-columns-repeated="3"/>
          <table:table-cell office:value-type="string" calcext:value-type="string">
            <text:p>track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62" calcext:value-type="float">
            <text:p>1662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  <table:table-cell table:formula="of:=[.M42]/[.H42]-1" office:value-type="percentage" office:value="0" calcext:value-type="percentage">
            <text:p>0,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" calcext:value-type="float">
            <text:p>3</text:p>
          </table:table-cell>
          <table:table-cell table:formula="of:=[.Q42]/[.H42]-1" office:value-type="percentage" office:value="0" calcext:value-type="percentage">
            <text:p>0,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" calcext:value-type="float">
            <text:p>3</text:p>
          </table:table-cell>
          <table:table-cell table:formula="of:=[.U42]/[.H42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594" calcext:value-type="float">
            <text:p>7594</text:p>
          </table:table-cell>
          <table:table-cell office:value-type="float" office:value="0" calcext:value-type="float">
            <text:p>0</text:p>
          </table:table-cell>
          <table:table-cell table:formula="of:=[.AB42]/[.H42]-1" office:value-type="percentage" office:value="3.56919374247894" calcext:value-type="percentage">
            <text:p>356,92%</text:p>
          </table:table-cell>
          <table:table-cell table:number-columns-repeated="2"/>
          <table:table-cell office:value-type="float" office:value="1662" calcext:value-type="float">
            <text:p>1662</text:p>
          </table:table-cell>
          <table:table-cell office:value-type="float" office:value="34" calcext:value-type="float">
            <text:p>34</text:p>
          </table:table-cell>
          <table:table-cell table:formula="of:=[.AG42]/[.H42]-1" office:value-type="percentage" office:value="0" calcext:value-type="percentage">
            <text:p>0,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3" calcext:value-type="float">
            <text:p>33</text:p>
          </table:table-cell>
          <table:table-cell table:formula="of:=[.AK42]/[.$H42]-1" office:value-type="percentage" office:value="0" calcext:value-type="percentage">
            <text:p>0,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 table:formula="of:=[.AO42]/[.$H42]-1" office:value-type="percentage" office:value="0" calcext:value-type="percentage">
            <text:p>0,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27" calcext:value-type="float">
            <text:p>27</text:p>
          </table:table-cell>
          <table:table-cell table:formula="of:=[.AS42]/[.$H42]-1" office:value-type="percentage" office:value="0" calcext:value-type="percentage">
            <text:p>0,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29" calcext:value-type="float">
            <text:p>29</text:p>
          </table:table-cell>
          <table:table-cell table:formula="of:=[.AW42]/[.$H42]-1" office:value-type="percentage" office:value="0" calcext:value-type="percentage">
            <text:p>0,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121" calcext:value-type="float">
            <text:p>121</text:p>
          </table:table-cell>
          <table:table-cell table:formula="of:=[.BA42]/[.$H42]-1" office:value-type="percentage" office:value="0" calcext:value-type="percentage">
            <text:p>0,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131" calcext:value-type="float">
            <text:p>131</text:p>
          </table:table-cell>
          <table:table-cell table:formula="of:=[.BE42]/[.$H42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6.txt</text:p>
          </table:table-cell>
          <table:table-cell table:number-columns-repeated="3"/>
          <table:table-cell office:value-type="string" calcext:value-type="string">
            <text:p>track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table:formula="of:=[.M43]/[.H43]-1" office:value-type="percentage" office:value="2.42583732057416" calcext:value-type="percentage">
            <text:p>242,58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Q43]/[.H43]-1" office:value-type="percentage" office:value="0" calcext:value-type="percentage">
            <text:p>0,00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U43]/[.H43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[.AB43]/[.H43]-1" office:value-type="percentage" office:value="2.70813397129187" calcext:value-type="percentage">
            <text:p>270,81%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table:formula="of:=[.AG43]/[.H43]-1" office:value-type="percentage" office:value="0" calcext:value-type="percentage">
            <text:p>0,00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formula="of:=[.AK43]/[.$H43]-1" office:value-type="percentage" office:value="0" calcext:value-type="percentage">
            <text:p>0,00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formula="of:=[.AO43]/[.$H43]-1" office:value-type="percentage" office:value="0" calcext:value-type="percentage">
            <text:p>0,00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formula="of:=[.AS43]/[.$H43]-1" office:value-type="percentage" office:value="0" calcext:value-type="percentage">
            <text:p>0,00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formula="of:=[.AW43]/[.$H43]-1" office:value-type="percentage" office:value="0" calcext:value-type="percentage">
            <text:p>0,00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table:formula="of:=[.BA43]/[.$H43]-1" office:value-type="percentage" office:value="0" calcext:value-type="percentage">
            <text:p>0,00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9" calcext:value-type="float">
            <text:p>9</text:p>
          </table:table-cell>
          <table:table-cell table:formula="of:=[.BE43]/[.$H43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7.txt</text:p>
          </table:table-cell>
          <table:table-cell table:number-columns-repeated="3"/>
          <table:table-cell office:value-type="string" calcext:value-type="string">
            <text:p>track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6119" calcext:value-type="float">
            <text:p>56119</text:p>
          </table:table-cell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56751" calcext:value-type="float">
            <text:p>56751</text:p>
          </table:table-cell>
          <table:table-cell office:value-type="float" office:value="0" calcext:value-type="float">
            <text:p>0</text:p>
          </table:table-cell>
          <table:table-cell table:formula="of:=[.M44]/[.H44]-1" office:value-type="percentage" office:value="0.011261782996846" calcext:value-type="percentage">
            <text:p>1,13%</text:p>
          </table:table-cell>
          <table:table-cell/>
          <table:table-cell office:value-type="float" office:value="56287" calcext:value-type="float">
            <text:p>56287</text:p>
          </table:table-cell>
          <table:table-cell office:value-type="float" office:value="2000" calcext:value-type="float">
            <text:p>2000</text:p>
          </table:table-cell>
          <table:table-cell table:formula="of:=[.Q44]/[.H44]-1" office:value-type="percentage" office:value="0.00299363851814904" calcext:value-type="percentage">
            <text:p>0,30%</text:p>
          </table:table-cell>
          <table:table-cell/>
          <table:table-cell office:value-type="float" office:value="56154" calcext:value-type="float">
            <text:p>56154</text:p>
          </table:table-cell>
          <table:table-cell office:value-type="float" office:value="2001" calcext:value-type="float">
            <text:p>2001</text:p>
          </table:table-cell>
          <table:table-cell table:formula="of:=[.U44]/[.H44]-1" office:value-type="percentage" office:value="0.000623674691281106" calcext:value-type="percentage">
            <text:p>0,06%</text:p>
          </table:table-cell>
          <table:table-cell table:number-columns-repeated="4"/>
          <table:table-cell office:value-type="float" office:value="69808" calcext:value-type="float">
            <text:p>69808</text:p>
          </table:table-cell>
          <table:table-cell office:value-type="float" office:value="2" calcext:value-type="float">
            <text:p>2</text:p>
          </table:table-cell>
          <table:table-cell table:formula="of:=[.AB44]/[.H44]-1" office:value-type="percentage" office:value="0.243928081398457" calcext:value-type="percentage">
            <text:p>24,39%</text:p>
          </table:table-cell>
          <table:table-cell table:number-columns-repeated="2"/>
          <table:table-cell office:value-type="float" office:value="56594" calcext:value-type="float">
            <text:p>56594</text:p>
          </table:table-cell>
          <table:table-cell office:value-type="float" office:value="10007" calcext:value-type="float">
            <text:p>10007</text:p>
          </table:table-cell>
          <table:table-cell table:formula="of:=[.AG44]/[.H44]-1" office:value-type="percentage" office:value="0.00846415652452826" calcext:value-type="percentage">
            <text:p>0,85%</text:p>
          </table:table-cell>
          <table:table-cell/>
          <table:table-cell office:value-type="float" office:value="56594" calcext:value-type="float">
            <text:p>56594</text:p>
          </table:table-cell>
          <table:table-cell office:value-type="float" office:value="10007" calcext:value-type="float">
            <text:p>10007</text:p>
          </table:table-cell>
          <table:table-cell table:formula="of:=[.AK44]/[.$H44]-1" office:value-type="percentage" office:value="0.00846415652452826" calcext:value-type="percentage">
            <text:p>0,85%</text:p>
          </table:table-cell>
          <table:table-cell/>
          <table:table-cell office:value-type="float" office:value="56214" calcext:value-type="float">
            <text:p>56214</text:p>
          </table:table-cell>
          <table:table-cell office:value-type="float" office:value="10005" calcext:value-type="float">
            <text:p>10005</text:p>
          </table:table-cell>
          <table:table-cell table:formula="of:=[.AO44]/[.$H44]-1" office:value-type="percentage" office:value="0.00169283130490561" calcext:value-type="percentage">
            <text:p>0,17%</text:p>
          </table:table-cell>
          <table:table-cell/>
          <table:table-cell office:value-type="float" office:value="56140" calcext:value-type="float">
            <text:p>56140</text:p>
          </table:table-cell>
          <table:table-cell office:value-type="float" office:value="10008" calcext:value-type="float">
            <text:p>10008</text:p>
          </table:table-cell>
          <table:table-cell table:formula="of:=[.AS44]/[.$H44]-1" office:value-type="percentage" office:value="0.000374204814768575" calcext:value-type="percentage">
            <text:p>0,04%</text:p>
          </table:table-cell>
          <table:table-cell/>
          <table:table-cell office:value-type="float" office:value="56217" calcext:value-type="float">
            <text:p>56217</text:p>
          </table:table-cell>
          <table:table-cell office:value-type="float" office:value="10007" calcext:value-type="float">
            <text:p>10007</text:p>
          </table:table-cell>
          <table:table-cell table:formula="of:=[.AW44]/[.$H44]-1" office:value-type="percentage" office:value="0.00174628913558683" calcext:value-type="percentage">
            <text:p>0,17%</text:p>
          </table:table-cell>
          <table:table-cell/>
          <table:table-cell office:value-type="float" office:value="56169" calcext:value-type="float">
            <text:p>56169</text:p>
          </table:table-cell>
          <table:table-cell office:value-type="float" office:value="10003" calcext:value-type="float">
            <text:p>10003</text:p>
          </table:table-cell>
          <table:table-cell table:formula="of:=[.BA44]/[.$H44]-1" office:value-type="percentage" office:value="0.000890963844687231" calcext:value-type="percentage">
            <text:p>0,09%</text:p>
          </table:table-cell>
          <table:table-cell/>
          <table:table-cell office:value-type="float" office:value="56276" calcext:value-type="float">
            <text:p>56276</text:p>
          </table:table-cell>
          <table:table-cell office:value-type="float" office:value="10003" calcext:value-type="float">
            <text:p>10003</text:p>
          </table:table-cell>
          <table:table-cell table:formula="of:=[.BE44]/[.$H44]-1" office:value-type="percentage" office:value="0.00279762647231774" calcext:value-type="percentage">
            <text:p>0,28%</text:p>
          </table:table-cell>
        </table:table-row>
        <table:table-row table:style-name="ro1">
          <table:table-cell office:value-type="string" calcext:value-type="string">
            <text:p>../instances_addtracktime/InstanceB8.txt</text:p>
          </table:table-cell>
          <table:table-cell table:number-columns-repeated="3"/>
          <table:table-cell office:value-type="string" calcext:value-type="string">
            <text:p>track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906" calcext:value-type="float">
            <text:p>190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M45]/[.H45]-1" office:value-type="percentage" office:value="0" calcext:value-type="percentage">
            <text:p>0,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Q45]/[.H45]-1" office:value-type="percentage" office:value="0" calcext:value-type="percentage">
            <text:p>0,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U45]/[.H4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table:formula="of:=[.AB45]/[.H45]-1" office:value-type="percentage" office:value="0.112277019937041" calcext:value-type="percentage">
            <text:p>11,23%</text:p>
          </table:table-cell>
          <table:table-cell table:number-columns-repeated="2"/>
          <table:table-cell office:value-type="float" office:value="1906" calcext:value-type="float">
            <text:p>1906</text:p>
          </table:table-cell>
          <table:table-cell office:value-type="float" office:value="5" calcext:value-type="float">
            <text:p>5</text:p>
          </table:table-cell>
          <table:table-cell table:formula="of:=[.AG45]/[.H45]-1" office:value-type="percentage" office:value="0" calcext:value-type="percentage">
            <text:p>0,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3" calcext:value-type="float">
            <text:p>3</text:p>
          </table:table-cell>
          <table:table-cell table:formula="of:=[.AK45]/[.$H45]-1" office:value-type="percentage" office:value="0" calcext:value-type="percentage">
            <text:p>0,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2" calcext:value-type="float">
            <text:p>2</text:p>
          </table:table-cell>
          <table:table-cell table:formula="of:=[.AO45]/[.$H45]-1" office:value-type="percentage" office:value="0" calcext:value-type="percentage">
            <text:p>0,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2" calcext:value-type="float">
            <text:p>2</text:p>
          </table:table-cell>
          <table:table-cell table:formula="of:=[.AS45]/[.$H45]-1" office:value-type="percentage" office:value="0" calcext:value-type="percentage">
            <text:p>0,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2" calcext:value-type="float">
            <text:p>2</text:p>
          </table:table-cell>
          <table:table-cell table:formula="of:=[.AW45]/[.$H45]-1" office:value-type="percentage" office:value="0" calcext:value-type="percentage">
            <text:p>0,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10" calcext:value-type="float">
            <text:p>10</text:p>
          </table:table-cell>
          <table:table-cell table:formula="of:=[.BA45]/[.$H45]-1" office:value-type="percentage" office:value="0" calcext:value-type="percentage">
            <text:p>0,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9" calcext:value-type="float">
            <text:p>9</text:p>
          </table:table-cell>
          <table:table-cell table:formula="of:=[.BE45]/[.$H45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9.txt</text:p>
          </table:table-cell>
          <table:table-cell table:number-columns-repeated="3"/>
          <table:table-cell office:value-type="string" calcext:value-type="string">
            <text:p>track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8593" calcext:value-type="float">
            <text:p>8593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8874" calcext:value-type="float">
            <text:p>8874</text:p>
          </table:table-cell>
          <table:table-cell office:value-type="float" office:value="0" calcext:value-type="float">
            <text:p>0</text:p>
          </table:table-cell>
          <table:table-cell table:formula="of:=[.M46]/[.H46]-1" office:value-type="percentage" office:value="0.0327010357267543" calcext:value-type="percentage">
            <text:p>3,27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233" calcext:value-type="float">
            <text:p>233</text:p>
          </table:table-cell>
          <table:table-cell table:formula="of:=[.Q46]/[.H46]-1" office:value-type="percentage" office:value="0" calcext:value-type="percentage">
            <text:p>0,00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467" calcext:value-type="float">
            <text:p>467</text:p>
          </table:table-cell>
          <table:table-cell table:formula="of:=[.U46]/[.H4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2682" calcext:value-type="float">
            <text:p>12682</text:p>
          </table:table-cell>
          <table:table-cell office:value-type="float" office:value="0" calcext:value-type="float">
            <text:p>0</text:p>
          </table:table-cell>
          <table:table-cell table:formula="of:=[.AB46]/[.H46]-1" office:value-type="percentage" office:value="0.475852438030955" calcext:value-type="percentage">
            <text:p>47,59%</text:p>
          </table:table-cell>
          <table:table-cell table:number-columns-repeated="2"/>
          <table:table-cell office:value-type="float" office:value="8593" calcext:value-type="float">
            <text:p>8593</text:p>
          </table:table-cell>
          <table:table-cell office:value-type="float" office:value="10013" calcext:value-type="float">
            <text:p>10013</text:p>
          </table:table-cell>
          <table:table-cell table:formula="of:=[.AG46]/[.H46]-1" office:value-type="percentage" office:value="0" calcext:value-type="percentage">
            <text:p>0,00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10014" calcext:value-type="float">
            <text:p>10014</text:p>
          </table:table-cell>
          <table:table-cell table:formula="of:=[.AK46]/[.$H46]-1" office:value-type="percentage" office:value="0" calcext:value-type="percentage">
            <text:p>0,00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10015" calcext:value-type="float">
            <text:p>10015</text:p>
          </table:table-cell>
          <table:table-cell table:formula="of:=[.AO46]/[.$H46]-1" office:value-type="percentage" office:value="0" calcext:value-type="percentage">
            <text:p>0,00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10014" calcext:value-type="float">
            <text:p>10014</text:p>
          </table:table-cell>
          <table:table-cell table:formula="of:=[.AS46]/[.$H46]-1" office:value-type="percentage" office:value="0" calcext:value-type="percentage">
            <text:p>0,00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10014" calcext:value-type="float">
            <text:p>10014</text:p>
          </table:table-cell>
          <table:table-cell table:formula="of:=[.AW46]/[.$H46]-1" office:value-type="percentage" office:value="0" calcext:value-type="percentage">
            <text:p>0,00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10003" calcext:value-type="float">
            <text:p>10003</text:p>
          </table:table-cell>
          <table:table-cell table:formula="of:=[.BA46]/[.$H46]-1" office:value-type="percentage" office:value="0" calcext:value-type="percentage">
            <text:p>0,00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10003" calcext:value-type="float">
            <text:p>10003</text:p>
          </table:table-cell>
          <table:table-cell table:formula="of:=[.BE46]/[.$H46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10.txt</text:p>
          </table:table-cell>
          <table:table-cell table:number-columns-repeated="3"/>
          <table:table-cell office:value-type="string" calcext:value-type="string">
            <text:p>track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912" calcext:value-type="float">
            <text:p>69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M47]/[.H47]-1" office:value-type="percentage" office:value="0" calcext:value-type="percentage">
            <text:p>0,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Q47]/[.H47]-1" office:value-type="percentage" office:value="0" calcext:value-type="percentage">
            <text:p>0,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U47]/[.H47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AB47]/[.H47]-1" office:value-type="percentage" office:value="0" calcext:value-type="percentage">
            <text:p>0,00%</text:p>
          </table:table-cell>
          <table:table-cell table:number-columns-repeated="2"/>
          <table:table-cell office:value-type="float" office:value="6912" calcext:value-type="float">
            <text:p>6912</text:p>
          </table:table-cell>
          <table:table-cell office:value-type="float" office:value="6" calcext:value-type="float">
            <text:p>6</text:p>
          </table:table-cell>
          <table:table-cell table:formula="of:=[.AG47]/[.H47]-1" office:value-type="percentage" office:value="0" calcext:value-type="percentage">
            <text:p>0,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4" calcext:value-type="float">
            <text:p>4</text:p>
          </table:table-cell>
          <table:table-cell table:formula="of:=[.AK47]/[.$H47]-1" office:value-type="percentage" office:value="0" calcext:value-type="percentage">
            <text:p>0,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4" calcext:value-type="float">
            <text:p>4</text:p>
          </table:table-cell>
          <table:table-cell table:formula="of:=[.AO47]/[.$H47]-1" office:value-type="percentage" office:value="0" calcext:value-type="percentage">
            <text:p>0,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3" calcext:value-type="float">
            <text:p>3</text:p>
          </table:table-cell>
          <table:table-cell table:formula="of:=[.AS47]/[.$H47]-1" office:value-type="percentage" office:value="0" calcext:value-type="percentage">
            <text:p>0,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4" calcext:value-type="float">
            <text:p>4</text:p>
          </table:table-cell>
          <table:table-cell table:formula="of:=[.AW47]/[.$H47]-1" office:value-type="percentage" office:value="0" calcext:value-type="percentage">
            <text:p>0,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10" calcext:value-type="float">
            <text:p>10</text:p>
          </table:table-cell>
          <table:table-cell table:formula="of:=[.BA47]/[.$H47]-1" office:value-type="percentage" office:value="0" calcext:value-type="percentage">
            <text:p>0,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10" calcext:value-type="float">
            <text:p>10</text:p>
          </table:table-cell>
          <table:table-cell table:formula="of:=[.BE47]/[.$H47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11.txt</text:p>
          </table:table-cell>
          <table:table-cell table:number-columns-repeated="3"/>
          <table:table-cell office:value-type="string" calcext:value-type="string">
            <text:p>track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8844" calcext:value-type="float">
            <text:p>68844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68844" calcext:value-type="float">
            <text:p>68844</text:p>
          </table:table-cell>
          <table:table-cell office:value-type="float" office:value="1" calcext:value-type="float">
            <text:p>1</text:p>
          </table:table-cell>
          <table:table-cell table:formula="of:=[.M48]/[.H48]-1" office:value-type="percentage" office:value="0" calcext:value-type="percentage">
            <text:p>0,00%</text:p>
          </table:table-cell>
          <table:table-cell/>
          <table:table-cell office:value-type="float" office:value="68844" calcext:value-type="float">
            <text:p>68844</text:p>
          </table:table-cell>
          <table:table-cell office:value-type="float" office:value="2000" calcext:value-type="float">
            <text:p>2000</text:p>
          </table:table-cell>
          <table:table-cell table:formula="of:=[.Q48]/[.H48]-1" office:value-type="percentage" office:value="0" calcext:value-type="percentage">
            <text:p>0,00%</text:p>
          </table:table-cell>
          <table:table-cell/>
          <table:table-cell office:value-type="float" office:value="68844" calcext:value-type="float">
            <text:p>68844</text:p>
          </table:table-cell>
          <table:table-cell office:value-type="float" office:value="2000" calcext:value-type="float">
            <text:p>2000</text:p>
          </table:table-cell>
          <table:table-cell table:formula="of:=[.U48]/[.H4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6375" calcext:value-type="float">
            <text:p>76375</text:p>
          </table:table-cell>
          <table:table-cell office:value-type="float" office:value="1" calcext:value-type="float">
            <text:p>1</text:p>
          </table:table-cell>
          <table:table-cell table:formula="of:=[.AB48]/[.H48]-1" office:value-type="percentage" office:value="0.10939224914299" calcext:value-type="percentage">
            <text:p>10,94%</text:p>
          </table:table-cell>
          <table:table-cell table:number-columns-repeated="2"/>
          <table:table-cell office:value-type="float" office:value="69434" calcext:value-type="float">
            <text:p>69434</text:p>
          </table:table-cell>
          <table:table-cell office:value-type="float" office:value="10007" calcext:value-type="float">
            <text:p>10007</text:p>
          </table:table-cell>
          <table:table-cell table:formula="of:=[.AG48]/[.H48]-1" office:value-type="percentage" office:value="0.00857010051711105" calcext:value-type="percentage">
            <text:p>0,86%</text:p>
          </table:table-cell>
          <table:table-cell/>
          <table:table-cell office:value-type="float" office:value="69076" calcext:value-type="float">
            <text:p>69076</text:p>
          </table:table-cell>
          <table:table-cell office:value-type="float" office:value="10008" calcext:value-type="float">
            <text:p>10008</text:p>
          </table:table-cell>
          <table:table-cell table:formula="of:=[.AK48]/[.$H48]-1" office:value-type="percentage" office:value="0.00336993783045725" calcext:value-type="percentage">
            <text:p>0,34%</text:p>
          </table:table-cell>
          <table:table-cell/>
          <table:table-cell office:value-type="float" office:value="68844" calcext:value-type="float">
            <text:p>68844</text:p>
          </table:table-cell>
          <table:table-cell office:value-type="float" office:value="10009" calcext:value-type="float">
            <text:p>10009</text:p>
          </table:table-cell>
          <table:table-cell table:formula="of:=[.AO48]/[.$H48]-1" office:value-type="percentage" office:value="0" calcext:value-type="percentage">
            <text:p>0,00%</text:p>
          </table:table-cell>
          <table:table-cell/>
          <table:table-cell office:value-type="float" office:value="69034" calcext:value-type="float">
            <text:p>69034</text:p>
          </table:table-cell>
          <table:table-cell office:value-type="float" office:value="10009" calcext:value-type="float">
            <text:p>10009</text:p>
          </table:table-cell>
          <table:table-cell table:formula="of:=[.AS48]/[.$H48]-1" office:value-type="percentage" office:value="0.00275986287839181" calcext:value-type="percentage">
            <text:p>0,28%</text:p>
          </table:table-cell>
          <table:table-cell/>
          <table:table-cell office:value-type="float" office:value="69873" calcext:value-type="float">
            <text:p>69873</text:p>
          </table:table-cell>
          <table:table-cell office:value-type="float" office:value="10007" calcext:value-type="float">
            <text:p>10007</text:p>
          </table:table-cell>
          <table:table-cell table:formula="of:=[.AW48]/[.$H48]-1" office:value-type="percentage" office:value="0.0149468363256058" calcext:value-type="percentage">
            <text:p>1,49%</text:p>
          </table:table-cell>
          <table:table-cell/>
          <table:table-cell office:value-type="float" office:value="69357" calcext:value-type="float">
            <text:p>69357</text:p>
          </table:table-cell>
          <table:table-cell office:value-type="float" office:value="10003" calcext:value-type="float">
            <text:p>10003</text:p>
          </table:table-cell>
          <table:table-cell table:formula="of:=[.BA48]/[.$H48]-1" office:value-type="percentage" office:value="0.00745162977165759" calcext:value-type="percentage">
            <text:p>0,75%</text:p>
          </table:table-cell>
          <table:table-cell/>
          <table:table-cell office:value-type="float" office:value="69178" calcext:value-type="float">
            <text:p>69178</text:p>
          </table:table-cell>
          <table:table-cell office:value-type="float" office:value="10004" calcext:value-type="float">
            <text:p>10004</text:p>
          </table:table-cell>
          <table:table-cell table:formula="of:=[.BE48]/[.$H48]-1" office:value-type="percentage" office:value="0.00485154842833069" calcext:value-type="percentage">
            <text:p>0,49%</text:p>
          </table:table-cell>
        </table:table-row>
        <table:table-row table:style-name="ro1">
          <table:table-cell office:value-type="string" calcext:value-type="string">
            <text:p>../instances_addtracktime/InstanceB12.txt</text:p>
          </table:table-cell>
          <table:table-cell table:number-columns-repeated="3"/>
          <table:table-cell office:value-type="string" calcext:value-type="string">
            <text:p>track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5182" calcext:value-type="float">
            <text:p>15182</text:p>
          </table:table-cell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19788" calcext:value-type="float">
            <text:p>19788</text:p>
          </table:table-cell>
          <table:table-cell office:value-type="float" office:value="0" calcext:value-type="float">
            <text:p>0</text:p>
          </table:table-cell>
          <table:table-cell table:formula="of:=[.M49]/[.H49]-1" office:value-type="percentage" office:value="0.303385588196549" calcext:value-type="percentage">
            <text:p>30,34%</text:p>
          </table:table-cell>
          <table:table-cell/>
          <table:table-cell office:value-type="float" office:value="15651" calcext:value-type="float">
            <text:p>15651</text:p>
          </table:table-cell>
          <table:table-cell office:value-type="float" office:value="2000" calcext:value-type="float">
            <text:p>2000</text:p>
          </table:table-cell>
          <table:table-cell table:formula="of:=[.Q49]/[.H49]-1" office:value-type="percentage" office:value="0.0308918456066394" calcext:value-type="percentage">
            <text:p>3,09%</text:p>
          </table:table-cell>
          <table:table-cell/>
          <table:table-cell office:value-type="float" office:value="15224" calcext:value-type="float">
            <text:p>15224</text:p>
          </table:table-cell>
          <table:table-cell office:value-type="float" office:value="2002" calcext:value-type="float">
            <text:p>2002</text:p>
          </table:table-cell>
          <table:table-cell table:formula="of:=[.U49]/[.H49]-1" office:value-type="percentage" office:value="0.00276643393492293" calcext:value-type="percentage">
            <text:p>0,28%</text:p>
          </table:table-cell>
          <table:table-cell table:number-columns-repeated="4"/>
          <table:table-cell office:value-type="float" office:value="21728" calcext:value-type="float">
            <text:p>21728</text:p>
          </table:table-cell>
          <table:table-cell office:value-type="float" office:value="0" calcext:value-type="float">
            <text:p>0</text:p>
          </table:table-cell>
          <table:table-cell table:formula="of:=[.AB49]/[.H49]-1" office:value-type="percentage" office:value="0.431168489000132" calcext:value-type="percentage">
            <text:p>43,12%</text:p>
          </table:table-cell>
          <table:table-cell table:number-columns-repeated="2"/>
          <table:table-cell office:value-type="float" office:value="15543" calcext:value-type="float">
            <text:p>15543</text:p>
          </table:table-cell>
          <table:table-cell office:value-type="float" office:value="10009" calcext:value-type="float">
            <text:p>10009</text:p>
          </table:table-cell>
          <table:table-cell table:formula="of:=[.AG49]/[.H49]-1" office:value-type="percentage" office:value="0.0237781583454091" calcext:value-type="percentage">
            <text:p>2,38%</text:p>
          </table:table-cell>
          <table:table-cell/>
          <table:table-cell office:value-type="float" office:value="16584" calcext:value-type="float">
            <text:p>16584</text:p>
          </table:table-cell>
          <table:table-cell office:value-type="float" office:value="10008" calcext:value-type="float">
            <text:p>10008</text:p>
          </table:table-cell>
          <table:table-cell table:formula="of:=[.AK49]/[.$H49]-1" office:value-type="percentage" office:value="0.0923461994467132" calcext:value-type="percentage">
            <text:p>9,23%</text:p>
          </table:table-cell>
          <table:table-cell/>
          <table:table-cell office:value-type="float" office:value="15224" calcext:value-type="float">
            <text:p>15224</text:p>
          </table:table-cell>
          <table:table-cell office:value-type="float" office:value="10009" calcext:value-type="float">
            <text:p>10009</text:p>
          </table:table-cell>
          <table:table-cell table:formula="of:=[.AO49]/[.$H49]-1" office:value-type="percentage" office:value="0.00276643393492293" calcext:value-type="percentage">
            <text:p>0,28%</text:p>
          </table:table-cell>
          <table:table-cell/>
          <table:table-cell office:value-type="float" office:value="15894" calcext:value-type="float">
            <text:p>15894</text:p>
          </table:table-cell>
          <table:table-cell office:value-type="float" office:value="10009" calcext:value-type="float">
            <text:p>10009</text:p>
          </table:table-cell>
          <table:table-cell table:formula="of:=[.AS49]/[.$H49]-1" office:value-type="percentage" office:value="0.0468976419444078" calcext:value-type="percentage">
            <text:p>4,69%</text:p>
          </table:table-cell>
          <table:table-cell/>
          <table:table-cell office:value-type="float" office:value="16204" calcext:value-type="float">
            <text:p>16204</text:p>
          </table:table-cell>
          <table:table-cell office:value-type="float" office:value="10009" calcext:value-type="float">
            <text:p>10009</text:p>
          </table:table-cell>
          <table:table-cell table:formula="of:=[.AW49]/[.$H49]-1" office:value-type="percentage" office:value="0.0673165590831248" calcext:value-type="percentage">
            <text:p>6,73%</text:p>
          </table:table-cell>
          <table:table-cell/>
          <table:table-cell office:value-type="float" office:value="15524" calcext:value-type="float">
            <text:p>15524</text:p>
          </table:table-cell>
          <table:table-cell office:value-type="float" office:value="10001" calcext:value-type="float">
            <text:p>10001</text:p>
          </table:table-cell>
          <table:table-cell table:formula="of:=[.BA49]/[.$H49]-1" office:value-type="percentage" office:value="0.0225266763272296" calcext:value-type="percentage">
            <text:p>2,25%</text:p>
          </table:table-cell>
          <table:table-cell/>
          <table:table-cell office:value-type="float" office:value="15269" calcext:value-type="float">
            <text:p>15269</text:p>
          </table:table-cell>
          <table:table-cell office:value-type="float" office:value="10002" calcext:value-type="float">
            <text:p>10002</text:p>
          </table:table-cell>
          <table:table-cell table:formula="of:=[.BE49]/[.$H49]-1" office:value-type="percentage" office:value="0.00573047029376883" calcext:value-type="percentage">
            <text:p>0,57%</text:p>
          </table:table-cell>
        </table:table-row>
        <table:table-row table:style-name="ro1">
          <table:table-cell office:value-type="string" calcext:value-type="string">
            <text:p>../instances_addstationtime/InstanceA1.txt</text:p>
          </table:table-cell>
          <table:table-cell table:number-columns-repeated="3"/>
          <table:table-cell office:value-type="string" calcext:value-type="string">
            <text:p>station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2884" calcext:value-type="float">
            <text:p>12884</text:p>
          </table:table-cell>
          <table:table-cell office:value-type="float" office:value="1304" calcext:value-type="float">
            <text:p>1304</text:p>
          </table:table-cell>
          <table:table-cell table:number-columns-repeated="3"/>
          <table:table-cell office:value-type="float" office:value="14121" calcext:value-type="float">
            <text:p>14121</text:p>
          </table:table-cell>
          <table:table-cell office:value-type="float" office:value="1" calcext:value-type="float">
            <text:p>1</text:p>
          </table:table-cell>
          <table:table-cell table:formula="of:=[.M50]/[.H50]-1" office:value-type="percentage" office:value="0.0960105557280349" calcext:value-type="percentage">
            <text:p>9,60%</text:p>
          </table:table-cell>
          <table:table-cell/>
          <table:table-cell office:value-type="float" office:value="13507" calcext:value-type="float">
            <text:p>13507</text:p>
          </table:table-cell>
          <table:table-cell office:value-type="float" office:value="2000" calcext:value-type="float">
            <text:p>2000</text:p>
          </table:table-cell>
          <table:table-cell table:formula="of:=[.Q50]/[.H50]-1" office:value-type="percentage" office:value="0.0483545482769325" calcext:value-type="percentage">
            <text:p>4,84%</text:p>
          </table:table-cell>
          <table:table-cell/>
          <table:table-cell office:value-type="float" office:value="13187" calcext:value-type="float">
            <text:p>13187</text:p>
          </table:table-cell>
          <table:table-cell office:value-type="float" office:value="2004" calcext:value-type="float">
            <text:p>2004</text:p>
          </table:table-cell>
          <table:table-cell table:formula="of:=[.U50]/[.H50]-1" office:value-type="percentage" office:value="0.0235175411362931" calcext:value-type="percentage">
            <text:p>2,35%</text:p>
          </table:table-cell>
          <table:table-cell table:number-columns-repeated="4"/>
          <table:table-cell office:value-type="float" office:value="24028" calcext:value-type="float">
            <text:p>24028</text:p>
          </table:table-cell>
          <table:table-cell office:value-type="float" office:value="1" calcext:value-type="float">
            <text:p>1</text:p>
          </table:table-cell>
          <table:table-cell table:formula="of:=[.AB50]/[.H50]-1" office:value-type="percentage" office:value="0.864948773672772" calcext:value-type="percentage">
            <text:p>86,49%</text:p>
          </table:table-cell>
          <table:table-cell table:number-columns-repeated="2"/>
          <table:table-cell office:value-type="float" office:value="14237" calcext:value-type="float">
            <text:p>14237</text:p>
          </table:table-cell>
          <table:table-cell office:value-type="float" office:value="10006" calcext:value-type="float">
            <text:p>10006</text:p>
          </table:table-cell>
          <table:table-cell table:formula="of:=[.AG50]/[.H50]-1" office:value-type="percentage" office:value="0.105013970816517" calcext:value-type="percentage">
            <text:p>10,50%</text:p>
          </table:table-cell>
          <table:table-cell/>
          <table:table-cell office:value-type="float" office:value="14236" calcext:value-type="float">
            <text:p>14236</text:p>
          </table:table-cell>
          <table:table-cell office:value-type="float" office:value="10004" calcext:value-type="float">
            <text:p>10004</text:p>
          </table:table-cell>
          <table:table-cell table:formula="of:=[.AK50]/[.$H50]-1" office:value-type="percentage" office:value="0.104936355169202" calcext:value-type="percentage">
            <text:p>10,49%</text:p>
          </table:table-cell>
          <table:table-cell/>
          <table:table-cell office:value-type="float" office:value="13250" calcext:value-type="float">
            <text:p>13250</text:p>
          </table:table-cell>
          <table:table-cell office:value-type="float" office:value="10003" calcext:value-type="float">
            <text:p>10003</text:p>
          </table:table-cell>
          <table:table-cell table:formula="of:=[.AO50]/[.$H50]-1" office:value-type="percentage" office:value="0.0284073269171066" calcext:value-type="percentage">
            <text:p>2,84%</text:p>
          </table:table-cell>
          <table:table-cell/>
          <table:table-cell office:value-type="float" office:value="13702" calcext:value-type="float">
            <text:p>13702</text:p>
          </table:table-cell>
          <table:table-cell office:value-type="float" office:value="10005" calcext:value-type="float">
            <text:p>10005</text:p>
          </table:table-cell>
          <table:table-cell table:formula="of:=[.AS50]/[.$H50]-1" office:value-type="percentage" office:value="0.0634895995032598" calcext:value-type="percentage">
            <text:p>6,35%</text:p>
          </table:table-cell>
          <table:table-cell/>
          <table:table-cell office:value-type="float" office:value="13461" calcext:value-type="float">
            <text:p>13461</text:p>
          </table:table-cell>
          <table:table-cell office:value-type="float" office:value="10005" calcext:value-type="float">
            <text:p>10005</text:p>
          </table:table-cell>
          <table:table-cell table:formula="of:=[.AW50]/[.$H50]-1" office:value-type="percentage" office:value="0.0447842285004656" calcext:value-type="percentage">
            <text:p>4,48%</text:p>
          </table:table-cell>
          <table:table-cell/>
          <table:table-cell office:value-type="float" office:value="14245" calcext:value-type="float">
            <text:p>14245</text:p>
          </table:table-cell>
          <table:table-cell office:value-type="float" office:value="10009" calcext:value-type="float">
            <text:p>10009</text:p>
          </table:table-cell>
          <table:table-cell table:formula="of:=[.BA50]/[.$H50]-1" office:value-type="percentage" office:value="0.105634895995033" calcext:value-type="percentage">
            <text:p>10,56%</text:p>
          </table:table-cell>
          <table:table-cell/>
          <table:table-cell office:value-type="float" office:value="13412" calcext:value-type="float">
            <text:p>13412</text:p>
          </table:table-cell>
          <table:table-cell office:value-type="float" office:value="10008" calcext:value-type="float">
            <text:p>10008</text:p>
          </table:table-cell>
          <table:table-cell table:formula="of:=[.BE50]/[.$H50]-1" office:value-type="percentage" office:value="0.0409810617820552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./instances_addstationtime/InstanceA2.txt</text:p>
          </table:table-cell>
          <table:table-cell table:number-columns-repeated="3"/>
          <table:table-cell office:value-type="string" calcext:value-type="string">
            <text:p>station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193" calcext:value-type="float">
            <text:p>9193</text:p>
          </table:table-cell>
          <table:table-cell office:value-type="float" office:value="2207" calcext:value-type="float">
            <text:p>2207</text:p>
          </table:table-cell>
          <table:table-cell table:number-columns-repeated="3"/>
          <table:table-cell office:value-type="float" office:value="9974" calcext:value-type="float">
            <text:p>9974</text:p>
          </table:table-cell>
          <table:table-cell office:value-type="float" office:value="1" calcext:value-type="float">
            <text:p>1</text:p>
          </table:table-cell>
          <table:table-cell table:formula="of:=[.M51]/[.H51]-1" office:value-type="percentage" office:value="0.0849559447405635" calcext:value-type="percentage">
            <text:p>8,50%</text:p>
          </table:table-cell>
          <table:table-cell/>
          <table:table-cell office:value-type="float" office:value="9785" calcext:value-type="float">
            <text:p>9785</text:p>
          </table:table-cell>
          <table:table-cell office:value-type="float" office:value="2000" calcext:value-type="float">
            <text:p>2000</text:p>
          </table:table-cell>
          <table:table-cell table:formula="of:=[.Q51]/[.H51]-1" office:value-type="percentage" office:value="0.0643968236701837" calcext:value-type="percentage">
            <text:p>6,44%</text:p>
          </table:table-cell>
          <table:table-cell/>
          <table:table-cell office:value-type="float" office:value="9193" calcext:value-type="float">
            <text:p>9193</text:p>
          </table:table-cell>
          <table:table-cell office:value-type="float" office:value="2003" calcext:value-type="float">
            <text:p>2003</text:p>
          </table:table-cell>
          <table:table-cell table:formula="of:=[.U51]/[.H51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2130" calcext:value-type="float">
            <text:p>22130</text:p>
          </table:table-cell>
          <table:table-cell office:value-type="float" office:value="1" calcext:value-type="float">
            <text:p>1</text:p>
          </table:table-cell>
          <table:table-cell table:formula="of:=[.AB51]/[.H51]-1" office:value-type="percentage" office:value="1.40726639834657" calcext:value-type="percentage">
            <text:p>140,73%</text:p>
          </table:table-cell>
          <table:table-cell table:number-columns-repeated="2"/>
          <table:table-cell office:value-type="float" office:value="10180" calcext:value-type="float">
            <text:p>10180</text:p>
          </table:table-cell>
          <table:table-cell office:value-type="float" office:value="10006" calcext:value-type="float">
            <text:p>10006</text:p>
          </table:table-cell>
          <table:table-cell table:formula="of:=[.AG51]/[.H51]-1" office:value-type="percentage" office:value="0.107364298923094" calcext:value-type="percentage">
            <text:p>10,74%</text:p>
          </table:table-cell>
          <table:table-cell/>
          <table:table-cell office:value-type="float" office:value="10066" calcext:value-type="float">
            <text:p>10066</text:p>
          </table:table-cell>
          <table:table-cell office:value-type="float" office:value="10006" calcext:value-type="float">
            <text:p>10006</text:p>
          </table:table-cell>
          <table:table-cell table:formula="of:=[.AK51]/[.$H51]-1" office:value-type="percentage" office:value="0.0949635592298488" calcext:value-type="percentage">
            <text:p>9,50%</text:p>
          </table:table-cell>
          <table:table-cell/>
          <table:table-cell office:value-type="float" office:value="9313" calcext:value-type="float">
            <text:p>9313</text:p>
          </table:table-cell>
          <table:table-cell office:value-type="float" office:value="10006" calcext:value-type="float">
            <text:p>10006</text:p>
          </table:table-cell>
          <table:table-cell table:formula="of:=[.AO51]/[.$H51]-1" office:value-type="percentage" office:value="0.0130534102034157" calcext:value-type="percentage">
            <text:p>1,31%</text:p>
          </table:table-cell>
          <table:table-cell/>
          <table:table-cell office:value-type="float" office:value="9193" calcext:value-type="float">
            <text:p>9193</text:p>
          </table:table-cell>
          <table:table-cell office:value-type="float" office:value="10005" calcext:value-type="float">
            <text:p>10005</text:p>
          </table:table-cell>
          <table:table-cell table:formula="of:=[.AS51]/[.$H51]-1" office:value-type="percentage" office:value="0" calcext:value-type="percentage">
            <text:p>0,00%</text:p>
          </table:table-cell>
          <table:table-cell/>
          <table:table-cell office:value-type="float" office:value="9212" calcext:value-type="float">
            <text:p>9212</text:p>
          </table:table-cell>
          <table:table-cell office:value-type="float" office:value="10005" calcext:value-type="float">
            <text:p>10005</text:p>
          </table:table-cell>
          <table:table-cell table:formula="of:=[.AW51]/[.$H51]-1" office:value-type="percentage" office:value="0.00206678994887421" calcext:value-type="percentage">
            <text:p>0,21%</text:p>
          </table:table-cell>
          <table:table-cell/>
          <table:table-cell office:value-type="float" office:value="9546" calcext:value-type="float">
            <text:p>9546</text:p>
          </table:table-cell>
          <table:table-cell office:value-type="float" office:value="10006" calcext:value-type="float">
            <text:p>10006</text:p>
          </table:table-cell>
          <table:table-cell table:formula="of:=[.BA51]/[.$H51]-1" office:value-type="percentage" office:value="0.0383987816817144" calcext:value-type="percentage">
            <text:p>3,84%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10002" calcext:value-type="float">
            <text:p>10002</text:p>
          </table:table-cell>
          <table:table-cell table:formula="of:=[.BE51]/[.$H51]-1" office:value-type="percentage" office:value="0.060045686935712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./instances_addstationtime/InstanceA3.txt</text:p>
          </table:table-cell>
          <table:table-cell table:number-columns-repeated="3"/>
          <table:table-cell office:value-type="string" calcext:value-type="string">
            <text:p>station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681" calcext:value-type="float">
            <text:p>3681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3730" calcext:value-type="float">
            <text:p>3730</text:p>
          </table:table-cell>
          <table:table-cell office:value-type="float" office:value="0" calcext:value-type="float">
            <text:p>0</text:p>
          </table:table-cell>
          <table:table-cell table:formula="of:=[.M52]/[.H52]-1" office:value-type="percentage" office:value="0.0133116001086662" calcext:value-type="percentage">
            <text:p>1,33%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2000" calcext:value-type="float">
            <text:p>2000</text:p>
          </table:table-cell>
          <table:table-cell table:formula="of:=[.Q52]/[.H52]-1" office:value-type="percentage" office:value="0.0133116001086662" calcext:value-type="percentage">
            <text:p>1,33%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2000" calcext:value-type="float">
            <text:p>2000</text:p>
          </table:table-cell>
          <table:table-cell table:formula="of:=[.U52]/[.H52]-1" office:value-type="percentage" office:value="0.0133116001086662" calcext:value-type="percentage">
            <text:p>1,33%</text:p>
          </table:table-cell>
          <table:table-cell table:number-columns-repeated="4"/>
          <table:table-cell office:value-type="float" office:value="7047" calcext:value-type="float">
            <text:p>7047</text:p>
          </table:table-cell>
          <table:table-cell office:value-type="float" office:value="1" calcext:value-type="float">
            <text:p>1</text:p>
          </table:table-cell>
          <table:table-cell table:formula="of:=[.AB52]/[.H52]-1" office:value-type="percentage" office:value="0.914425427872861" calcext:value-type="percentage">
            <text:p>91,44%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10006" calcext:value-type="float">
            <text:p>10006</text:p>
          </table:table-cell>
          <table:table-cell table:formula="of:=[.AG52]/[.H52]-1" office:value-type="percentage" office:value="0" calcext:value-type="percentage">
            <text:p>0,00%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10007" calcext:value-type="float">
            <text:p>10007</text:p>
          </table:table-cell>
          <table:table-cell table:formula="of:=[.AK52]/[.$H52]-1" office:value-type="percentage" office:value="0" calcext:value-type="percentage">
            <text:p>0,00%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10007" calcext:value-type="float">
            <text:p>10007</text:p>
          </table:table-cell>
          <table:table-cell table:formula="of:=[.AO52]/[.$H52]-1" office:value-type="percentage" office:value="0" calcext:value-type="percentage">
            <text:p>0,00%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10006" calcext:value-type="float">
            <text:p>10006</text:p>
          </table:table-cell>
          <table:table-cell table:formula="of:=[.AS52]/[.$H52]-1" office:value-type="percentage" office:value="0" calcext:value-type="percentage">
            <text:p>0,00%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10007" calcext:value-type="float">
            <text:p>10007</text:p>
          </table:table-cell>
          <table:table-cell table:formula="of:=[.AW52]/[.$H52]-1" office:value-type="percentage" office:value="0" calcext:value-type="percentage">
            <text:p>0,00%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10004" calcext:value-type="float">
            <text:p>10004</text:p>
          </table:table-cell>
          <table:table-cell table:formula="of:=[.BA52]/[.$H52]-1" office:value-type="percentage" office:value="0.0133116001086662" calcext:value-type="percentage">
            <text:p>1,33%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10002" calcext:value-type="float">
            <text:p>10002</text:p>
          </table:table-cell>
          <table:table-cell table:formula="of:=[.BE52]/[.$H52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A4.txt</text:p>
          </table:table-cell>
          <table:table-cell table:number-columns-repeated="3"/>
          <table:table-cell office:value-type="string" calcext:value-type="string">
            <text:p>station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122" calcext:value-type="float">
            <text:p>3122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3516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formula="of:=[.M53]/[.H53]-1" office:value-type="percentage" office:value="0.126201153106983" calcext:value-type="percentage">
            <text:p>12,62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520" calcext:value-type="float">
            <text:p>520</text:p>
          </table:table-cell>
          <table:table-cell table:formula="of:=[.Q53]/[.H53]-1" office:value-type="percentage" office:value="0" calcext:value-type="percentage">
            <text:p>0,00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674" calcext:value-type="float">
            <text:p>674</text:p>
          </table:table-cell>
          <table:table-cell table:formula="of:=[.U53]/[.H53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4979" calcext:value-type="float">
            <text:p>4979</text:p>
          </table:table-cell>
          <table:table-cell office:value-type="float" office:value="0" calcext:value-type="float">
            <text:p>0</text:p>
          </table:table-cell>
          <table:table-cell table:formula="of:=[.AB53]/[.H53]-1" office:value-type="percentage" office:value="0.594811018577835" calcext:value-type="percentage">
            <text:p>59,48%</text:p>
          </table:table-cell>
          <table:table-cell table:number-columns-repeated="2"/>
          <table:table-cell office:value-type="float" office:value="3122" calcext:value-type="float">
            <text:p>3122</text:p>
          </table:table-cell>
          <table:table-cell office:value-type="float" office:value="9564" calcext:value-type="float">
            <text:p>9564</text:p>
          </table:table-cell>
          <table:table-cell table:formula="of:=[.AG53]/[.H53]-1" office:value-type="percentage" office:value="0" calcext:value-type="percentage">
            <text:p>0,00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9372" calcext:value-type="float">
            <text:p>9372</text:p>
          </table:table-cell>
          <table:table-cell table:formula="of:=[.AK53]/[.$H53]-1" office:value-type="percentage" office:value="0" calcext:value-type="percentage">
            <text:p>0,00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9556" calcext:value-type="float">
            <text:p>9556</text:p>
          </table:table-cell>
          <table:table-cell table:formula="of:=[.AO53]/[.$H53]-1" office:value-type="percentage" office:value="0" calcext:value-type="percentage">
            <text:p>0,00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9686" calcext:value-type="float">
            <text:p>9686</text:p>
          </table:table-cell>
          <table:table-cell table:formula="of:=[.AS53]/[.$H53]-1" office:value-type="percentage" office:value="0" calcext:value-type="percentage">
            <text:p>0,00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9341" calcext:value-type="float">
            <text:p>9341</text:p>
          </table:table-cell>
          <table:table-cell table:formula="of:=[.AW53]/[.$H53]-1" office:value-type="percentage" office:value="0" calcext:value-type="percentage">
            <text:p>0,00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10002" calcext:value-type="float">
            <text:p>10002</text:p>
          </table:table-cell>
          <table:table-cell table:formula="of:=[.BA53]/[.$H53]-1" office:value-type="percentage" office:value="0" calcext:value-type="percentage">
            <text:p>0,00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10003" calcext:value-type="float">
            <text:p>10003</text:p>
          </table:table-cell>
          <table:table-cell table:formula="of:=[.BE53]/[.$H53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A5.txt</text:p>
          </table:table-cell>
          <table:table-cell table:number-columns-repeated="3"/>
          <table:table-cell office:value-type="string" calcext:value-type="string">
            <text:p>station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306" calcext:value-type="float">
            <text:p>330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3306" calcext:value-type="float">
            <text:p>3306</text:p>
          </table:table-cell>
          <table:table-cell office:value-type="float" office:value="0" calcext:value-type="float">
            <text:p>0</text:p>
          </table:table-cell>
          <table:table-cell table:formula="of:=[.M54]/[.H54]-1" office:value-type="percentage" office:value="0" calcext:value-type="percentage">
            <text:p>0,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38" calcext:value-type="float">
            <text:p>138</text:p>
          </table:table-cell>
          <table:table-cell table:formula="of:=[.Q54]/[.H54]-1" office:value-type="percentage" office:value="0" calcext:value-type="percentage">
            <text:p>0,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34" calcext:value-type="float">
            <text:p>134</text:p>
          </table:table-cell>
          <table:table-cell table:formula="of:=[.U54]/[.H54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614" calcext:value-type="float">
            <text:p>6614</text:p>
          </table:table-cell>
          <table:table-cell office:value-type="float" office:value="0" calcext:value-type="float">
            <text:p>0</text:p>
          </table:table-cell>
          <table:table-cell table:formula="of:=[.AB54]/[.H54]-1" office:value-type="percentage" office:value="1.00060496067756" calcext:value-type="percentage">
            <text:p>100,06%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10007" calcext:value-type="float">
            <text:p>10007</text:p>
          </table:table-cell>
          <table:table-cell table:formula="of:=[.AG54]/[.H54]-1" office:value-type="percentage" office:value="0" calcext:value-type="percentage">
            <text:p>0,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0006" calcext:value-type="float">
            <text:p>10006</text:p>
          </table:table-cell>
          <table:table-cell table:formula="of:=[.AK54]/[.$H54]-1" office:value-type="percentage" office:value="0" calcext:value-type="percentage">
            <text:p>0,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0009" calcext:value-type="float">
            <text:p>10009</text:p>
          </table:table-cell>
          <table:table-cell table:formula="of:=[.AO54]/[.$H54]-1" office:value-type="percentage" office:value="0" calcext:value-type="percentage">
            <text:p>0,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0007" calcext:value-type="float">
            <text:p>10007</text:p>
          </table:table-cell>
          <table:table-cell table:formula="of:=[.AS54]/[.$H54]-1" office:value-type="percentage" office:value="0" calcext:value-type="percentage">
            <text:p>0,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0007" calcext:value-type="float">
            <text:p>10007</text:p>
          </table:table-cell>
          <table:table-cell table:formula="of:=[.AW54]/[.$H54]-1" office:value-type="percentage" office:value="0" calcext:value-type="percentage">
            <text:p>0,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0002" calcext:value-type="float">
            <text:p>10002</text:p>
          </table:table-cell>
          <table:table-cell table:formula="of:=[.BA54]/[.$H54]-1" office:value-type="percentage" office:value="0" calcext:value-type="percentage">
            <text:p>0,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0002" calcext:value-type="float">
            <text:p>10002</text:p>
          </table:table-cell>
          <table:table-cell table:formula="of:=[.BE54]/[.$H54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A6.txt</text:p>
          </table:table-cell>
          <table:table-cell table:number-columns-repeated="3"/>
          <table:table-cell office:value-type="string" calcext:value-type="string">
            <text:p>station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149" calcext:value-type="float">
            <text:p>214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  <table:table-cell table:formula="of:=[.M55]/[.H55]-1" office:value-type="percentage" office:value="0" calcext:value-type="percentage">
            <text:p>0,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 table:formula="of:=[.Q55]/[.H55]-1" office:value-type="percentage" office:value="0" calcext:value-type="percentage">
            <text:p>0,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 table:formula="of:=[.U55]/[.H5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  <table:table-cell table:formula="of:=[.AB55]/[.H55]-1" office:value-type="percentage" office:value="0.386691484411354" calcext:value-type="percentage">
            <text:p>38,67%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float" office:value="41" calcext:value-type="float">
            <text:p>41</text:p>
          </table:table-cell>
          <table:table-cell table:formula="of:=[.AG55]/[.H55]-1" office:value-type="percentage" office:value="0" calcext:value-type="percentage">
            <text:p>0,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" calcext:value-type="float">
            <text:p>38</text:p>
          </table:table-cell>
          <table:table-cell table:formula="of:=[.AK55]/[.$H55]-1" office:value-type="percentage" office:value="0" calcext:value-type="percentage">
            <text:p>0,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9" calcext:value-type="float">
            <text:p>39</text:p>
          </table:table-cell>
          <table:table-cell table:formula="of:=[.AO55]/[.$H55]-1" office:value-type="percentage" office:value="0" calcext:value-type="percentage">
            <text:p>0,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42" calcext:value-type="float">
            <text:p>42</text:p>
          </table:table-cell>
          <table:table-cell table:formula="of:=[.AS55]/[.$H55]-1" office:value-type="percentage" office:value="0" calcext:value-type="percentage">
            <text:p>0,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42" calcext:value-type="float">
            <text:p>42</text:p>
          </table:table-cell>
          <table:table-cell table:formula="of:=[.AW55]/[.$H55]-1" office:value-type="percentage" office:value="0" calcext:value-type="percentage">
            <text:p>0,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260" calcext:value-type="float">
            <text:p>260</text:p>
          </table:table-cell>
          <table:table-cell table:formula="of:=[.BA55]/[.$H55]-1" office:value-type="percentage" office:value="0" calcext:value-type="percentage">
            <text:p>0,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271" calcext:value-type="float">
            <text:p>271</text:p>
          </table:table-cell>
          <table:table-cell table:formula="of:=[.BE55]/[.$H55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A7.txt</text:p>
          </table:table-cell>
          <table:table-cell table:number-columns-repeated="3"/>
          <table:table-cell office:value-type="string" calcext:value-type="string">
            <text:p>station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762" calcext:value-type="float">
            <text:p>176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  <table:table-cell table:formula="of:=[.M56]/[.H56]-1" office:value-type="percentage" office:value="0.0164585698070374" calcext:value-type="percentage">
            <text:p>1,65%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9" calcext:value-type="float">
            <text:p>9</text:p>
          </table:table-cell>
          <table:table-cell table:formula="of:=[.Q56]/[.H56]-1" office:value-type="percentage" office:value="0.0164585698070374" calcext:value-type="percentage">
            <text:p>1,65%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10" calcext:value-type="float">
            <text:p>10</text:p>
          </table:table-cell>
          <table:table-cell table:formula="of:=[.U56]/[.H56]-1" office:value-type="percentage" office:value="0.0164585698070374" calcext:value-type="percentage">
            <text:p>1,65%</text:p>
          </table:table-cell>
          <table:table-cell table:number-columns-repeated="4"/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  <table:table-cell table:formula="of:=[.AB56]/[.H56]-1" office:value-type="percentage" office:value="0.562429057888763" calcext:value-type="percentage">
            <text:p>56,24%</text:p>
          </table:table-cell>
          <table:table-cell table:number-columns-repeated="2"/>
          <table:table-cell office:value-type="float" office:value="1762" calcext:value-type="float">
            <text:p>1762</text:p>
          </table:table-cell>
          <table:table-cell office:value-type="float" office:value="12" calcext:value-type="float">
            <text:p>12</text:p>
          </table:table-cell>
          <table:table-cell table:formula="of:=[.AG56]/[.H56]-1" office:value-type="percentage" office:value="0" calcext:value-type="percentage">
            <text:p>0,00%</text:p>
          </table:table-cell>
          <table:table-cell/>
          <table:table-cell office:value-type="float" office:value="1762" calcext:value-type="float">
            <text:p>1762</text:p>
          </table:table-cell>
          <table:table-cell office:value-type="float" office:value="10" calcext:value-type="float">
            <text:p>10</text:p>
          </table:table-cell>
          <table:table-cell table:formula="of:=[.AK56]/[.$H56]-1" office:value-type="percentage" office:value="0" calcext:value-type="percentage">
            <text:p>0,00%</text:p>
          </table:table-cell>
          <table:table-cell/>
          <table:table-cell office:value-type="float" office:value="1762" calcext:value-type="float">
            <text:p>1762</text:p>
          </table:table-cell>
          <table:table-cell office:value-type="float" office:value="10" calcext:value-type="float">
            <text:p>10</text:p>
          </table:table-cell>
          <table:table-cell table:formula="of:=[.AO56]/[.$H56]-1" office:value-type="percentage" office:value="0" calcext:value-type="percentage">
            <text:p>0,00%</text:p>
          </table:table-cell>
          <table:table-cell/>
          <table:table-cell office:value-type="float" office:value="1762" calcext:value-type="float">
            <text:p>1762</text:p>
          </table:table-cell>
          <table:table-cell office:value-type="float" office:value="10" calcext:value-type="float">
            <text:p>10</text:p>
          </table:table-cell>
          <table:table-cell table:formula="of:=[.AS56]/[.$H56]-1" office:value-type="percentage" office:value="0" calcext:value-type="percentage">
            <text:p>0,00%</text:p>
          </table:table-cell>
          <table:table-cell/>
          <table:table-cell office:value-type="float" office:value="1762" calcext:value-type="float">
            <text:p>1762</text:p>
          </table:table-cell>
          <table:table-cell office:value-type="float" office:value="10" calcext:value-type="float">
            <text:p>10</text:p>
          </table:table-cell>
          <table:table-cell table:formula="of:=[.AW56]/[.$H56]-1" office:value-type="percentage" office:value="0" calcext:value-type="percentage">
            <text:p>0,00%</text:p>
          </table:table-cell>
          <table:table-cell/>
          <table:table-cell office:value-type="float" office:value="1762" calcext:value-type="float">
            <text:p>1762</text:p>
          </table:table-cell>
          <table:table-cell office:value-type="float" office:value="41" calcext:value-type="float">
            <text:p>41</text:p>
          </table:table-cell>
          <table:table-cell table:formula="of:=[.BA56]/[.$H56]-1" office:value-type="percentage" office:value="0" calcext:value-type="percentage">
            <text:p>0,00%</text:p>
          </table:table-cell>
          <table:table-cell/>
          <table:table-cell office:value-type="float" office:value="1762" calcext:value-type="float">
            <text:p>1762</text:p>
          </table:table-cell>
          <table:table-cell office:value-type="float" office:value="40" calcext:value-type="float">
            <text:p>40</text:p>
          </table:table-cell>
          <table:table-cell table:formula="of:=[.BE56]/[.$H56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A8.txt</text:p>
          </table:table-cell>
          <table:table-cell table:number-columns-repeated="3"/>
          <table:table-cell office:value-type="string" calcext:value-type="string">
            <text:p>station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6906" calcext:value-type="float">
            <text:p>26906</text:p>
          </table:table-cell>
          <table:table-cell office:value-type="float" office:value="112784" calcext:value-type="float">
            <text:p>112784</text:p>
          </table:table-cell>
          <table:table-cell table:number-columns-repeated="3"/>
          <table:table-cell office:value-type="float" office:value="30972" calcext:value-type="float">
            <text:p>30972</text:p>
          </table:table-cell>
          <table:table-cell office:value-type="float" office:value="1" calcext:value-type="float">
            <text:p>1</text:p>
          </table:table-cell>
          <table:table-cell table:formula="of:=[.M57]/[.H57]-1" office:value-type="percentage" office:value="0.151118709581506" calcext:value-type="percentage">
            <text:p>15,11%</text:p>
          </table:table-cell>
          <table:table-cell/>
          <table:table-cell office:value-type="float" office:value="28285" calcext:value-type="float">
            <text:p>28285</text:p>
          </table:table-cell>
          <table:table-cell office:value-type="float" office:value="2000" calcext:value-type="float">
            <text:p>2000</text:p>
          </table:table-cell>
          <table:table-cell table:formula="of:=[.Q57]/[.H57]-1" office:value-type="percentage" office:value="0.0512525087341114" calcext:value-type="percentage">
            <text:p>5,13%</text:p>
          </table:table-cell>
          <table:table-cell/>
          <table:table-cell office:value-type="float" office:value="31287" calcext:value-type="float">
            <text:p>31287</text:p>
          </table:table-cell>
          <table:table-cell office:value-type="float" office:value="2014" calcext:value-type="float">
            <text:p>2014</text:p>
          </table:table-cell>
          <table:table-cell table:formula="of:=[.U57]/[.H57]-1" office:value-type="percentage" office:value="0.162826135434476" calcext:value-type="percentage">
            <text:p>16,28%</text:p>
          </table:table-cell>
          <table:table-cell table:number-columns-repeated="4"/>
          <table:table-cell office:value-type="float" office:value="47169" calcext:value-type="float">
            <text:p>47169</text:p>
          </table:table-cell>
          <table:table-cell office:value-type="float" office:value="2" calcext:value-type="float">
            <text:p>2</text:p>
          </table:table-cell>
          <table:table-cell table:formula="of:=[.AB57]/[.H57]-1" office:value-type="percentage" office:value="0.753103397011819" calcext:value-type="percentage">
            <text:p>75,31%</text:p>
          </table:table-cell>
          <table:table-cell table:number-columns-repeated="2"/>
          <table:table-cell office:value-type="float" office:value="30846" calcext:value-type="float">
            <text:p>30846</text:p>
          </table:table-cell>
          <table:table-cell office:value-type="float" office:value="10005" calcext:value-type="float">
            <text:p>10005</text:p>
          </table:table-cell>
          <table:table-cell table:formula="of:=[.AG57]/[.H57]-1" office:value-type="percentage" office:value="0.146435739240318" calcext:value-type="percentage">
            <text:p>14,64%</text:p>
          </table:table-cell>
          <table:table-cell/>
          <table:table-cell office:value-type="float" office:value="30339" calcext:value-type="float">
            <text:p>30339</text:p>
          </table:table-cell>
          <table:table-cell office:value-type="float" office:value="10004" calcext:value-type="float">
            <text:p>10004</text:p>
          </table:table-cell>
          <table:table-cell table:formula="of:=[.AK57]/[.$H57]-1" office:value-type="percentage" office:value="0.127592358581729" calcext:value-type="percentage">
            <text:p>12,76%</text:p>
          </table:table-cell>
          <table:table-cell/>
          <table:table-cell office:value-type="float" office:value="28021" calcext:value-type="float">
            <text:p>28021</text:p>
          </table:table-cell>
          <table:table-cell office:value-type="float" office:value="10002" calcext:value-type="float">
            <text:p>10002</text:p>
          </table:table-cell>
          <table:table-cell table:formula="of:=[.AO57]/[.$H57]-1" office:value-type="percentage" office:value="0.0414405708763845" calcext:value-type="percentage">
            <text:p>4,14%</text:p>
          </table:table-cell>
          <table:table-cell/>
          <table:table-cell office:value-type="float" office:value="31878" calcext:value-type="float">
            <text:p>31878</text:p>
          </table:table-cell>
          <table:table-cell office:value-type="float" office:value="10004" calcext:value-type="float">
            <text:p>10004</text:p>
          </table:table-cell>
          <table:table-cell table:formula="of:=[.AS57]/[.$H57]-1" office:value-type="percentage" office:value="0.184791496320523" calcext:value-type="percentage">
            <text:p>18,48%</text:p>
          </table:table-cell>
          <table:table-cell/>
          <table:table-cell office:value-type="float" office:value="31145" calcext:value-type="float">
            <text:p>31145</text:p>
          </table:table-cell>
          <table:table-cell office:value-type="float" office:value="10004" calcext:value-type="float">
            <text:p>10004</text:p>
          </table:table-cell>
          <table:table-cell table:formula="of:=[.AW57]/[.$H57]-1" office:value-type="percentage" office:value="0.157548502192819" calcext:value-type="percentage">
            <text:p>15,75%</text:p>
          </table:table-cell>
          <table:table-cell/>
          <table:table-cell office:value-type="float" office:value="32380" calcext:value-type="float">
            <text:p>32380</text:p>
          </table:table-cell>
          <table:table-cell office:value-type="float" office:value="10015" calcext:value-type="float">
            <text:p>10015</text:p>
          </table:table-cell>
          <table:table-cell table:formula="of:=[.BA57]/[.$H57]-1" office:value-type="percentage" office:value="0.203449044822716" calcext:value-type="percentage">
            <text:p>20,34%</text:p>
          </table:table-cell>
          <table:table-cell/>
          <table:table-cell office:value-type="float" office:value="32053" calcext:value-type="float">
            <text:p>32053</text:p>
          </table:table-cell>
          <table:table-cell office:value-type="float" office:value="10019" calcext:value-type="float">
            <text:p>10019</text:p>
          </table:table-cell>
          <table:table-cell table:formula="of:=[.BE57]/[.$H57]-1" office:value-type="percentage" office:value="0.191295621794395" calcext:value-type="percentage">
            <text:p>19,13%</text:p>
          </table:table-cell>
        </table:table-row>
        <table:table-row table:style-name="ro1">
          <table:table-cell office:value-type="string" calcext:value-type="string">
            <text:p>../instances_addstationtime/InstanceA9.txt</text:p>
          </table:table-cell>
          <table:table-cell table:number-columns-repeated="3"/>
          <table:table-cell office:value-type="string" calcext:value-type="string">
            <text:p>station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655" calcext:value-type="float">
            <text:p>7655</text:p>
          </table:table-cell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8176" calcext:value-type="float">
            <text:p>8176</text:p>
          </table:table-cell>
          <table:table-cell office:value-type="float" office:value="1" calcext:value-type="float">
            <text:p>1</text:p>
          </table:table-cell>
          <table:table-cell table:formula="of:=[.M58]/[.H58]-1" office:value-type="percentage" office:value="0.068060091443501" calcext:value-type="percentage">
            <text:p>6,81%</text:p>
          </table:table-cell>
          <table:table-cell/>
          <table:table-cell office:value-type="float" office:value="7954" calcext:value-type="float">
            <text:p>7954</text:p>
          </table:table-cell>
          <table:table-cell office:value-type="float" office:value="2000" calcext:value-type="float">
            <text:p>2000</text:p>
          </table:table-cell>
          <table:table-cell table:formula="of:=[.Q58]/[.H58]-1" office:value-type="percentage" office:value="0.0390594382756368" calcext:value-type="percentage">
            <text:p>3,91%</text:p>
          </table:table-cell>
          <table:table-cell/>
          <table:table-cell office:value-type="float" office:value="7795" calcext:value-type="float">
            <text:p>7795</text:p>
          </table:table-cell>
          <table:table-cell office:value-type="float" office:value="2001" calcext:value-type="float">
            <text:p>2001</text:p>
          </table:table-cell>
          <table:table-cell table:formula="of:=[.U58]/[.H58]-1" office:value-type="percentage" office:value="0.0182887001959504" calcext:value-type="percentage">
            <text:p>1,83%</text:p>
          </table:table-cell>
          <table:table-cell table:number-columns-repeated="4"/>
          <table:table-cell office:value-type="float" office:value="12520" calcext:value-type="float">
            <text:p>12520</text:p>
          </table:table-cell>
          <table:table-cell office:value-type="float" office:value="1" calcext:value-type="float">
            <text:p>1</text:p>
          </table:table-cell>
          <table:table-cell table:formula="of:=[.AB58]/[.H58]-1" office:value-type="percentage" office:value="0.635532331809275" calcext:value-type="percentage">
            <text:p>63,55%</text:p>
          </table:table-cell>
          <table:table-cell table:number-columns-repeated="2"/>
          <table:table-cell office:value-type="float" office:value="8209" calcext:value-type="float">
            <text:p>8209</text:p>
          </table:table-cell>
          <table:table-cell office:value-type="float" office:value="10006" calcext:value-type="float">
            <text:p>10006</text:p>
          </table:table-cell>
          <table:table-cell table:formula="of:=[.AG58]/[.H58]-1" office:value-type="percentage" office:value="0.0723709993468322" calcext:value-type="percentage">
            <text:p>7,24%</text:p>
          </table:table-cell>
          <table:table-cell/>
          <table:table-cell office:value-type="float" office:value="8209" calcext:value-type="float">
            <text:p>8209</text:p>
          </table:table-cell>
          <table:table-cell office:value-type="float" office:value="10007" calcext:value-type="float">
            <text:p>10007</text:p>
          </table:table-cell>
          <table:table-cell table:formula="of:=[.AK58]/[.$H58]-1" office:value-type="percentage" office:value="0.0723709993468322" calcext:value-type="percentage">
            <text:p>7,24%</text:p>
          </table:table-cell>
          <table:table-cell/>
          <table:table-cell office:value-type="float" office:value="7655" calcext:value-type="float">
            <text:p>7655</text:p>
          </table:table-cell>
          <table:table-cell office:value-type="float" office:value="10004" calcext:value-type="float">
            <text:p>10004</text:p>
          </table:table-cell>
          <table:table-cell table:formula="of:=[.AO58]/[.$H58]-1" office:value-type="percentage" office:value="0" calcext:value-type="percentage">
            <text:p>0,00%</text:p>
          </table:table-cell>
          <table:table-cell/>
          <table:table-cell office:value-type="float" office:value="7655" calcext:value-type="float">
            <text:p>7655</text:p>
          </table:table-cell>
          <table:table-cell office:value-type="float" office:value="10005" calcext:value-type="float">
            <text:p>10005</text:p>
          </table:table-cell>
          <table:table-cell table:formula="of:=[.AS58]/[.$H58]-1" office:value-type="percentage" office:value="0" calcext:value-type="percentage">
            <text:p>0,00%</text:p>
          </table:table-cell>
          <table:table-cell/>
          <table:table-cell office:value-type="float" office:value="7655" calcext:value-type="float">
            <text:p>7655</text:p>
          </table:table-cell>
          <table:table-cell office:value-type="float" office:value="10005" calcext:value-type="float">
            <text:p>10005</text:p>
          </table:table-cell>
          <table:table-cell table:formula="of:=[.AW58]/[.$H58]-1" office:value-type="percentage" office:value="0" calcext:value-type="percentage">
            <text:p>0,00%</text:p>
          </table:table-cell>
          <table:table-cell/>
          <table:table-cell office:value-type="float" office:value="8082" calcext:value-type="float">
            <text:p>8082</text:p>
          </table:table-cell>
          <table:table-cell office:value-type="float" office:value="10002" calcext:value-type="float">
            <text:p>10002</text:p>
          </table:table-cell>
          <table:table-cell table:formula="of:=[.BA58]/[.$H58]-1" office:value-type="percentage" office:value="0.0557805355976486" calcext:value-type="percentage">
            <text:p>5,58%</text:p>
          </table:table-cell>
          <table:table-cell/>
          <table:table-cell office:value-type="float" office:value="7996" calcext:value-type="float">
            <text:p>7996</text:p>
          </table:table-cell>
          <table:table-cell office:value-type="float" office:value="10001" calcext:value-type="float">
            <text:p>10001</text:p>
          </table:table-cell>
          <table:table-cell table:formula="of:=[.BE58]/[.$H58]-1" office:value-type="percentage" office:value="0.044546048334422" calcext:value-type="percentage">
            <text:p>4,45%</text:p>
          </table:table-cell>
        </table:table-row>
        <table:table-row table:style-name="ro1">
          <table:table-cell office:value-type="string" calcext:value-type="string">
            <text:p>../instances_addstationtime/InstanceA10.txt</text:p>
          </table:table-cell>
          <table:table-cell table:number-columns-repeated="3"/>
          <table:table-cell office:value-type="string" calcext:value-type="string">
            <text:p>station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565" calcext:value-type="float">
            <text:p>6565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7007" calcext:value-type="float">
            <text:p>7007</text:p>
          </table:table-cell>
          <table:table-cell office:value-type="float" office:value="0" calcext:value-type="float">
            <text:p>0</text:p>
          </table:table-cell>
          <table:table-cell table:formula="of:=[.M59]/[.H59]-1" office:value-type="percentage" office:value="0.0673267326732674" calcext:value-type="percentage">
            <text:p>6,73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2000" calcext:value-type="float">
            <text:p>2000</text:p>
          </table:table-cell>
          <table:table-cell table:formula="of:=[.Q59]/[.H59]-1" office:value-type="percentage" office:value="0" calcext:value-type="percentage">
            <text:p>0,00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2000" calcext:value-type="float">
            <text:p>2000</text:p>
          </table:table-cell>
          <table:table-cell table:formula="of:=[.U59]/[.H5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0930" calcext:value-type="float">
            <text:p>10930</text:p>
          </table:table-cell>
          <table:table-cell office:value-type="float" office:value="1" calcext:value-type="float">
            <text:p>1</text:p>
          </table:table-cell>
          <table:table-cell table:formula="of:=[.AB59]/[.H59]-1" office:value-type="percentage" office:value="0.664889565879665" calcext:value-type="percentage">
            <text:p>66,49%</text:p>
          </table:table-cell>
          <table:table-cell table:number-columns-repeated="2"/>
          <table:table-cell office:value-type="float" office:value="6565" calcext:value-type="float">
            <text:p>6565</text:p>
          </table:table-cell>
          <table:table-cell office:value-type="float" office:value="10007" calcext:value-type="float">
            <text:p>10007</text:p>
          </table:table-cell>
          <table:table-cell table:formula="of:=[.AG59]/[.H59]-1" office:value-type="percentage" office:value="0" calcext:value-type="percentage">
            <text:p>0,00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10007" calcext:value-type="float">
            <text:p>10007</text:p>
          </table:table-cell>
          <table:table-cell table:formula="of:=[.AK59]/[.$H59]-1" office:value-type="percentage" office:value="0" calcext:value-type="percentage">
            <text:p>0,00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10008" calcext:value-type="float">
            <text:p>10008</text:p>
          </table:table-cell>
          <table:table-cell table:formula="of:=[.AO59]/[.$H59]-1" office:value-type="percentage" office:value="0" calcext:value-type="percentage">
            <text:p>0,00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10008" calcext:value-type="float">
            <text:p>10008</text:p>
          </table:table-cell>
          <table:table-cell table:formula="of:=[.AS59]/[.$H59]-1" office:value-type="percentage" office:value="0" calcext:value-type="percentage">
            <text:p>0,00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10008" calcext:value-type="float">
            <text:p>10008</text:p>
          </table:table-cell>
          <table:table-cell table:formula="of:=[.AW59]/[.$H59]-1" office:value-type="percentage" office:value="0" calcext:value-type="percentage">
            <text:p>0,00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10002" calcext:value-type="float">
            <text:p>10002</text:p>
          </table:table-cell>
          <table:table-cell table:formula="of:=[.BA59]/[.$H59]-1" office:value-type="percentage" office:value="0" calcext:value-type="percentage">
            <text:p>0,00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10002" calcext:value-type="float">
            <text:p>10002</text:p>
          </table:table-cell>
          <table:table-cell table:formula="of:=[.BE59]/[.$H59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A11.txt</text:p>
          </table:table-cell>
          <table:table-cell table:number-columns-repeated="3"/>
          <table:table-cell office:value-type="string" calcext:value-type="string">
            <text:p>station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3592" calcext:value-type="float">
            <text:p>2359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2675" calcext:value-type="float">
            <text:p>22675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0927" calcext:value-type="float">
            <text:p>20927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74839" calcext:value-type="float">
            <text:p>7483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8249" calcext:value-type="float">
            <text:p>28249</text:p>
          </table:table-cell>
          <table:table-cell office:value-type="float" office:value="10006" calcext:value-type="float">
            <text:p>10006</text:p>
          </table:table-cell>
          <table:table-cell table:formula="of:=[.AG60]/[.H60]-1" office:value-type="percentage" office:value="1.82518251825183" calcext:value-type="percentage">
            <text:p>182,52%</text:p>
          </table:table-cell>
          <table:table-cell/>
          <table:table-cell office:value-type="float" office:value="29796" calcext:value-type="float">
            <text:p>29796</text:p>
          </table:table-cell>
          <table:table-cell office:value-type="float" office:value="10004" calcext:value-type="float">
            <text:p>10004</text:p>
          </table:table-cell>
          <table:table-cell table:formula="of:=[.AK60]/[.$H60]-1" office:value-type="percentage" office:value="1.97989798979898" calcext:value-type="percentage">
            <text:p>197,99%</text:p>
          </table:table-cell>
          <table:table-cell/>
          <table:table-cell office:value-type="float" office:value="24801" calcext:value-type="float">
            <text:p>24801</text:p>
          </table:table-cell>
          <table:table-cell office:value-type="float" office:value="10003" calcext:value-type="float">
            <text:p>10003</text:p>
          </table:table-cell>
          <table:table-cell table:formula="of:=[.AO60]/[.$H60]-1" office:value-type="percentage" office:value="1.48034803480348" calcext:value-type="percentage">
            <text:p>148,03%</text:p>
          </table:table-cell>
          <table:table-cell/>
          <table:table-cell office:value-type="float" office:value="29985" calcext:value-type="float">
            <text:p>29985</text:p>
          </table:table-cell>
          <table:table-cell office:value-type="float" office:value="10007" calcext:value-type="float">
            <text:p>10007</text:p>
          </table:table-cell>
          <table:table-cell table:formula="of:=[.AS60]/[.$H60]-1" office:value-type="percentage" office:value="1.998799879988" calcext:value-type="percentage">
            <text:p>199,88%</text:p>
          </table:table-cell>
          <table:table-cell/>
          <table:table-cell office:value-type="float" office:value="30750" calcext:value-type="float">
            <text:p>30750</text:p>
          </table:table-cell>
          <table:table-cell office:value-type="float" office:value="10006" calcext:value-type="float">
            <text:p>10006</text:p>
          </table:table-cell>
          <table:table-cell table:formula="of:=[.AW60]/[.$H60]-1" office:value-type="percentage" office:value="2.07530753075308" calcext:value-type="percentage">
            <text:p>207,53%</text:p>
          </table:table-cell>
          <table:table-cell/>
          <table:table-cell office:value-type="float" office:value="30394" calcext:value-type="float">
            <text:p>30394</text:p>
          </table:table-cell>
          <table:table-cell office:value-type="float" office:value="10016" calcext:value-type="float">
            <text:p>10016</text:p>
          </table:table-cell>
          <table:table-cell table:formula="of:=[.BA60]/[.$H60]-1" office:value-type="percentage" office:value="2.03970397039704" calcext:value-type="percentage">
            <text:p>203,97%</text:p>
          </table:table-cell>
          <table:table-cell/>
          <table:table-cell office:value-type="float" office:value="27023" calcext:value-type="float">
            <text:p>27023</text:p>
          </table:table-cell>
          <table:table-cell office:value-type="float" office:value="10008" calcext:value-type="float">
            <text:p>10008</text:p>
          </table:table-cell>
          <table:table-cell table:formula="of:=[.BE60]/[.$H60]-1" office:value-type="percentage" office:value="1.7025702570257" calcext:value-type="percentage">
            <text:p>170,26%</text:p>
          </table:table-cell>
        </table:table-row>
        <table:table-row table:style-name="ro1">
          <table:table-cell office:value-type="string" calcext:value-type="string">
            <text:p>../instances_addstationtime/InstanceA12.txt</text:p>
          </table:table-cell>
          <table:table-cell table:number-columns-repeated="3"/>
          <table:table-cell office:value-type="string" calcext:value-type="string">
            <text:p>station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5392" calcext:value-type="float">
            <text:p>253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343" calcext:value-type="float">
            <text:p>25343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5553" calcext:value-type="float">
            <text:p>25553</text:p>
          </table:table-cell>
          <table:table-cell office:value-type="float" office:value="2020" calcext:value-type="float">
            <text:p>2020</text:p>
          </table:table-cell>
          <table:table-cell table:number-columns-repeated="5"/>
          <table:table-cell office:value-type="float" office:value="109336" calcext:value-type="float">
            <text:p>10933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3971" calcext:value-type="float">
            <text:p>33971</text:p>
          </table:table-cell>
          <table:table-cell office:value-type="float" office:value="10005" calcext:value-type="float">
            <text:p>10005</text:p>
          </table:table-cell>
          <table:table-cell table:formula="of:=[.AG61]/[.H61]-1" office:value-type="percentage" office:value="2.3974397439744" calcext:value-type="percentage">
            <text:p>239,74%</text:p>
          </table:table-cell>
          <table:table-cell/>
          <table:table-cell office:value-type="float" office:value="31145" calcext:value-type="float">
            <text:p>31145</text:p>
          </table:table-cell>
          <table:table-cell office:value-type="float" office:value="10003" calcext:value-type="float">
            <text:p>10003</text:p>
          </table:table-cell>
          <table:table-cell table:formula="of:=[.AK61]/[.$H61]-1" office:value-type="percentage" office:value="2.11481148114811" calcext:value-type="percentage">
            <text:p>211,48%</text:p>
          </table:table-cell>
          <table:table-cell/>
          <table:table-cell office:value-type="float" office:value="28927" calcext:value-type="float">
            <text:p>28927</text:p>
          </table:table-cell>
          <table:table-cell office:value-type="float" office:value="10001" calcext:value-type="float">
            <text:p>10001</text:p>
          </table:table-cell>
          <table:table-cell table:formula="of:=[.AO61]/[.$H61]-1" office:value-type="percentage" office:value="1.89298929892989" calcext:value-type="percentage">
            <text:p>189,30%</text:p>
          </table:table-cell>
          <table:table-cell/>
          <table:table-cell office:value-type="float" office:value="43481" calcext:value-type="float">
            <text:p>43481</text:p>
          </table:table-cell>
          <table:table-cell office:value-type="float" office:value="10005" calcext:value-type="float">
            <text:p>10005</text:p>
          </table:table-cell>
          <table:table-cell table:formula="of:=[.AS61]/[.$H61]-1" office:value-type="percentage" office:value="3.34853485348535" calcext:value-type="percentage">
            <text:p>334,85%</text:p>
          </table:table-cell>
          <table:table-cell/>
          <table:table-cell office:value-type="float" office:value="38648" calcext:value-type="float">
            <text:p>38648</text:p>
          </table:table-cell>
          <table:table-cell office:value-type="float" office:value="10005" calcext:value-type="float">
            <text:p>10005</text:p>
          </table:table-cell>
          <table:table-cell table:formula="of:=[.AW61]/[.$H61]-1" office:value-type="percentage" office:value="2.86518651865187" calcext:value-type="percentage">
            <text:p>286,52%</text:p>
          </table:table-cell>
          <table:table-cell/>
          <table:table-cell office:value-type="float" office:value="35454" calcext:value-type="float">
            <text:p>35454</text:p>
          </table:table-cell>
          <table:table-cell office:value-type="float" office:value="10023" calcext:value-type="float">
            <text:p>10023</text:p>
          </table:table-cell>
          <table:table-cell table:formula="of:=[.BA61]/[.$H61]-1" office:value-type="percentage" office:value="2.54575457545755" calcext:value-type="percentage">
            <text:p>254,58%</text:p>
          </table:table-cell>
          <table:table-cell/>
          <table:table-cell office:value-type="float" office:value="31396" calcext:value-type="float">
            <text:p>31396</text:p>
          </table:table-cell>
          <table:table-cell office:value-type="float" office:value="10027" calcext:value-type="float">
            <text:p>10027</text:p>
          </table:table-cell>
          <table:table-cell table:formula="of:=[.BE61]/[.$H61]-1" office:value-type="percentage" office:value="2.13991399139914" calcext:value-type="percentage">
            <text:p>213,99%</text:p>
          </table:table-cell>
        </table:table-row>
        <table:table-row table:style-name="ro1">
          <table:table-cell office:value-type="string" calcext:value-type="string">
            <text:p>../instances_addstationtime/InstanceB1.txt</text:p>
          </table:table-cell>
          <table:table-cell table:number-columns-repeated="3"/>
          <table:table-cell office:value-type="string" calcext:value-type="string">
            <text:p>station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246" calcext:value-type="float">
            <text:p>4246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5016" calcext:value-type="float">
            <text:p>5016</text:p>
          </table:table-cell>
          <table:table-cell office:value-type="float" office:value="0" calcext:value-type="float">
            <text:p>0</text:p>
          </table:table-cell>
          <table:table-cell table:formula="of:=[.M62]/[.H62]-1" office:value-type="percentage" office:value="0.181347150259067" calcext:value-type="percentage">
            <text:p>18,13%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float" office:value="2000" calcext:value-type="float">
            <text:p>2000</text:p>
          </table:table-cell>
          <table:table-cell table:formula="of:=[.Q62]/[.H62]-1" office:value-type="percentage" office:value="0" calcext:value-type="percentage">
            <text:p>0,00%</text:p>
          </table:table-cell>
          <table:table-cell/>
          <table:table-cell office:value-type="float" office:value="4267" calcext:value-type="float">
            <text:p>4267</text:p>
          </table:table-cell>
          <table:table-cell office:value-type="float" office:value="2000" calcext:value-type="float">
            <text:p>2000</text:p>
          </table:table-cell>
          <table:table-cell table:formula="of:=[.U62]/[.H62]-1" office:value-type="percentage" office:value="0.00494583137070181" calcext:value-type="percentage">
            <text:p>0,49%</text:p>
          </table:table-cell>
          <table:table-cell table:number-columns-repeated="4"/>
          <table:table-cell office:value-type="float" office:value="7550" calcext:value-type="float">
            <text:p>7550</text:p>
          </table:table-cell>
          <table:table-cell office:value-type="float" office:value="1" calcext:value-type="float">
            <text:p>1</text:p>
          </table:table-cell>
          <table:table-cell table:formula="of:=[.AB62]/[.H62]-1" office:value-type="percentage" office:value="0.778144135657089" calcext:value-type="percentage">
            <text:p>77,81%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008" calcext:value-type="float">
            <text:p>10008</text:p>
          </table:table-cell>
          <table:table-cell table:formula="of:=[.AG62]/[.H62]-1" office:value-type="percentage" office:value="0.00164861045690068" calcext:value-type="percentage">
            <text:p>0,16%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float" office:value="10007" calcext:value-type="float">
            <text:p>10007</text:p>
          </table:table-cell>
          <table:table-cell table:formula="of:=[.AK62]/[.$H62]-1" office:value-type="percentage" office:value="0" calcext:value-type="percentage">
            <text:p>0,00%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float" office:value="10010" calcext:value-type="float">
            <text:p>10010</text:p>
          </table:table-cell>
          <table:table-cell table:formula="of:=[.AO62]/[.$H62]-1" office:value-type="percentage" office:value="0" calcext:value-type="percentage">
            <text:p>0,00%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float" office:value="10009" calcext:value-type="float">
            <text:p>10009</text:p>
          </table:table-cell>
          <table:table-cell table:formula="of:=[.AS62]/[.$H62]-1" office:value-type="percentage" office:value="0" calcext:value-type="percentage">
            <text:p>0,00%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float" office:value="10008" calcext:value-type="float">
            <text:p>10008</text:p>
          </table:table-cell>
          <table:table-cell table:formula="of:=[.AW62]/[.$H62]-1" office:value-type="percentage" office:value="0" calcext:value-type="percentage">
            <text:p>0,00%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float" office:value="10001" calcext:value-type="float">
            <text:p>10001</text:p>
          </table:table-cell>
          <table:table-cell table:formula="of:=[.BA62]/[.$H62]-1" office:value-type="percentage" office:value="0" calcext:value-type="percentage">
            <text:p>0,00%</text:p>
          </table:table-cell>
          <table:table-cell/>
          <table:table-cell office:value-type="float" office:value="4291" calcext:value-type="float">
            <text:p>4291</text:p>
          </table:table-cell>
          <table:table-cell office:value-type="float" office:value="10003" calcext:value-type="float">
            <text:p>10003</text:p>
          </table:table-cell>
          <table:table-cell table:formula="of:=[.BE62]/[.$H62]-1" office:value-type="percentage" office:value="0.0105982100800754" calcext:value-type="percentage">
            <text:p>1,06%</text:p>
          </table:table-cell>
        </table:table-row>
        <table:table-row table:style-name="ro1">
          <table:table-cell office:value-type="string" calcext:value-type="string">
            <text:p>../instances_addstationtime/InstanceB2.txt</text:p>
          </table:table-cell>
          <table:table-cell table:number-columns-repeated="3"/>
          <table:table-cell office:value-type="string" calcext:value-type="string">
            <text:p>station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798" calcext:value-type="float">
            <text:p>479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893" calcext:value-type="float">
            <text:p>4893</text:p>
          </table:table-cell>
          <table:table-cell office:value-type="float" office:value="0" calcext:value-type="float">
            <text:p>0</text:p>
          </table:table-cell>
          <table:table-cell table:formula="of:=[.M63]/[.H63]-1" office:value-type="percentage" office:value="0.01979991663193" calcext:value-type="percentage">
            <text:p>1,98%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2" calcext:value-type="float">
            <text:p>2</text:p>
          </table:table-cell>
          <table:table-cell table:formula="of:=[.Q63]/[.H63]-1" office:value-type="percentage" office:value="0.011671529804085" calcext:value-type="percentage">
            <text:p>1,17%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2" calcext:value-type="float">
            <text:p>2</text:p>
          </table:table-cell>
          <table:table-cell table:formula="of:=[.U63]/[.H63]-1" office:value-type="percentage" office:value="0.011671529804085" calcext:value-type="percentage">
            <text:p>1,17%</text:p>
          </table:table-cell>
          <table:table-cell table:number-columns-repeated="4"/>
          <table:table-cell office:value-type="float" office:value="5180" calcext:value-type="float">
            <text:p>5180</text:p>
          </table:table-cell>
          <table:table-cell office:value-type="float" office:value="0" calcext:value-type="float">
            <text:p>0</text:p>
          </table:table-cell>
          <table:table-cell table:formula="of:=[.AB63]/[.H63]-1" office:value-type="percentage" office:value="0.0796165068778658" calcext:value-type="percentage">
            <text:p>7,96%</text:p>
          </table:table-cell>
          <table:table-cell table:number-columns-repeated="2"/>
          <table:table-cell office:value-type="float" office:value="4798" calcext:value-type="float">
            <text:p>4798</text:p>
          </table:table-cell>
          <table:table-cell office:value-type="float" office:value="11" calcext:value-type="float">
            <text:p>11</text:p>
          </table:table-cell>
          <table:table-cell table:formula="of:=[.AG63]/[.H63]-1" office:value-type="percentage" office:value="0" calcext:value-type="percentage">
            <text:p>0,00%</text:p>
          </table:table-cell>
          <table:table-cell/>
          <table:table-cell office:value-type="float" office:value="4798" calcext:value-type="float">
            <text:p>4798</text:p>
          </table:table-cell>
          <table:table-cell office:value-type="float" office:value="9" calcext:value-type="float">
            <text:p>9</text:p>
          </table:table-cell>
          <table:table-cell table:formula="of:=[.AK63]/[.$H63]-1" office:value-type="percentage" office:value="0" calcext:value-type="percentage">
            <text:p>0,00%</text:p>
          </table:table-cell>
          <table:table-cell/>
          <table:table-cell office:value-type="float" office:value="4798" calcext:value-type="float">
            <text:p>4798</text:p>
          </table:table-cell>
          <table:table-cell office:value-type="float" office:value="10" calcext:value-type="float">
            <text:p>10</text:p>
          </table:table-cell>
          <table:table-cell table:formula="of:=[.AO63]/[.$H63]-1" office:value-type="percentage" office:value="0" calcext:value-type="percentage">
            <text:p>0,00%</text:p>
          </table:table-cell>
          <table:table-cell/>
          <table:table-cell office:value-type="float" office:value="4798" calcext:value-type="float">
            <text:p>4798</text:p>
          </table:table-cell>
          <table:table-cell office:value-type="float" office:value="9" calcext:value-type="float">
            <text:p>9</text:p>
          </table:table-cell>
          <table:table-cell table:formula="of:=[.AS63]/[.$H63]-1" office:value-type="percentage" office:value="0" calcext:value-type="percentage">
            <text:p>0,00%</text:p>
          </table:table-cell>
          <table:table-cell/>
          <table:table-cell office:value-type="float" office:value="4798" calcext:value-type="float">
            <text:p>4798</text:p>
          </table:table-cell>
          <table:table-cell office:value-type="float" office:value="9" calcext:value-type="float">
            <text:p>9</text:p>
          </table:table-cell>
          <table:table-cell table:formula="of:=[.AW63]/[.$H63]-1" office:value-type="percentage" office:value="0" calcext:value-type="percentage">
            <text:p>0,00%</text:p>
          </table:table-cell>
          <table:table-cell/>
          <table:table-cell office:value-type="float" office:value="4798" calcext:value-type="float">
            <text:p>4798</text:p>
          </table:table-cell>
          <table:table-cell office:value-type="float" office:value="35" calcext:value-type="float">
            <text:p>35</text:p>
          </table:table-cell>
          <table:table-cell table:formula="of:=[.BA63]/[.$H63]-1" office:value-type="percentage" office:value="0" calcext:value-type="percentage">
            <text:p>0,00%</text:p>
          </table:table-cell>
          <table:table-cell/>
          <table:table-cell office:value-type="float" office:value="4798" calcext:value-type="float">
            <text:p>4798</text:p>
          </table:table-cell>
          <table:table-cell office:value-type="float" office:value="43" calcext:value-type="float">
            <text:p>43</text:p>
          </table:table-cell>
          <table:table-cell table:formula="of:=[.BE63]/[.$H63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3.txt</text:p>
          </table:table-cell>
          <table:table-cell table:number-columns-repeated="3"/>
          <table:table-cell office:value-type="string" calcext:value-type="string">
            <text:p>station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74" calcext:value-type="float">
            <text:p>67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[.M64]/[.H64]-1" office:value-type="percentage" office:value="0.206231454005935" calcext:value-type="percentage">
            <text:p>20,62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table:formula="of:=[.Q64]/[.H64]-1" office:value-type="percentage" office:value="0" calcext:value-type="percentage">
            <text:p>0,00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table:formula="of:=[.U64]/[.H64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[.AB64]/[.H64]-1" office:value-type="percentage" office:value="0.345697329376855" calcext:value-type="percentage">
            <text:p>34,57%</text:p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float" office:value="100" calcext:value-type="float">
            <text:p>100</text:p>
          </table:table-cell>
          <table:table-cell table:formula="of:=[.AG64]/[.H64]-1" office:value-type="percentage" office:value="0" calcext:value-type="percentage">
            <text:p>0,00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95" calcext:value-type="float">
            <text:p>95</text:p>
          </table:table-cell>
          <table:table-cell table:formula="of:=[.AK64]/[.$H64]-1" office:value-type="percentage" office:value="0" calcext:value-type="percentage">
            <text:p>0,00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94" calcext:value-type="float">
            <text:p>94</text:p>
          </table:table-cell>
          <table:table-cell table:formula="of:=[.AO64]/[.$H64]-1" office:value-type="percentage" office:value="0" calcext:value-type="percentage">
            <text:p>0,00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91" calcext:value-type="float">
            <text:p>91</text:p>
          </table:table-cell>
          <table:table-cell table:formula="of:=[.AS64]/[.$H64]-1" office:value-type="percentage" office:value="0" calcext:value-type="percentage">
            <text:p>0,00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90" calcext:value-type="float">
            <text:p>90</text:p>
          </table:table-cell>
          <table:table-cell table:formula="of:=[.AW64]/[.$H64]-1" office:value-type="percentage" office:value="0" calcext:value-type="percentage">
            <text:p>0,00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383" calcext:value-type="float">
            <text:p>383</text:p>
          </table:table-cell>
          <table:table-cell table:formula="of:=[.BA64]/[.$H64]-1" office:value-type="percentage" office:value="0" calcext:value-type="percentage">
            <text:p>0,00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392" calcext:value-type="float">
            <text:p>392</text:p>
          </table:table-cell>
          <table:table-cell table:formula="of:=[.BE64]/[.$H64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4.txt</text:p>
          </table:table-cell>
          <table:table-cell table:number-columns-repeated="3"/>
          <table:table-cell office:value-type="string" calcext:value-type="string">
            <text:p>station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2616" calcext:value-type="float">
            <text:p>62616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62703" calcext:value-type="float">
            <text:p>62703</text:p>
          </table:table-cell>
          <table:table-cell office:value-type="float" office:value="0" calcext:value-type="float">
            <text:p>0</text:p>
          </table:table-cell>
          <table:table-cell table:formula="of:=[.M65]/[.H65]-1" office:value-type="percentage" office:value="0.00138942123418939" calcext:value-type="percentage">
            <text:p>0,14%</text:p>
          </table:table-cell>
          <table:table-cell/>
          <table:table-cell office:value-type="float" office:value="62703" calcext:value-type="float">
            <text:p>62703</text:p>
          </table:table-cell>
          <table:table-cell office:value-type="float" office:value="2000" calcext:value-type="float">
            <text:p>2000</text:p>
          </table:table-cell>
          <table:table-cell table:formula="of:=[.Q65]/[.H65]-1" office:value-type="percentage" office:value="0.00138942123418939" calcext:value-type="percentage">
            <text:p>0,14%</text:p>
          </table:table-cell>
          <table:table-cell/>
          <table:table-cell office:value-type="float" office:value="62651" calcext:value-type="float">
            <text:p>62651</text:p>
          </table:table-cell>
          <table:table-cell office:value-type="float" office:value="2002" calcext:value-type="float">
            <text:p>2002</text:p>
          </table:table-cell>
          <table:table-cell table:formula="of:=[.U65]/[.H65]-1" office:value-type="percentage" office:value="0.000558962565478494" calcext:value-type="percentage">
            <text:p>0,06%</text:p>
          </table:table-cell>
          <table:table-cell table:number-columns-repeated="4"/>
          <table:table-cell office:value-type="float" office:value="67167" calcext:value-type="float">
            <text:p>67167</text:p>
          </table:table-cell>
          <table:table-cell office:value-type="float" office:value="1" calcext:value-type="float">
            <text:p>1</text:p>
          </table:table-cell>
          <table:table-cell table:formula="of:=[.AB65]/[.H65]-1" office:value-type="percentage" office:value="0.072681103871215" calcext:value-type="percentage">
            <text:p>7,27%</text:p>
          </table:table-cell>
          <table:table-cell table:number-columns-repeated="2"/>
          <table:table-cell office:value-type="float" office:value="62810" calcext:value-type="float">
            <text:p>62810</text:p>
          </table:table-cell>
          <table:table-cell office:value-type="float" office:value="10006" calcext:value-type="float">
            <text:p>10006</text:p>
          </table:table-cell>
          <table:table-cell table:formula="of:=[.AG65]/[.H65]-1" office:value-type="percentage" office:value="0.00309824964865202" calcext:value-type="percentage">
            <text:p>0,31%</text:p>
          </table:table-cell>
          <table:table-cell/>
          <table:table-cell office:value-type="float" office:value="62616" calcext:value-type="float">
            <text:p>62616</text:p>
          </table:table-cell>
          <table:table-cell office:value-type="float" office:value="10007" calcext:value-type="float">
            <text:p>10007</text:p>
          </table:table-cell>
          <table:table-cell table:formula="of:=[.AK65]/[.$H65]-1" office:value-type="percentage" office:value="0" calcext:value-type="percentage">
            <text:p>0,00%</text:p>
          </table:table-cell>
          <table:table-cell/>
          <table:table-cell office:value-type="float" office:value="62616" calcext:value-type="float">
            <text:p>62616</text:p>
          </table:table-cell>
          <table:table-cell office:value-type="float" office:value="10008" calcext:value-type="float">
            <text:p>10008</text:p>
          </table:table-cell>
          <table:table-cell table:formula="of:=[.AO65]/[.$H65]-1" office:value-type="percentage" office:value="0" calcext:value-type="percentage">
            <text:p>0,00%</text:p>
          </table:table-cell>
          <table:table-cell/>
          <table:table-cell office:value-type="float" office:value="62682" calcext:value-type="float">
            <text:p>62682</text:p>
          </table:table-cell>
          <table:table-cell office:value-type="float" office:value="10007" calcext:value-type="float">
            <text:p>10007</text:p>
          </table:table-cell>
          <table:table-cell table:formula="of:=[.AS65]/[.$H65]-1" office:value-type="percentage" office:value="0.00105404369490225" calcext:value-type="percentage">
            <text:p>0,11%</text:p>
          </table:table-cell>
          <table:table-cell/>
          <table:table-cell office:value-type="float" office:value="62616" calcext:value-type="float">
            <text:p>62616</text:p>
          </table:table-cell>
          <table:table-cell office:value-type="float" office:value="10006" calcext:value-type="float">
            <text:p>10006</text:p>
          </table:table-cell>
          <table:table-cell table:formula="of:=[.AW65]/[.$H65]-1" office:value-type="percentage" office:value="0" calcext:value-type="percentage">
            <text:p>0,00%</text:p>
          </table:table-cell>
          <table:table-cell/>
          <table:table-cell office:value-type="float" office:value="62616" calcext:value-type="float">
            <text:p>62616</text:p>
          </table:table-cell>
          <table:table-cell office:value-type="float" office:value="10002" calcext:value-type="float">
            <text:p>10002</text:p>
          </table:table-cell>
          <table:table-cell table:formula="of:=[.BA65]/[.$H65]-1" office:value-type="percentage" office:value="0" calcext:value-type="percentage">
            <text:p>0,00%</text:p>
          </table:table-cell>
          <table:table-cell/>
          <table:table-cell office:value-type="float" office:value="62651" calcext:value-type="float">
            <text:p>62651</text:p>
          </table:table-cell>
          <table:table-cell office:value-type="float" office:value="10003" calcext:value-type="float">
            <text:p>10003</text:p>
          </table:table-cell>
          <table:table-cell table:formula="of:=[.BE65]/[.$H65]-1" office:value-type="percentage" office:value="0.000558962565478494" calcext:value-type="percentage">
            <text:p>0,06%</text:p>
          </table:table-cell>
        </table:table-row>
        <table:table-row table:style-name="ro1">
          <table:table-cell office:value-type="string" calcext:value-type="string">
            <text:p>../instances_addstationtime/InstanceB5.txt</text:p>
          </table:table-cell>
          <table:table-cell table:number-columns-repeated="3"/>
          <table:table-cell office:value-type="string" calcext:value-type="string">
            <text:p>station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485" calcext:value-type="float">
            <text:p>148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M66]/[.H66]-1" office:value-type="percentage" office:value="0.292929292929293" calcext:value-type="percentage">
            <text:p>29,29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3" calcext:value-type="float">
            <text:p>3</text:p>
          </table:table-cell>
          <table:table-cell table:formula="of:=[.Q66]/[.H66]-1" office:value-type="percentage" office:value="0" calcext:value-type="percentage">
            <text:p>0,00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2" calcext:value-type="float">
            <text:p>2</text:p>
          </table:table-cell>
          <table:table-cell table:formula="of:=[.U66]/[.H6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4284" calcext:value-type="float">
            <text:p>4284</text:p>
          </table:table-cell>
          <table:table-cell office:value-type="float" office:value="0" calcext:value-type="float">
            <text:p>0</text:p>
          </table:table-cell>
          <table:table-cell table:formula="of:=[.AB66]/[.H66]-1" office:value-type="percentage" office:value="1.88484848484848" calcext:value-type="percentage">
            <text:p>188,48%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office:value-type="float" office:value="33" calcext:value-type="float">
            <text:p>33</text:p>
          </table:table-cell>
          <table:table-cell table:formula="of:=[.AG66]/[.H66]-1" office:value-type="percentage" office:value="0" calcext:value-type="percentage">
            <text:p>0,00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32" calcext:value-type="float">
            <text:p>32</text:p>
          </table:table-cell>
          <table:table-cell table:formula="of:=[.AK66]/[.$H66]-1" office:value-type="percentage" office:value="0" calcext:value-type="percentage">
            <text:p>0,00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36" calcext:value-type="float">
            <text:p>36</text:p>
          </table:table-cell>
          <table:table-cell table:formula="of:=[.AO66]/[.$H66]-1" office:value-type="percentage" office:value="0" calcext:value-type="percentage">
            <text:p>0,00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29" calcext:value-type="float">
            <text:p>29</text:p>
          </table:table-cell>
          <table:table-cell table:formula="of:=[.AS66]/[.$H66]-1" office:value-type="percentage" office:value="0" calcext:value-type="percentage">
            <text:p>0,00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33" calcext:value-type="float">
            <text:p>33</text:p>
          </table:table-cell>
          <table:table-cell table:formula="of:=[.AW66]/[.$H66]-1" office:value-type="percentage" office:value="0" calcext:value-type="percentage">
            <text:p>0,00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136" calcext:value-type="float">
            <text:p>136</text:p>
          </table:table-cell>
          <table:table-cell table:formula="of:=[.BA66]/[.$H66]-1" office:value-type="percentage" office:value="0" calcext:value-type="percentage">
            <text:p>0,00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131" calcext:value-type="float">
            <text:p>131</text:p>
          </table:table-cell>
          <table:table-cell table:formula="of:=[.BE66]/[.$H66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6.txt</text:p>
          </table:table-cell>
          <table:table-cell table:number-columns-repeated="3"/>
          <table:table-cell office:value-type="string" calcext:value-type="string">
            <text:p>station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M67]/[.H67]-1" office:value-type="percentage" office:value="0" calcext:value-type="percentage">
            <text:p>0,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Q67]/[.H67]-1" office:value-type="percentage" office:value="0" calcext:value-type="percentage">
            <text:p>0,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U67]/[.H67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formula="of:=[.AB67]/[.H67]-1" office:value-type="percentage" office:value="2.05422993492408" calcext:value-type="percentage">
            <text:p>205,42%</text:p>
          </table:table-cell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3" calcext:value-type="float">
            <text:p>3</text:p>
          </table:table-cell>
          <table:table-cell table:formula="of:=[.AG67]/[.H67]-1" office:value-type="percentage" office:value="0" calcext:value-type="percentage">
            <text:p>0,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formula="of:=[.AK67]/[.$H67]-1" office:value-type="percentage" office:value="0" calcext:value-type="percentage">
            <text:p>0,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formula="of:=[.AO67]/[.$H67]-1" office:value-type="percentage" office:value="0" calcext:value-type="percentage">
            <text:p>0,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formula="of:=[.AS67]/[.$H67]-1" office:value-type="percentage" office:value="0" calcext:value-type="percentage">
            <text:p>0,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formula="of:=[.AW67]/[.$H67]-1" office:value-type="percentage" office:value="0" calcext:value-type="percentage">
            <text:p>0,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formula="of:=[.BA67]/[.$H67]-1" office:value-type="percentage" office:value="0" calcext:value-type="percentage">
            <text:p>0,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formula="of:=[.BE67]/[.$H67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7.txt</text:p>
          </table:table-cell>
          <table:table-cell table:number-columns-repeated="3"/>
          <table:table-cell office:value-type="string" calcext:value-type="string">
            <text:p>station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333" calcext:value-type="float">
            <text:p>59333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60197" calcext:value-type="float">
            <text:p>60197</text:p>
          </table:table-cell>
          <table:table-cell office:value-type="float" office:value="0" calcext:value-type="float">
            <text:p>0</text:p>
          </table:table-cell>
          <table:table-cell table:formula="of:=[.M68]/[.H68]-1" office:value-type="percentage" office:value="0.0145618795611211" calcext:value-type="percentage">
            <text:p>1,46%</text:p>
          </table:table-cell>
          <table:table-cell/>
          <table:table-cell office:value-type="float" office:value="59753" calcext:value-type="float">
            <text:p>59753</text:p>
          </table:table-cell>
          <table:table-cell office:value-type="float" office:value="2000" calcext:value-type="float">
            <text:p>2000</text:p>
          </table:table-cell>
          <table:table-cell table:formula="of:=[.Q68]/[.H68]-1" office:value-type="percentage" office:value="0.00707869145332274" calcext:value-type="percentage">
            <text:p>0,71%</text:p>
          </table:table-cell>
          <table:table-cell/>
          <table:table-cell office:value-type="float" office:value="59690" calcext:value-type="float">
            <text:p>59690</text:p>
          </table:table-cell>
          <table:table-cell office:value-type="float" office:value="2007" calcext:value-type="float">
            <text:p>2007</text:p>
          </table:table-cell>
          <table:table-cell table:formula="of:=[.U68]/[.H68]-1" office:value-type="percentage" office:value="0.00601688773532438" calcext:value-type="percentage">
            <text:p>0,60%</text:p>
          </table:table-cell>
          <table:table-cell table:number-columns-repeated="4"/>
          <table:table-cell office:value-type="float" office:value="64249" calcext:value-type="float">
            <text:p>64249</text:p>
          </table:table-cell>
          <table:table-cell office:value-type="float" office:value="1" calcext:value-type="float">
            <text:p>1</text:p>
          </table:table-cell>
          <table:table-cell table:formula="of:=[.AB68]/[.H68]-1" office:value-type="percentage" office:value="0.082854398058416" calcext:value-type="percentage">
            <text:p>8,29%</text:p>
          </table:table-cell>
          <table:table-cell table:number-columns-repeated="2"/>
          <table:table-cell office:value-type="float" office:value="59592" calcext:value-type="float">
            <text:p>59592</text:p>
          </table:table-cell>
          <table:table-cell office:value-type="float" office:value="10007" calcext:value-type="float">
            <text:p>10007</text:p>
          </table:table-cell>
          <table:table-cell table:formula="of:=[.AG68]/[.H68]-1" office:value-type="percentage" office:value="0.0043651930628823" calcext:value-type="percentage">
            <text:p>0,44%</text:p>
          </table:table-cell>
          <table:table-cell/>
          <table:table-cell office:value-type="float" office:value="59477" calcext:value-type="float">
            <text:p>59477</text:p>
          </table:table-cell>
          <table:table-cell office:value-type="float" office:value="10007" calcext:value-type="float">
            <text:p>10007</text:p>
          </table:table-cell>
          <table:table-cell table:formula="of:=[.AK68]/[.$H68]-1" office:value-type="percentage" office:value="0.00242697992685348" calcext:value-type="percentage">
            <text:p>0,24%</text:p>
          </table:table-cell>
          <table:table-cell/>
          <table:table-cell office:value-type="float" office:value="59473" calcext:value-type="float">
            <text:p>59473</text:p>
          </table:table-cell>
          <table:table-cell office:value-type="float" office:value="10006" calcext:value-type="float">
            <text:p>10006</text:p>
          </table:table-cell>
          <table:table-cell table:formula="of:=[.AO68]/[.$H68]-1" office:value-type="percentage" office:value="0.00235956381777425" calcext:value-type="percentage">
            <text:p>0,24%</text:p>
          </table:table-cell>
          <table:table-cell/>
          <table:table-cell office:value-type="float" office:value="59371" calcext:value-type="float">
            <text:p>59371</text:p>
          </table:table-cell>
          <table:table-cell office:value-type="float" office:value="10005" calcext:value-type="float">
            <text:p>10005</text:p>
          </table:table-cell>
          <table:table-cell table:formula="of:=[.AS68]/[.$H68]-1" office:value-type="percentage" office:value="0.00064045303625293" calcext:value-type="percentage">
            <text:p>0,06%</text:p>
          </table:table-cell>
          <table:table-cell/>
          <table:table-cell office:value-type="float" office:value="59473" calcext:value-type="float">
            <text:p>59473</text:p>
          </table:table-cell>
          <table:table-cell office:value-type="float" office:value="10006" calcext:value-type="float">
            <text:p>10006</text:p>
          </table:table-cell>
          <table:table-cell table:formula="of:=[.AW68]/[.$H68]-1" office:value-type="percentage" office:value="0.00235956381777425" calcext:value-type="percentage">
            <text:p>0,24%</text:p>
          </table:table-cell>
          <table:table-cell/>
          <table:table-cell office:value-type="float" office:value="59581" calcext:value-type="float">
            <text:p>59581</text:p>
          </table:table-cell>
          <table:table-cell office:value-type="float" office:value="10001" calcext:value-type="float">
            <text:p>10001</text:p>
          </table:table-cell>
          <table:table-cell table:formula="of:=[.BA68]/[.$H68]-1" office:value-type="percentage" office:value="0.00417979876291441" calcext:value-type="percentage">
            <text:p>0,42%</text:p>
          </table:table-cell>
          <table:table-cell/>
          <table:table-cell office:value-type="float" office:value="59640" calcext:value-type="float">
            <text:p>59640</text:p>
          </table:table-cell>
          <table:table-cell office:value-type="float" office:value="10006" calcext:value-type="float">
            <text:p>10006</text:p>
          </table:table-cell>
          <table:table-cell table:formula="of:=[.BE68]/[.$H68]-1" office:value-type="percentage" office:value="0.00517418637183353" calcext:value-type="percentage">
            <text:p>0,52%</text:p>
          </table:table-cell>
        </table:table-row>
        <table:table-row table:style-name="ro1">
          <table:table-cell office:value-type="string" calcext:value-type="string">
            <text:p>../instances_addstationtime/InstanceB8.txt</text:p>
          </table:table-cell>
          <table:table-cell table:number-columns-repeated="3"/>
          <table:table-cell office:value-type="string" calcext:value-type="string">
            <text:p>station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300" calcext:value-type="float">
            <text:p>23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M69]/[.H69]-1" office:value-type="percentage" office:value="0" calcext:value-type="percentage">
            <text:p>0,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Q69]/[.H69]-1" office:value-type="percentage" office:value="0" calcext:value-type="percentage">
            <text:p>0,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U69]/[.H6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8198" calcext:value-type="float">
            <text:p>8198</text:p>
          </table:table-cell>
          <table:table-cell office:value-type="float" office:value="0" calcext:value-type="float">
            <text:p>0</text:p>
          </table:table-cell>
          <table:table-cell table:formula="of:=[.AB69]/[.H69]-1" office:value-type="percentage" office:value="2.56434782608696" calcext:value-type="percentage">
            <text:p>256,43%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4" calcext:value-type="float">
            <text:p>4</text:p>
          </table:table-cell>
          <table:table-cell table:formula="of:=[.AG69]/[.H69]-1" office:value-type="percentage" office:value="0" calcext:value-type="percentage">
            <text:p>0,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table:formula="of:=[.AK69]/[.$H69]-1" office:value-type="percentage" office:value="0" calcext:value-type="percentage">
            <text:p>0,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table:formula="of:=[.AO69]/[.$H69]-1" office:value-type="percentage" office:value="0" calcext:value-type="percentage">
            <text:p>0,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table:formula="of:=[.AS69]/[.$H69]-1" office:value-type="percentage" office:value="0" calcext:value-type="percentage">
            <text:p>0,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table:formula="of:=[.AW69]/[.$H69]-1" office:value-type="percentage" office:value="0" calcext:value-type="percentage">
            <text:p>0,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  <table:table-cell table:formula="of:=[.BA69]/[.$H69]-1" office:value-type="percentage" office:value="0" calcext:value-type="percentage">
            <text:p>0,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  <table:table-cell table:formula="of:=[.BE69]/[.$H69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9.txt</text:p>
          </table:table-cell>
          <table:table-cell table:number-columns-repeated="3"/>
          <table:table-cell office:value-type="string" calcext:value-type="string">
            <text:p>station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2006" calcext:value-type="float">
            <text:p>1200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006" calcext:value-type="float">
            <text:p>12006</text:p>
          </table:table-cell>
          <table:table-cell office:value-type="float" office:value="0" calcext:value-type="float">
            <text:p>0</text:p>
          </table:table-cell>
          <table:table-cell table:formula="of:=[.M70]/[.H70]-1" office:value-type="percentage" office:value="0" calcext:value-type="percentage">
            <text:p>0,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450" calcext:value-type="float">
            <text:p>450</text:p>
          </table:table-cell>
          <table:table-cell table:formula="of:=[.Q70]/[.H70]-1" office:value-type="percentage" office:value="0" calcext:value-type="percentage">
            <text:p>0,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2015" calcext:value-type="float">
            <text:p>2015</text:p>
          </table:table-cell>
          <table:table-cell table:formula="of:=[.U70]/[.H7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6246" calcext:value-type="float">
            <text:p>16246</text:p>
          </table:table-cell>
          <table:table-cell office:value-type="float" office:value="0" calcext:value-type="float">
            <text:p>0</text:p>
          </table:table-cell>
          <table:table-cell table:formula="of:=[.AB70]/[.H70]-1" office:value-type="percentage" office:value="0.353156754955855" calcext:value-type="percentage">
            <text:p>35,32%</text:p>
          </table:table-cell>
          <table:table-cell table:number-columns-repeated="2"/>
          <table:table-cell office:value-type="float" office:value="12006" calcext:value-type="float">
            <text:p>12006</text:p>
          </table:table-cell>
          <table:table-cell office:value-type="float" office:value="10011" calcext:value-type="float">
            <text:p>10011</text:p>
          </table:table-cell>
          <table:table-cell table:formula="of:=[.AG70]/[.H70]-1" office:value-type="percentage" office:value="0" calcext:value-type="percentage">
            <text:p>0,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10013" calcext:value-type="float">
            <text:p>10013</text:p>
          </table:table-cell>
          <table:table-cell table:formula="of:=[.AK70]/[.$H70]-1" office:value-type="percentage" office:value="0" calcext:value-type="percentage">
            <text:p>0,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10015" calcext:value-type="float">
            <text:p>10015</text:p>
          </table:table-cell>
          <table:table-cell table:formula="of:=[.AO70]/[.$H70]-1" office:value-type="percentage" office:value="0" calcext:value-type="percentage">
            <text:p>0,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10015" calcext:value-type="float">
            <text:p>10015</text:p>
          </table:table-cell>
          <table:table-cell table:formula="of:=[.AS70]/[.$H70]-1" office:value-type="percentage" office:value="0" calcext:value-type="percentage">
            <text:p>0,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10015" calcext:value-type="float">
            <text:p>10015</text:p>
          </table:table-cell>
          <table:table-cell table:formula="of:=[.AW70]/[.$H70]-1" office:value-type="percentage" office:value="0" calcext:value-type="percentage">
            <text:p>0,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10002" calcext:value-type="float">
            <text:p>10002</text:p>
          </table:table-cell>
          <table:table-cell table:formula="of:=[.BA70]/[.$H70]-1" office:value-type="percentage" office:value="0" calcext:value-type="percentage">
            <text:p>0,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10003" calcext:value-type="float">
            <text:p>10003</text:p>
          </table:table-cell>
          <table:table-cell table:formula="of:=[.BE70]/[.$H70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10.txt</text:p>
          </table:table-cell>
          <table:table-cell table:number-columns-repeated="3"/>
          <table:table-cell office:value-type="string" calcext:value-type="string">
            <text:p>station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8761" calcext:value-type="float">
            <text:p>87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060" calcext:value-type="float">
            <text:p>9060</text:p>
          </table:table-cell>
          <table:table-cell office:value-type="float" office:value="0" calcext:value-type="float">
            <text:p>0</text:p>
          </table:table-cell>
          <table:table-cell table:formula="of:=[.M71]/[.H71]-1" office:value-type="percentage" office:value="0.0341285241410798" calcext:value-type="percentage">
            <text:p>3,41%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2" calcext:value-type="float">
            <text:p>2</text:p>
          </table:table-cell>
          <table:table-cell table:formula="of:=[.Q71]/[.H71]-1" office:value-type="percentage" office:value="0" calcext:value-type="percentage">
            <text:p>0,00%</text:p>
          </table:table-cell>
          <table:table-cell/>
          <table:table-cell office:value-type="float" office:value="9041" calcext:value-type="float">
            <text:p>9041</text:p>
          </table:table-cell>
          <table:table-cell office:value-type="float" office:value="2" calcext:value-type="float">
            <text:p>2</text:p>
          </table:table-cell>
          <table:table-cell table:formula="of:=[.U71]/[.H71]-1" office:value-type="percentage" office:value="0.031959821938135" calcext:value-type="percentage">
            <text:p>3,20%</text:p>
          </table:table-cell>
          <table:table-cell table:number-columns-repeated="4"/>
          <table:table-cell office:value-type="float" office:value="12152" calcext:value-type="float">
            <text:p>12152</text:p>
          </table:table-cell>
          <table:table-cell office:value-type="float" office:value="0" calcext:value-type="float">
            <text:p>0</text:p>
          </table:table-cell>
          <table:table-cell table:formula="of:=[.AB71]/[.H71]-1" office:value-type="percentage" office:value="0.387056272115055" calcext:value-type="percentage">
            <text:p>38,71%</text:p>
          </table:table-cell>
          <table:table-cell table:number-columns-repeated="2"/>
          <table:table-cell office:value-type="float" office:value="8761" calcext:value-type="float">
            <text:p>8761</text:p>
          </table:table-cell>
          <table:table-cell office:value-type="float" office:value="6" calcext:value-type="float">
            <text:p>6</text:p>
          </table:table-cell>
          <table:table-cell table:formula="of:=[.AG71]/[.H71]-1" office:value-type="percentage" office:value="0" calcext:value-type="percentage">
            <text:p>0,00%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4" calcext:value-type="float">
            <text:p>4</text:p>
          </table:table-cell>
          <table:table-cell table:formula="of:=[.AK71]/[.$H71]-1" office:value-type="percentage" office:value="0" calcext:value-type="percentage">
            <text:p>0,00%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5" calcext:value-type="float">
            <text:p>5</text:p>
          </table:table-cell>
          <table:table-cell table:formula="of:=[.AO71]/[.$H71]-1" office:value-type="percentage" office:value="0" calcext:value-type="percentage">
            <text:p>0,00%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3" calcext:value-type="float">
            <text:p>3</text:p>
          </table:table-cell>
          <table:table-cell table:formula="of:=[.AS71]/[.$H71]-1" office:value-type="percentage" office:value="0" calcext:value-type="percentage">
            <text:p>0,00%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3" calcext:value-type="float">
            <text:p>3</text:p>
          </table:table-cell>
          <table:table-cell table:formula="of:=[.AW71]/[.$H71]-1" office:value-type="percentage" office:value="0" calcext:value-type="percentage">
            <text:p>0,00%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table:formula="of:=[.BA71]/[.$H71]-1" office:value-type="percentage" office:value="0" calcext:value-type="percentage">
            <text:p>0,00%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table:formula="of:=[.BE71]/[.$H71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11.txt</text:p>
          </table:table-cell>
          <table:table-cell table:number-columns-repeated="3"/>
          <table:table-cell office:value-type="string" calcext:value-type="string">
            <text:p>station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2973" calcext:value-type="float">
            <text:p>72973</text:p>
          </table:table-cell>
          <table:table-cell office:value-type="float" office:value="444" calcext:value-type="float">
            <text:p>444</text:p>
          </table:table-cell>
          <table:table-cell table:number-columns-repeated="3"/>
          <table:table-cell office:value-type="float" office:value="74141" calcext:value-type="float">
            <text:p>74141</text:p>
          </table:table-cell>
          <table:table-cell office:value-type="float" office:value="1" calcext:value-type="float">
            <text:p>1</text:p>
          </table:table-cell>
          <table:table-cell table:formula="of:=[.M72]/[.H72]-1" office:value-type="percentage" office:value="0.0160059199978073" calcext:value-type="percentage">
            <text:p>1,60%</text:p>
          </table:table-cell>
          <table:table-cell/>
          <table:table-cell office:value-type="float" office:value="73483" calcext:value-type="float">
            <text:p>73483</text:p>
          </table:table-cell>
          <table:table-cell office:value-type="float" office:value="2000" calcext:value-type="float">
            <text:p>2000</text:p>
          </table:table-cell>
          <table:table-cell table:formula="of:=[.Q72]/[.H72]-1" office:value-type="percentage" office:value="0.00698888630041239" calcext:value-type="percentage">
            <text:p>0,70%</text:p>
          </table:table-cell>
          <table:table-cell/>
          <table:table-cell office:value-type="float" office:value="73103" calcext:value-type="float">
            <text:p>73103</text:p>
          </table:table-cell>
          <table:table-cell office:value-type="float" office:value="2005" calcext:value-type="float">
            <text:p>2005</text:p>
          </table:table-cell>
          <table:table-cell table:formula="of:=[.U72]/[.H72]-1" office:value-type="percentage" office:value="0.00178148082167384" calcext:value-type="percentage">
            <text:p>0,18%</text:p>
          </table:table-cell>
          <table:table-cell table:number-columns-repeated="4"/>
          <table:table-cell office:value-type="float" office:value="89298" calcext:value-type="float">
            <text:p>89298</text:p>
          </table:table-cell>
          <table:table-cell office:value-type="float" office:value="1" calcext:value-type="float">
            <text:p>1</text:p>
          </table:table-cell>
          <table:table-cell table:formula="of:=[.AB72]/[.H72]-1" office:value-type="percentage" office:value="0.223712880106341" calcext:value-type="percentage">
            <text:p>22,37%</text:p>
          </table:table-cell>
          <table:table-cell table:number-columns-repeated="2"/>
          <table:table-cell office:value-type="float" office:value="73629" calcext:value-type="float">
            <text:p>73629</text:p>
          </table:table-cell>
          <table:table-cell office:value-type="float" office:value="10007" calcext:value-type="float">
            <text:p>10007</text:p>
          </table:table-cell>
          <table:table-cell table:formula="of:=[.AG72]/[.H72]-1" office:value-type="percentage" office:value="0.00898962630013833" calcext:value-type="percentage">
            <text:p>0,90%</text:p>
          </table:table-cell>
          <table:table-cell/>
          <table:table-cell office:value-type="float" office:value="73559" calcext:value-type="float">
            <text:p>73559</text:p>
          </table:table-cell>
          <table:table-cell office:value-type="float" office:value="10007" calcext:value-type="float">
            <text:p>10007</text:p>
          </table:table-cell>
          <table:table-cell table:formula="of:=[.AK72]/[.$H72]-1" office:value-type="percentage" office:value="0.00803036739616014" calcext:value-type="percentage">
            <text:p>0,80%</text:p>
          </table:table-cell>
          <table:table-cell/>
          <table:table-cell office:value-type="float" office:value="72973" calcext:value-type="float">
            <text:p>72973</text:p>
          </table:table-cell>
          <table:table-cell office:value-type="float" office:value="10008" calcext:value-type="float">
            <text:p>10008</text:p>
          </table:table-cell>
          <table:table-cell table:formula="of:=[.AO72]/[.$H72]-1" office:value-type="percentage" office:value="0" calcext:value-type="percentage">
            <text:p>0,00%</text:p>
          </table:table-cell>
          <table:table-cell/>
          <table:table-cell office:value-type="float" office:value="72973" calcext:value-type="float">
            <text:p>72973</text:p>
          </table:table-cell>
          <table:table-cell office:value-type="float" office:value="10007" calcext:value-type="float">
            <text:p>10007</text:p>
          </table:table-cell>
          <table:table-cell table:formula="of:=[.AS72]/[.$H72]-1" office:value-type="percentage" office:value="0" calcext:value-type="percentage">
            <text:p>0,00%</text:p>
          </table:table-cell>
          <table:table-cell/>
          <table:table-cell office:value-type="float" office:value="72973" calcext:value-type="float">
            <text:p>72973</text:p>
          </table:table-cell>
          <table:table-cell office:value-type="float" office:value="10007" calcext:value-type="float">
            <text:p>10007</text:p>
          </table:table-cell>
          <table:table-cell table:formula="of:=[.AW72]/[.$H72]-1" office:value-type="percentage" office:value="0" calcext:value-type="percentage">
            <text:p>0,00%</text:p>
          </table:table-cell>
          <table:table-cell/>
          <table:table-cell office:value-type="float" office:value="73067" calcext:value-type="float">
            <text:p>73067</text:p>
          </table:table-cell>
          <table:table-cell office:value-type="float" office:value="10006" calcext:value-type="float">
            <text:p>10006</text:p>
          </table:table-cell>
          <table:table-cell table:formula="of:=[.BA72]/[.$H72]-1" office:value-type="percentage" office:value="0.00128814767105645" calcext:value-type="percentage">
            <text:p>0,13%</text:p>
          </table:table-cell>
          <table:table-cell/>
          <table:table-cell office:value-type="float" office:value="73290" calcext:value-type="float">
            <text:p>73290</text:p>
          </table:table-cell>
          <table:table-cell office:value-type="float" office:value="10002" calcext:value-type="float">
            <text:p>10002</text:p>
          </table:table-cell>
          <table:table-cell table:formula="of:=[.BE72]/[.$H72]-1" office:value-type="percentage" office:value="0.00434407246515844" calcext:value-type="percentage">
            <text:p>0,43%</text:p>
          </table:table-cell>
        </table:table-row>
        <table:table-row table:style-name="ro1">
          <table:table-cell office:value-type="string" calcext:value-type="string">
            <text:p>../instances_addstationtime/InstanceB12.txt</text:p>
          </table:table-cell>
          <table:table-cell table:number-columns-repeated="3"/>
          <table:table-cell office:value-type="string" calcext:value-type="string">
            <text:p>station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909" calcext:value-type="float">
            <text:p>16909</text:p>
          </table:table-cell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23789" calcext:value-type="float">
            <text:p>23789</text:p>
          </table:table-cell>
          <table:table-cell office:value-type="float" office:value="0" calcext:value-type="float">
            <text:p>0</text:p>
          </table:table-cell>
          <table:table-cell table:formula="of:=[.M73]/[.H73]-1" office:value-type="percentage" office:value="0.406883907978" calcext:value-type="percentage">
            <text:p>40,69%</text:p>
          </table:table-cell>
          <table:table-cell/>
          <table:table-cell office:value-type="float" office:value="18047" calcext:value-type="float">
            <text:p>18047</text:p>
          </table:table-cell>
          <table:table-cell office:value-type="float" office:value="2000" calcext:value-type="float">
            <text:p>2000</text:p>
          </table:table-cell>
          <table:table-cell table:formula="of:=[.Q73]/[.H73]-1" office:value-type="percentage" office:value="0.0673014371045007" calcext:value-type="percentage">
            <text:p>6,73%</text:p>
          </table:table-cell>
          <table:table-cell/>
          <table:table-cell office:value-type="float" office:value="17326" calcext:value-type="float">
            <text:p>17326</text:p>
          </table:table-cell>
          <table:table-cell office:value-type="float" office:value="2002" calcext:value-type="float">
            <text:p>2002</text:p>
          </table:table-cell>
          <table:table-cell table:formula="of:=[.U73]/[.H73]-1" office:value-type="percentage" office:value="0.0246614229108759" calcext:value-type="percentage">
            <text:p>2,47%</text:p>
          </table:table-cell>
          <table:table-cell table:number-columns-repeated="4"/>
          <table:table-cell office:value-type="float" office:value="54050" calcext:value-type="float">
            <text:p>54050</text:p>
          </table:table-cell>
          <table:table-cell office:value-type="float" office:value="1" calcext:value-type="float">
            <text:p>1</text:p>
          </table:table-cell>
          <table:table-cell table:formula="of:=[.AB73]/[.H73]-1" office:value-type="percentage" office:value="2.19652256194926" calcext:value-type="percentage">
            <text:p>219,65%</text:p>
          </table:table-cell>
          <table:table-cell table:number-columns-repeated="2"/>
          <table:table-cell office:value-type="float" office:value="16997" calcext:value-type="float">
            <text:p>16997</text:p>
          </table:table-cell>
          <table:table-cell office:value-type="float" office:value="10009" calcext:value-type="float">
            <text:p>10009</text:p>
          </table:table-cell>
          <table:table-cell table:formula="of:=[.AG73]/[.H73]-1" office:value-type="percentage" office:value="0.00520432905553259" calcext:value-type="percentage">
            <text:p>0,52%</text:p>
          </table:table-cell>
          <table:table-cell/>
          <table:table-cell office:value-type="float" office:value="17140" calcext:value-type="float">
            <text:p>17140</text:p>
          </table:table-cell>
          <table:table-cell office:value-type="float" office:value="10009" calcext:value-type="float">
            <text:p>10009</text:p>
          </table:table-cell>
          <table:table-cell table:formula="of:=[.AK73]/[.$H73]-1" office:value-type="percentage" office:value="0.013661363770773" calcext:value-type="percentage">
            <text:p>1,37%</text:p>
          </table:table-cell>
          <table:table-cell/>
          <table:table-cell office:value-type="float" office:value="16909" calcext:value-type="float">
            <text:p>16909</text:p>
          </table:table-cell>
          <table:table-cell office:value-type="float" office:value="10012" calcext:value-type="float">
            <text:p>10012</text:p>
          </table:table-cell>
          <table:table-cell table:formula="of:=[.AO73]/[.$H73]-1" office:value-type="percentage" office:value="0" calcext:value-type="percentage">
            <text:p>0,00%</text:p>
          </table:table-cell>
          <table:table-cell/>
          <table:table-cell office:value-type="float" office:value="18223" calcext:value-type="float">
            <text:p>18223</text:p>
          </table:table-cell>
          <table:table-cell office:value-type="float" office:value="10008" calcext:value-type="float">
            <text:p>10008</text:p>
          </table:table-cell>
          <table:table-cell table:formula="of:=[.AS73]/[.$H73]-1" office:value-type="percentage" office:value="0.0777100952155656" calcext:value-type="percentage">
            <text:p>7,77%</text:p>
          </table:table-cell>
          <table:table-cell/>
          <table:table-cell office:value-type="float" office:value="17015" calcext:value-type="float">
            <text:p>17015</text:p>
          </table:table-cell>
          <table:table-cell office:value-type="float" office:value="10010" calcext:value-type="float">
            <text:p>10010</text:p>
          </table:table-cell>
          <table:table-cell table:formula="of:=[.AW73]/[.$H73]-1" office:value-type="percentage" office:value="0.00626885090780061" calcext:value-type="percentage">
            <text:p>0,63%</text:p>
          </table:table-cell>
          <table:table-cell/>
          <table:table-cell office:value-type="float" office:value="17385" calcext:value-type="float">
            <text:p>17385</text:p>
          </table:table-cell>
          <table:table-cell office:value-type="float" office:value="10001" calcext:value-type="float">
            <text:p>10001</text:p>
          </table:table-cell>
          <table:table-cell table:formula="of:=[.BA73]/[.$H73]-1" office:value-type="percentage" office:value="0.0281506889821987" calcext:value-type="percentage">
            <text:p>2,82%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0004" calcext:value-type="float">
            <text:p>10004</text:p>
          </table:table-cell>
          <table:table-cell table:formula="of:=[.BE73]/[.$H73]-1" office:value-type="percentage" office:value="0.0237743213673192" calcext:value-type="percentage">
            <text:p>2,3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9:12:39.372077649</meta:creation-date>
    <dc:date>2023-03-18T18:05:58.117000000</dc:date>
    <meta:editing-duration>PT8H58M6S</meta:editing-duration>
    <meta:editing-cycles>10</meta:editing-cycles>
    <meta:generator>LibreOffice/7.5.1.2$Windows_X86_64 LibreOffice_project/fcbaee479e84c6cd81291587d2ee68cba099e129</meta:generator>
    <meta:document-statistic meta:table-count="1" meta:cell-count="2799" meta:object-count="0"/>
  </office:meta>
</office:document-meta>
</file>